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8.72pt" svg:height="254.92pt" svg:x="133.17pt" svg:y="8.53pt">
            <loext:p draw:notify-on-update-of-ranges="Sheet1.A1:Sheet1.A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73.57pt" svg:height="254.92pt" svg:x="129.03pt" svg:y="266.66pt">
            <loext:p draw:notify-on-update-of-ranges="Sheet1.B1:Sheet1.B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26385" calcext:value-type="float">
            <text:p>126385</text:p>
          </table:table-cell>
          <table:table-cell office:value-type="float" office:value="184016" calcext:value-type="float">
            <text:p>184016</text:p>
          </table:table-cell>
        </table:table-row>
        <table:table-row table:style-name="ro1">
          <table:table-cell office:value-type="float" office:value="88989" calcext:value-type="float">
            <text:p>88989</text:p>
          </table:table-cell>
          <table:table-cell office:value-type="float" office:value="188867" calcext:value-type="float">
            <text:p>188867</text:p>
          </table:table-cell>
        </table:table-row>
        <table:table-row table:style-name="ro1">
          <table:table-cell office:value-type="float" office:value="126823" calcext:value-type="float">
            <text:p>126823</text:p>
          </table:table-cell>
          <table:table-cell office:value-type="float" office:value="141607" calcext:value-type="float">
            <text:p>141607</text:p>
          </table:table-cell>
        </table:table-row>
        <table:table-row table:style-name="ro1">
          <table:table-cell office:value-type="float" office:value="122126" calcext:value-type="float">
            <text:p>122126</text:p>
          </table:table-cell>
          <table:table-cell office:value-type="float" office:value="185967" calcext:value-type="float">
            <text:p>185967</text:p>
          </table:table-cell>
        </table:table-row>
        <table:table-row table:style-name="ro1">
          <table:table-cell office:value-type="float" office:value="89892" calcext:value-type="float">
            <text:p>89892</text:p>
          </table:table-cell>
          <table:table-cell office:value-type="float" office:value="202071" calcext:value-type="float">
            <text:p>202071</text:p>
          </table:table-cell>
        </table:table-row>
        <table:table-row table:style-name="ro1">
          <table:table-cell office:value-type="float" office:value="84419" calcext:value-type="float">
            <text:p>84419</text:p>
          </table:table-cell>
          <table:table-cell office:value-type="float" office:value="205492" calcext:value-type="float">
            <text:p>205492</text:p>
          </table:table-cell>
        </table:table-row>
        <table:table-row table:style-name="ro1">
          <table:table-cell office:value-type="float" office:value="83899" calcext:value-type="float">
            <text:p>83899</text:p>
          </table:table-cell>
          <table:table-cell office:value-type="float" office:value="203954" calcext:value-type="float">
            <text:p>203954</text:p>
          </table:table-cell>
        </table:table-row>
        <table:table-row table:style-name="ro1">
          <table:table-cell office:value-type="float" office:value="87458" calcext:value-type="float">
            <text:p>87458</text:p>
          </table:table-cell>
          <table:table-cell office:value-type="float" office:value="192918" calcext:value-type="float">
            <text:p>192918</text:p>
          </table:table-cell>
        </table:table-row>
        <table:table-row table:style-name="ro1">
          <table:table-cell office:value-type="float" office:value="82113" calcext:value-type="float">
            <text:p>82113</text:p>
          </table:table-cell>
          <table:table-cell office:value-type="float" office:value="218120" calcext:value-type="float">
            <text:p>218120</text:p>
          </table:table-cell>
        </table:table-row>
        <table:table-row table:style-name="ro1">
          <table:table-cell office:value-type="float" office:value="85933" calcext:value-type="float">
            <text:p>85933</text:p>
          </table:table-cell>
          <table:table-cell office:value-type="float" office:value="201899" calcext:value-type="float">
            <text:p>201899</text:p>
          </table:table-cell>
        </table:table-row>
        <table:table-row table:style-name="ro1">
          <table:table-cell office:value-type="float" office:value="85374" calcext:value-type="float">
            <text:p>85374</text:p>
          </table:table-cell>
          <table:table-cell office:value-type="float" office:value="200533" calcext:value-type="float">
            <text:p>200533</text:p>
          </table:table-cell>
        </table:table-row>
        <table:table-row table:style-name="ro1">
          <table:table-cell office:value-type="float" office:value="89369" calcext:value-type="float">
            <text:p>89369</text:p>
          </table:table-cell>
          <table:table-cell office:value-type="float" office:value="136344" calcext:value-type="float">
            <text:p>136344</text:p>
          </table:table-cell>
        </table:table-row>
        <table:table-row table:style-name="ro1">
          <table:table-cell office:value-type="float" office:value="83655" calcext:value-type="float">
            <text:p>83655</text:p>
          </table:table-cell>
          <table:table-cell office:value-type="float" office:value="138032" calcext:value-type="float">
            <text:p>138032</text:p>
          </table:table-cell>
        </table:table-row>
        <table:table-row table:style-name="ro1">
          <table:table-cell office:value-type="float" office:value="83663" calcext:value-type="float">
            <text:p>83663</text:p>
          </table:table-cell>
          <table:table-cell office:value-type="float" office:value="135540" calcext:value-type="float">
            <text:p>135540</text:p>
          </table:table-cell>
        </table:table-row>
        <table:table-row table:style-name="ro1">
          <table:table-cell office:value-type="float" office:value="86916" calcext:value-type="float">
            <text:p>86916</text:p>
          </table:table-cell>
          <table:table-cell office:value-type="float" office:value="137375" calcext:value-type="float">
            <text:p>137375</text:p>
          </table:table-cell>
        </table:table-row>
        <table:table-row table:style-name="ro1">
          <table:table-cell office:value-type="float" office:value="86593" calcext:value-type="float">
            <text:p>86593</text:p>
          </table:table-cell>
          <table:table-cell office:value-type="float" office:value="137106" calcext:value-type="float">
            <text:p>137106</text:p>
          </table:table-cell>
        </table:table-row>
        <table:table-row table:style-name="ro1">
          <table:table-cell office:value-type="float" office:value="80940" calcext:value-type="float">
            <text:p>80940</text:p>
          </table:table-cell>
          <table:table-cell office:value-type="float" office:value="137390" calcext:value-type="float">
            <text:p>137390</text:p>
          </table:table-cell>
        </table:table-row>
        <table:table-row table:style-name="ro1">
          <table:table-cell office:value-type="float" office:value="82820" calcext:value-type="float">
            <text:p>82820</text:p>
          </table:table-cell>
          <table:table-cell office:value-type="float" office:value="144371" calcext:value-type="float">
            <text:p>144371</text:p>
          </table:table-cell>
        </table:table-row>
        <table:table-row table:style-name="ro1">
          <table:table-cell office:value-type="float" office:value="87984" calcext:value-type="float">
            <text:p>87984</text:p>
          </table:table-cell>
          <table:table-cell office:value-type="float" office:value="139371" calcext:value-type="float">
            <text:p>139371</text:p>
          </table:table-cell>
        </table:table-row>
        <table:table-row table:style-name="ro1">
          <table:table-cell office:value-type="float" office:value="80508" calcext:value-type="float">
            <text:p>80508</text:p>
          </table:table-cell>
          <table:table-cell office:value-type="float" office:value="142373" calcext:value-type="float">
            <text:p>142373</text:p>
          </table:table-cell>
        </table:table-row>
        <table:table-row table:style-name="ro1">
          <table:table-cell office:value-type="float" office:value="80467" calcext:value-type="float">
            <text:p>80467</text:p>
          </table:table-cell>
          <table:table-cell office:value-type="float" office:value="140806" calcext:value-type="float">
            <text:p>140806</text:p>
          </table:table-cell>
        </table:table-row>
        <table:table-row table:style-name="ro1">
          <table:table-cell office:value-type="float" office:value="81064" calcext:value-type="float">
            <text:p>81064</text:p>
          </table:table-cell>
          <table:table-cell office:value-type="float" office:value="140120" calcext:value-type="float">
            <text:p>140120</text:p>
          </table:table-cell>
        </table:table-row>
        <table:table-row table:style-name="ro1">
          <table:table-cell office:value-type="float" office:value="142457" calcext:value-type="float">
            <text:p>142457</text:p>
          </table:table-cell>
          <table:table-cell office:value-type="float" office:value="138317" calcext:value-type="float">
            <text:p>138317</text:p>
          </table:table-cell>
        </table:table-row>
        <table:table-row table:style-name="ro1">
          <table:table-cell office:value-type="float" office:value="147148" calcext:value-type="float">
            <text:p>147148</text:p>
          </table:table-cell>
          <table:table-cell office:value-type="float" office:value="139179" calcext:value-type="float">
            <text:p>139179</text:p>
          </table:table-cell>
        </table:table-row>
        <table:table-row table:style-name="ro1">
          <table:table-cell office:value-type="float" office:value="142388" calcext:value-type="float">
            <text:p>142388</text:p>
          </table:table-cell>
          <table:table-cell office:value-type="float" office:value="138766" calcext:value-type="float">
            <text:p>138766</text:p>
          </table:table-cell>
        </table:table-row>
        <table:table-row table:style-name="ro1">
          <table:table-cell office:value-type="float" office:value="142743" calcext:value-type="float">
            <text:p>142743</text:p>
          </table:table-cell>
          <table:table-cell office:value-type="float" office:value="142303" calcext:value-type="float">
            <text:p>142303</text:p>
          </table:table-cell>
        </table:table-row>
        <table:table-row table:style-name="ro1">
          <table:table-cell office:value-type="float" office:value="146866" calcext:value-type="float">
            <text:p>146866</text:p>
          </table:table-cell>
          <table:table-cell office:value-type="float" office:value="144607" calcext:value-type="float">
            <text:p>144607</text:p>
          </table:table-cell>
        </table:table-row>
        <table:table-row table:style-name="ro1">
          <table:table-cell office:value-type="float" office:value="146217" calcext:value-type="float">
            <text:p>146217</text:p>
          </table:table-cell>
          <table:table-cell office:value-type="float" office:value="142193" calcext:value-type="float">
            <text:p>142193</text:p>
          </table:table-cell>
        </table:table-row>
        <table:table-row table:style-name="ro1">
          <table:table-cell office:value-type="float" office:value="143851" calcext:value-type="float">
            <text:p>143851</text:p>
          </table:table-cell>
          <table:table-cell office:value-type="float" office:value="138290" calcext:value-type="float">
            <text:p>138290</text:p>
          </table:table-cell>
        </table:table-row>
        <table:table-row table:style-name="ro1">
          <table:table-cell office:value-type="float" office:value="151740" calcext:value-type="float">
            <text:p>151740</text:p>
          </table:table-cell>
          <table:table-cell office:value-type="float" office:value="140320" calcext:value-type="float">
            <text:p>140320</text:p>
          </table:table-cell>
        </table:table-row>
        <table:table-row table:style-name="ro1">
          <table:table-cell office:value-type="float" office:value="154906" calcext:value-type="float">
            <text:p>154906</text:p>
          </table:table-cell>
          <table:table-cell office:value-type="float" office:value="140980" calcext:value-type="float">
            <text:p>140980</text:p>
          </table:table-cell>
        </table:table-row>
        <table:table-row table:style-name="ro1">
          <table:table-cell office:value-type="float" office:value="146623" calcext:value-type="float">
            <text:p>146623</text:p>
          </table:table-cell>
          <table:table-cell office:value-type="float" office:value="139580" calcext:value-type="float">
            <text:p>139580</text:p>
          </table:table-cell>
        </table:table-row>
        <table:table-row table:style-name="ro1">
          <table:table-cell office:value-type="float" office:value="144666" calcext:value-type="float">
            <text:p>144666</text:p>
          </table:table-cell>
          <table:table-cell office:value-type="float" office:value="138653" calcext:value-type="float">
            <text:p>138653</text:p>
          </table:table-cell>
        </table:table-row>
        <table:table-row table:style-name="ro1">
          <table:table-cell office:value-type="float" office:value="146027" calcext:value-type="float">
            <text:p>146027</text:p>
          </table:table-cell>
          <table:table-cell office:value-type="float" office:value="148913" calcext:value-type="float">
            <text:p>148913</text:p>
          </table:table-cell>
        </table:table-row>
        <table:table-row table:style-name="ro1">
          <table:table-cell office:value-type="float" office:value="150559" calcext:value-type="float">
            <text:p>150559</text:p>
          </table:table-cell>
          <table:table-cell office:value-type="float" office:value="138861" calcext:value-type="float">
            <text:p>138861</text:p>
          </table:table-cell>
        </table:table-row>
        <table:table-row table:style-name="ro1">
          <table:table-cell office:value-type="float" office:value="153407" calcext:value-type="float">
            <text:p>153407</text:p>
          </table:table-cell>
          <table:table-cell office:value-type="float" office:value="140671" calcext:value-type="float">
            <text:p>140671</text:p>
          </table:table-cell>
        </table:table-row>
        <table:table-row table:style-name="ro1">
          <table:table-cell office:value-type="float" office:value="156336" calcext:value-type="float">
            <text:p>156336</text:p>
          </table:table-cell>
          <table:table-cell office:value-type="float" office:value="138136" calcext:value-type="float">
            <text:p>138136</text:p>
          </table:table-cell>
        </table:table-row>
        <table:table-row table:style-name="ro1">
          <table:table-cell office:value-type="float" office:value="156241" calcext:value-type="float">
            <text:p>156241</text:p>
          </table:table-cell>
          <table:table-cell office:value-type="float" office:value="146015" calcext:value-type="float">
            <text:p>146015</text:p>
          </table:table-cell>
        </table:table-row>
        <table:table-row table:style-name="ro1">
          <table:table-cell office:value-type="float" office:value="148334" calcext:value-type="float">
            <text:p>148334</text:p>
          </table:table-cell>
          <table:table-cell office:value-type="float" office:value="141374" calcext:value-type="float">
            <text:p>141374</text:p>
          </table:table-cell>
        </table:table-row>
        <table:table-row table:style-name="ro1">
          <table:table-cell office:value-type="float" office:value="146192" calcext:value-type="float">
            <text:p>146192</text:p>
          </table:table-cell>
          <table:table-cell office:value-type="float" office:value="141735" calcext:value-type="float">
            <text:p>141735</text:p>
          </table:table-cell>
        </table:table-row>
        <table:table-row table:style-name="ro1">
          <table:table-cell office:value-type="float" office:value="152183" calcext:value-type="float">
            <text:p>152183</text:p>
          </table:table-cell>
          <table:table-cell office:value-type="float" office:value="144105" calcext:value-type="float">
            <text:p>144105</text:p>
          </table:table-cell>
        </table:table-row>
        <table:table-row table:style-name="ro1">
          <table:table-cell office:value-type="float" office:value="147138" calcext:value-type="float">
            <text:p>147138</text:p>
          </table:table-cell>
          <table:table-cell office:value-type="float" office:value="144749" calcext:value-type="float">
            <text:p>144749</text:p>
          </table:table-cell>
        </table:table-row>
        <table:table-row table:style-name="ro1">
          <table:table-cell office:value-type="float" office:value="144405" calcext:value-type="float">
            <text:p>144405</text:p>
          </table:table-cell>
          <table:table-cell office:value-type="float" office:value="141887" calcext:value-type="float">
            <text:p>141887</text:p>
          </table:table-cell>
        </table:table-row>
        <table:table-row table:style-name="ro1">
          <table:table-cell office:value-type="float" office:value="158778" calcext:value-type="float">
            <text:p>158778</text:p>
          </table:table-cell>
          <table:table-cell office:value-type="float" office:value="147871" calcext:value-type="float">
            <text:p>147871</text:p>
          </table:table-cell>
        </table:table-row>
        <table:table-row table:style-name="ro1">
          <table:table-cell office:value-type="float" office:value="144877" calcext:value-type="float">
            <text:p>144877</text:p>
          </table:table-cell>
          <table:table-cell office:value-type="float" office:value="141441" calcext:value-type="float">
            <text:p>141441</text:p>
          </table:table-cell>
        </table:table-row>
        <table:table-row table:style-name="ro1">
          <table:table-cell office:value-type="float" office:value="141699" calcext:value-type="float">
            <text:p>141699</text:p>
          </table:table-cell>
          <table:table-cell office:value-type="float" office:value="143969" calcext:value-type="float">
            <text:p>143969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153225" calcext:value-type="float">
            <text:p>153225</text:p>
          </table:table-cell>
        </table:table-row>
        <table:table-row table:style-name="ro1">
          <table:table-cell office:value-type="float" office:value="172513" calcext:value-type="float">
            <text:p>172513</text:p>
          </table:table-cell>
          <table:table-cell office:value-type="float" office:value="143294" calcext:value-type="float">
            <text:p>143294</text:p>
          </table:table-cell>
        </table:table-row>
        <table:table-row table:style-name="ro1">
          <table:table-cell office:value-type="float" office:value="140656" calcext:value-type="float">
            <text:p>140656</text:p>
          </table:table-cell>
          <table:table-cell office:value-type="float" office:value="147144" calcext:value-type="float">
            <text:p>147144</text:p>
          </table:table-cell>
        </table:table-row>
        <table:table-row table:style-name="ro1">
          <table:table-cell office:value-type="float" office:value="143262" calcext:value-type="float">
            <text:p>143262</text:p>
          </table:table-cell>
          <table:table-cell office:value-type="float" office:value="143682" calcext:value-type="float">
            <text:p>143682</text:p>
          </table:table-cell>
        </table:table-row>
        <table:table-row table:style-name="ro1">
          <table:table-cell office:value-type="float" office:value="148290" calcext:value-type="float">
            <text:p>148290</text:p>
          </table:table-cell>
          <table:table-cell office:value-type="float" office:value="142411" calcext:value-type="float">
            <text:p>142411</text:p>
          </table:table-cell>
        </table:table-row>
        <table:table-row table:style-name="ro1">
          <table:table-cell office:value-type="float" office:value="147058" calcext:value-type="float">
            <text:p>147058</text:p>
          </table:table-cell>
          <table:table-cell office:value-type="float" office:value="141946" calcext:value-type="float">
            <text:p>141946</text:p>
          </table:table-cell>
        </table:table-row>
        <table:table-row table:style-name="ro1">
          <table:table-cell office:value-type="float" office:value="145927" calcext:value-type="float">
            <text:p>145927</text:p>
          </table:table-cell>
          <table:table-cell office:value-type="float" office:value="143008" calcext:value-type="float">
            <text:p>143008</text:p>
          </table:table-cell>
        </table:table-row>
        <table:table-row table:style-name="ro1">
          <table:table-cell office:value-type="float" office:value="142231" calcext:value-type="float">
            <text:p>142231</text:p>
          </table:table-cell>
          <table:table-cell office:value-type="float" office:value="140844" calcext:value-type="float">
            <text:p>140844</text:p>
          </table:table-cell>
        </table:table-row>
        <table:table-row table:style-name="ro1">
          <table:table-cell office:value-type="float" office:value="145344" calcext:value-type="float">
            <text:p>145344</text:p>
          </table:table-cell>
          <table:table-cell office:value-type="float" office:value="138530" calcext:value-type="float">
            <text:p>138530</text:p>
          </table:table-cell>
        </table:table-row>
        <table:table-row table:style-name="ro1">
          <table:table-cell office:value-type="float" office:value="139577" calcext:value-type="float">
            <text:p>139577</text:p>
          </table:table-cell>
          <table:table-cell office:value-type="float" office:value="147985" calcext:value-type="float">
            <text:p>147985</text:p>
          </table:table-cell>
        </table:table-row>
        <table:table-row table:style-name="ro1">
          <table:table-cell office:value-type="float" office:value="151489" calcext:value-type="float">
            <text:p>151489</text:p>
          </table:table-cell>
          <table:table-cell office:value-type="float" office:value="142119" calcext:value-type="float">
            <text:p>142119</text:p>
          </table:table-cell>
        </table:table-row>
        <table:table-row table:style-name="ro1">
          <table:table-cell office:value-type="float" office:value="145531" calcext:value-type="float">
            <text:p>145531</text:p>
          </table:table-cell>
          <table:table-cell office:value-type="float" office:value="137436" calcext:value-type="float">
            <text:p>137436</text:p>
          </table:table-cell>
        </table:table-row>
        <table:table-row table:style-name="ro1">
          <table:table-cell office:value-type="float" office:value="146379" calcext:value-type="float">
            <text:p>146379</text:p>
          </table:table-cell>
          <table:table-cell office:value-type="float" office:value="137932" calcext:value-type="float">
            <text:p>137932</text:p>
          </table:table-cell>
        </table:table-row>
        <table:table-row table:style-name="ro1">
          <table:table-cell office:value-type="float" office:value="145544" calcext:value-type="float">
            <text:p>145544</text:p>
          </table:table-cell>
          <table:table-cell office:value-type="float" office:value="137320" calcext:value-type="float">
            <text:p>137320</text:p>
          </table:table-cell>
        </table:table-row>
        <table:table-row table:style-name="ro1">
          <table:table-cell office:value-type="float" office:value="151532" calcext:value-type="float">
            <text:p>151532</text:p>
          </table:table-cell>
          <table:table-cell office:value-type="float" office:value="141804" calcext:value-type="float">
            <text:p>141804</text:p>
          </table:table-cell>
        </table:table-row>
        <table:table-row table:style-name="ro1">
          <table:table-cell office:value-type="float" office:value="148837" calcext:value-type="float">
            <text:p>148837</text:p>
          </table:table-cell>
          <table:table-cell office:value-type="float" office:value="137105" calcext:value-type="float">
            <text:p>137105</text:p>
          </table:table-cell>
        </table:table-row>
        <table:table-row table:style-name="ro1">
          <table:table-cell office:value-type="float" office:value="149398" calcext:value-type="float">
            <text:p>149398</text:p>
          </table:table-cell>
          <table:table-cell office:value-type="float" office:value="139039" calcext:value-type="float">
            <text:p>139039</text:p>
          </table:table-cell>
        </table:table-row>
        <table:table-row table:style-name="ro1">
          <table:table-cell office:value-type="float" office:value="146449" calcext:value-type="float">
            <text:p>146449</text:p>
          </table:table-cell>
          <table:table-cell office:value-type="float" office:value="138125" calcext:value-type="float">
            <text:p>138125</text:p>
          </table:table-cell>
        </table:table-row>
        <table:table-row table:style-name="ro1">
          <table:table-cell office:value-type="float" office:value="145607" calcext:value-type="float">
            <text:p>145607</text:p>
          </table:table-cell>
          <table:table-cell office:value-type="float" office:value="144236" calcext:value-type="float">
            <text:p>144236</text:p>
          </table:table-cell>
        </table:table-row>
        <table:table-row table:style-name="ro1">
          <table:table-cell office:value-type="float" office:value="142104" calcext:value-type="float">
            <text:p>142104</text:p>
          </table:table-cell>
          <table:table-cell office:value-type="float" office:value="142093" calcext:value-type="float">
            <text:p>142093</text:p>
          </table:table-cell>
        </table:table-row>
        <table:table-row table:style-name="ro1">
          <table:table-cell office:value-type="float" office:value="153857" calcext:value-type="float">
            <text:p>153857</text:p>
          </table:table-cell>
          <table:table-cell office:value-type="float" office:value="140616" calcext:value-type="float">
            <text:p>140616</text:p>
          </table:table-cell>
        </table:table-row>
        <table:table-row table:style-name="ro1">
          <table:table-cell office:value-type="float" office:value="142111" calcext:value-type="float">
            <text:p>142111</text:p>
          </table:table-cell>
          <table:table-cell office:value-type="float" office:value="141866" calcext:value-type="float">
            <text:p>141866</text:p>
          </table:table-cell>
        </table:table-row>
        <table:table-row table:style-name="ro1">
          <table:table-cell office:value-type="float" office:value="142663" calcext:value-type="float">
            <text:p>142663</text:p>
          </table:table-cell>
          <table:table-cell office:value-type="float" office:value="142945" calcext:value-type="float">
            <text:p>142945</text:p>
          </table:table-cell>
        </table:table-row>
        <table:table-row table:style-name="ro1">
          <table:table-cell office:value-type="float" office:value="142570" calcext:value-type="float">
            <text:p>142570</text:p>
          </table:table-cell>
          <table:table-cell office:value-type="float" office:value="148192" calcext:value-type="float">
            <text:p>148192</text:p>
          </table:table-cell>
        </table:table-row>
        <table:table-row table:style-name="ro1">
          <table:table-cell office:value-type="float" office:value="148903" calcext:value-type="float">
            <text:p>148903</text:p>
          </table:table-cell>
          <table:table-cell office:value-type="float" office:value="159109" calcext:value-type="float">
            <text:p>159109</text:p>
          </table:table-cell>
        </table:table-row>
        <table:table-row table:style-name="ro1">
          <table:table-cell office:value-type="float" office:value="143667" calcext:value-type="float">
            <text:p>143667</text:p>
          </table:table-cell>
          <table:table-cell office:value-type="float" office:value="139957" calcext:value-type="float">
            <text:p>139957</text:p>
          </table:table-cell>
        </table:table-row>
        <table:table-row table:style-name="ro1">
          <table:table-cell office:value-type="float" office:value="152520" calcext:value-type="float">
            <text:p>152520</text:p>
          </table:table-cell>
          <table:table-cell office:value-type="float" office:value="145156" calcext:value-type="float">
            <text:p>145156</text:p>
          </table:table-cell>
        </table:table-row>
        <table:table-row table:style-name="ro1">
          <table:table-cell office:value-type="float" office:value="163430" calcext:value-type="float">
            <text:p>163430</text:p>
          </table:table-cell>
          <table:table-cell office:value-type="float" office:value="140186" calcext:value-type="float">
            <text:p>140186</text:p>
          </table:table-cell>
        </table:table-row>
        <table:table-row table:style-name="ro1">
          <table:table-cell office:value-type="float" office:value="152098" calcext:value-type="float">
            <text:p>152098</text:p>
          </table:table-cell>
          <table:table-cell office:value-type="float" office:value="144017" calcext:value-type="float">
            <text:p>144017</text:p>
          </table:table-cell>
        </table:table-row>
        <table:table-row table:style-name="ro1">
          <table:table-cell office:value-type="float" office:value="147588" calcext:value-type="float">
            <text:p>147588</text:p>
          </table:table-cell>
          <table:table-cell office:value-type="float" office:value="143949" calcext:value-type="float">
            <text:p>143949</text:p>
          </table:table-cell>
        </table:table-row>
        <table:table-row table:style-name="ro1">
          <table:table-cell office:value-type="float" office:value="149485" calcext:value-type="float">
            <text:p>149485</text:p>
          </table:table-cell>
          <table:table-cell office:value-type="float" office:value="139296" calcext:value-type="float">
            <text:p>139296</text:p>
          </table:table-cell>
        </table:table-row>
        <table:table-row table:style-name="ro1">
          <table:table-cell office:value-type="float" office:value="148708" calcext:value-type="float">
            <text:p>148708</text:p>
          </table:table-cell>
          <table:table-cell office:value-type="float" office:value="142169" calcext:value-type="float">
            <text:p>142169</text:p>
          </table:table-cell>
        </table:table-row>
        <table:table-row table:style-name="ro1">
          <table:table-cell office:value-type="float" office:value="164811" calcext:value-type="float">
            <text:p>164811</text:p>
          </table:table-cell>
          <table:table-cell office:value-type="float" office:value="140804" calcext:value-type="float">
            <text:p>140804</text:p>
          </table:table-cell>
        </table:table-row>
        <table:table-row table:style-name="ro1">
          <table:table-cell office:value-type="float" office:value="150752" calcext:value-type="float">
            <text:p>150752</text:p>
          </table:table-cell>
          <table:table-cell office:value-type="float" office:value="138376" calcext:value-type="float">
            <text:p>138376</text:p>
          </table:table-cell>
        </table:table-row>
        <table:table-row table:style-name="ro1">
          <table:table-cell office:value-type="float" office:value="146463" calcext:value-type="float">
            <text:p>146463</text:p>
          </table:table-cell>
          <table:table-cell office:value-type="float" office:value="139785" calcext:value-type="float">
            <text:p>139785</text:p>
          </table:table-cell>
        </table:table-row>
        <table:table-row table:style-name="ro1">
          <table:table-cell office:value-type="float" office:value="143151" calcext:value-type="float">
            <text:p>143151</text:p>
          </table:table-cell>
          <table:table-cell office:value-type="float" office:value="149692" calcext:value-type="float">
            <text:p>149692</text:p>
          </table:table-cell>
        </table:table-row>
        <table:table-row table:style-name="ro1">
          <table:table-cell office:value-type="float" office:value="152226" calcext:value-type="float">
            <text:p>152226</text:p>
          </table:table-cell>
          <table:table-cell office:value-type="float" office:value="140491" calcext:value-type="float">
            <text:p>140491</text:p>
          </table:table-cell>
        </table:table-row>
        <table:table-row table:style-name="ro1">
          <table:table-cell office:value-type="float" office:value="153604" calcext:value-type="float">
            <text:p>153604</text:p>
          </table:table-cell>
          <table:table-cell office:value-type="float" office:value="138929" calcext:value-type="float">
            <text:p>138929</text:p>
          </table:table-cell>
        </table:table-row>
        <table:table-row table:style-name="ro1">
          <table:table-cell office:value-type="float" office:value="145785" calcext:value-type="float">
            <text:p>145785</text:p>
          </table:table-cell>
          <table:table-cell office:value-type="float" office:value="144728" calcext:value-type="float">
            <text:p>144728</text:p>
          </table:table-cell>
        </table:table-row>
        <table:table-row table:style-name="ro1">
          <table:table-cell office:value-type="float" office:value="152150" calcext:value-type="float">
            <text:p>152150</text:p>
          </table:table-cell>
          <table:table-cell office:value-type="float" office:value="143936" calcext:value-type="float">
            <text:p>143936</text:p>
          </table:table-cell>
        </table:table-row>
        <table:table-row table:style-name="ro1">
          <table:table-cell office:value-type="float" office:value="147517" calcext:value-type="float">
            <text:p>147517</text:p>
          </table:table-cell>
          <table:table-cell office:value-type="float" office:value="141837" calcext:value-type="float">
            <text:p>141837</text:p>
          </table:table-cell>
        </table:table-row>
        <table:table-row table:style-name="ro1">
          <table:table-cell office:value-type="float" office:value="141255" calcext:value-type="float">
            <text:p>141255</text:p>
          </table:table-cell>
          <table:table-cell office:value-type="float" office:value="139675" calcext:value-type="float">
            <text:p>139675</text:p>
          </table:table-cell>
        </table:table-row>
        <table:table-row table:style-name="ro1">
          <table:table-cell office:value-type="float" office:value="142638" calcext:value-type="float">
            <text:p>142638</text:p>
          </table:table-cell>
          <table:table-cell office:value-type="float" office:value="140652" calcext:value-type="float">
            <text:p>140652</text:p>
          </table:table-cell>
        </table:table-row>
        <table:table-row table:style-name="ro1">
          <table:table-cell office:value-type="float" office:value="157204" calcext:value-type="float">
            <text:p>157204</text:p>
          </table:table-cell>
          <table:table-cell office:value-type="float" office:value="144038" calcext:value-type="float">
            <text:p>144038</text:p>
          </table:table-cell>
        </table:table-row>
        <table:table-row table:style-name="ro1">
          <table:table-cell office:value-type="float" office:value="142483" calcext:value-type="float">
            <text:p>142483</text:p>
          </table:table-cell>
          <table:table-cell office:value-type="float" office:value="142753" calcext:value-type="float">
            <text:p>142753</text:p>
          </table:table-cell>
        </table:table-row>
        <table:table-row table:style-name="ro1">
          <table:table-cell office:value-type="float" office:value="143581" calcext:value-type="float">
            <text:p>143581</text:p>
          </table:table-cell>
          <table:table-cell office:value-type="float" office:value="141812" calcext:value-type="float">
            <text:p>141812</text:p>
          </table:table-cell>
        </table:table-row>
        <table:table-row table:style-name="ro1">
          <table:table-cell office:value-type="float" office:value="148948" calcext:value-type="float">
            <text:p>148948</text:p>
          </table:table-cell>
          <table:table-cell office:value-type="float" office:value="142068" calcext:value-type="float">
            <text:p>142068</text:p>
          </table:table-cell>
        </table:table-row>
        <table:table-row table:style-name="ro1">
          <table:table-cell office:value-type="float" office:value="153004" calcext:value-type="float">
            <text:p>153004</text:p>
          </table:table-cell>
          <table:table-cell office:value-type="float" office:value="142448" calcext:value-type="float">
            <text:p>142448</text:p>
          </table:table-cell>
        </table:table-row>
        <table:table-row table:style-name="ro1">
          <table:table-cell office:value-type="float" office:value="146687" calcext:value-type="float">
            <text:p>146687</text:p>
          </table:table-cell>
          <table:table-cell office:value-type="float" office:value="141121" calcext:value-type="float">
            <text:p>141121</text:p>
          </table:table-cell>
        </table:table-row>
        <table:table-row table:style-name="ro1">
          <table:table-cell office:value-type="float" office:value="141402" calcext:value-type="float">
            <text:p>141402</text:p>
          </table:table-cell>
          <table:table-cell office:value-type="float" office:value="141929" calcext:value-type="float">
            <text:p>141929</text:p>
          </table:table-cell>
        </table:table-row>
        <table:table-row table:style-name="ro1">
          <table:table-cell office:value-type="float" office:value="149551" calcext:value-type="float">
            <text:p>149551</text:p>
          </table:table-cell>
          <table:table-cell office:value-type="float" office:value="143457" calcext:value-type="float">
            <text:p>143457</text:p>
          </table:table-cell>
        </table:table-row>
        <table:table-row table:style-name="ro1">
          <table:table-cell office:value-type="float" office:value="139124" calcext:value-type="float">
            <text:p>139124</text:p>
          </table:table-cell>
          <table:table-cell office:value-type="float" office:value="141248" calcext:value-type="float">
            <text:p>141248</text:p>
          </table:table-cell>
        </table:table-row>
        <table:table-row table:style-name="ro1">
          <table:table-cell office:value-type="float" office:value="143391" calcext:value-type="float">
            <text:p>143391</text:p>
          </table:table-cell>
          <table:table-cell office:value-type="float" office:value="147220" calcext:value-type="float">
            <text:p>147220</text:p>
          </table:table-cell>
        </table:table-row>
        <table:table-row table:style-name="ro1">
          <table:table-cell office:value-type="float" office:value="141778" calcext:value-type="float">
            <text:p>141778</text:p>
          </table:table-cell>
          <table:table-cell office:value-type="float" office:value="142246" calcext:value-type="float">
            <text:p>142246</text:p>
          </table:table-cell>
        </table:table-row>
        <table:table-row table:style-name="ro1">
          <table:table-cell office:value-type="float" office:value="141990" calcext:value-type="float">
            <text:p>141990</text:p>
          </table:table-cell>
          <table:table-cell office:value-type="float" office:value="145196" calcext:value-type="float">
            <text:p>145196</text:p>
          </table:table-cell>
        </table:table-row>
        <table:table-row table:style-name="ro1">
          <table:table-cell office:value-type="float" office:value="140749" calcext:value-type="float">
            <text:p>140749</text:p>
          </table:table-cell>
          <table:table-cell office:value-type="float" office:value="143598" calcext:value-type="float">
            <text:p>143598</text:p>
          </table:table-cell>
        </table:table-row>
        <table:table-row table:style-name="ro1">
          <table:table-cell office:value-type="float" office:value="141035" calcext:value-type="float">
            <text:p>141035</text:p>
          </table:table-cell>
          <table:table-cell office:value-type="float" office:value="142899" calcext:value-type="float">
            <text:p>142899</text:p>
          </table:table-cell>
        </table:table-row>
        <table:table-row table:style-name="ro1">
          <table:table-cell office:value-type="float" office:value="146670" calcext:value-type="float">
            <text:p>146670</text:p>
          </table:table-cell>
          <table:table-cell office:value-type="float" office:value="142667" calcext:value-type="float">
            <text:p>142667</text:p>
          </table:table-cell>
        </table:table-row>
        <table:table-row table:style-name="ro1">
          <table:table-cell office:value-type="float" office:value="142761" calcext:value-type="float">
            <text:p>142761</text:p>
          </table:table-cell>
          <table:table-cell office:value-type="float" office:value="141443" calcext:value-type="float">
            <text:p>141443</text:p>
          </table:table-cell>
        </table:table-row>
        <table:table-row table:style-name="ro1">
          <table:table-cell office:value-type="float" office:value="156615" calcext:value-type="float">
            <text:p>156615</text:p>
          </table:table-cell>
          <table:table-cell office:value-type="float" office:value="142950" calcext:value-type="float">
            <text:p>142950</text:p>
          </table:table-cell>
        </table:table-row>
        <table:table-row table:style-name="ro1">
          <table:table-cell office:value-type="float" office:value="153603" calcext:value-type="float">
            <text:p>153603</text:p>
          </table:table-cell>
          <table:table-cell office:value-type="float" office:value="141275" calcext:value-type="float">
            <text:p>141275</text:p>
          </table:table-cell>
        </table:table-row>
        <table:table-row table:style-name="ro1">
          <table:table-cell office:value-type="float" office:value="145473" calcext:value-type="float">
            <text:p>145473</text:p>
          </table:table-cell>
          <table:table-cell office:value-type="float" office:value="142571" calcext:value-type="float">
            <text:p>142571</text:p>
          </table:table-cell>
        </table:table-row>
        <table:table-row table:style-name="ro1">
          <table:table-cell office:value-type="float" office:value="142520" calcext:value-type="float">
            <text:p>142520</text:p>
          </table:table-cell>
          <table:table-cell office:value-type="float" office:value="144311" calcext:value-type="float">
            <text:p>144311</text:p>
          </table:table-cell>
        </table:table-row>
        <table:table-row table:style-name="ro1">
          <table:table-cell office:value-type="float" office:value="143820" calcext:value-type="float">
            <text:p>143820</text:p>
          </table:table-cell>
          <table:table-cell office:value-type="float" office:value="141585" calcext:value-type="float">
            <text:p>141585</text:p>
          </table:table-cell>
        </table:table-row>
        <table:table-row table:style-name="ro1">
          <table:table-cell office:value-type="float" office:value="147224" calcext:value-type="float">
            <text:p>147224</text:p>
          </table:table-cell>
          <table:table-cell office:value-type="float" office:value="145513" calcext:value-type="float">
            <text:p>145513</text:p>
          </table:table-cell>
        </table:table-row>
        <table:table-row table:style-name="ro1">
          <table:table-cell office:value-type="float" office:value="149937" calcext:value-type="float">
            <text:p>149937</text:p>
          </table:table-cell>
          <table:table-cell office:value-type="float" office:value="141548" calcext:value-type="float">
            <text:p>141548</text:p>
          </table:table-cell>
        </table:table-row>
        <table:table-row table:style-name="ro1">
          <table:table-cell office:value-type="float" office:value="147358" calcext:value-type="float">
            <text:p>147358</text:p>
          </table:table-cell>
          <table:table-cell office:value-type="float" office:value="141979" calcext:value-type="float">
            <text:p>141979</text:p>
          </table:table-cell>
        </table:table-row>
        <table:table-row table:style-name="ro1">
          <table:table-cell office:value-type="float" office:value="144343" calcext:value-type="float">
            <text:p>144343</text:p>
          </table:table-cell>
          <table:table-cell office:value-type="float" office:value="148986" calcext:value-type="float">
            <text:p>148986</text:p>
          </table:table-cell>
        </table:table-row>
        <table:table-row table:style-name="ro1">
          <table:table-cell office:value-type="float" office:value="144287" calcext:value-type="float">
            <text:p>144287</text:p>
          </table:table-cell>
          <table:table-cell office:value-type="float" office:value="142738" calcext:value-type="float">
            <text:p>142738</text:p>
          </table:table-cell>
        </table:table-row>
        <table:table-row table:style-name="ro1">
          <table:table-cell office:value-type="float" office:value="147989" calcext:value-type="float">
            <text:p>147989</text:p>
          </table:table-cell>
          <table:table-cell office:value-type="float" office:value="140120" calcext:value-type="float">
            <text:p>140120</text:p>
          </table:table-cell>
        </table:table-row>
        <table:table-row table:style-name="ro1">
          <table:table-cell office:value-type="float" office:value="149869" calcext:value-type="float">
            <text:p>149869</text:p>
          </table:table-cell>
          <table:table-cell office:value-type="float" office:value="142659" calcext:value-type="float">
            <text:p>142659</text:p>
          </table:table-cell>
        </table:table-row>
        <table:table-row table:style-name="ro1">
          <table:table-cell office:value-type="float" office:value="144577" calcext:value-type="float">
            <text:p>144577</text:p>
          </table:table-cell>
          <table:table-cell office:value-type="float" office:value="147022" calcext:value-type="float">
            <text:p>147022</text:p>
          </table:table-cell>
        </table:table-row>
        <table:table-row table:style-name="ro1">
          <table:table-cell office:value-type="float" office:value="149956" calcext:value-type="float">
            <text:p>149956</text:p>
          </table:table-cell>
          <table:table-cell office:value-type="float" office:value="143071" calcext:value-type="float">
            <text:p>143071</text:p>
          </table:table-cell>
        </table:table-row>
        <table:table-row table:style-name="ro1">
          <table:table-cell office:value-type="float" office:value="145153" calcext:value-type="float">
            <text:p>145153</text:p>
          </table:table-cell>
          <table:table-cell office:value-type="float" office:value="141376" calcext:value-type="float">
            <text:p>141376</text:p>
          </table:table-cell>
        </table:table-row>
        <table:table-row table:style-name="ro1">
          <table:table-cell office:value-type="float" office:value="145113" calcext:value-type="float">
            <text:p>145113</text:p>
          </table:table-cell>
          <table:table-cell office:value-type="float" office:value="139819" calcext:value-type="float">
            <text:p>139819</text:p>
          </table:table-cell>
        </table:table-row>
        <table:table-row table:style-name="ro1">
          <table:table-cell office:value-type="float" office:value="144100" calcext:value-type="float">
            <text:p>144100</text:p>
          </table:table-cell>
          <table:table-cell office:value-type="float" office:value="142195" calcext:value-type="float">
            <text:p>142195</text:p>
          </table:table-cell>
        </table:table-row>
        <table:table-row table:style-name="ro1">
          <table:table-cell office:value-type="float" office:value="142204" calcext:value-type="float">
            <text:p>142204</text:p>
          </table:table-cell>
          <table:table-cell office:value-type="float" office:value="138523" calcext:value-type="float">
            <text:p>138523</text:p>
          </table:table-cell>
        </table:table-row>
        <table:table-row table:style-name="ro1">
          <table:table-cell office:value-type="float" office:value="145238" calcext:value-type="float">
            <text:p>145238</text:p>
          </table:table-cell>
          <table:table-cell office:value-type="float" office:value="144683" calcext:value-type="float">
            <text:p>144683</text:p>
          </table:table-cell>
        </table:table-row>
        <table:table-row table:style-name="ro1">
          <table:table-cell office:value-type="float" office:value="152851" calcext:value-type="float">
            <text:p>152851</text:p>
          </table:table-cell>
          <table:table-cell office:value-type="float" office:value="146712" calcext:value-type="float">
            <text:p>146712</text:p>
          </table:table-cell>
        </table:table-row>
        <table:table-row table:style-name="ro1">
          <table:table-cell office:value-type="float" office:value="146352" calcext:value-type="float">
            <text:p>146352</text:p>
          </table:table-cell>
          <table:table-cell office:value-type="float" office:value="143791" calcext:value-type="float">
            <text:p>143791</text:p>
          </table:table-cell>
        </table:table-row>
        <table:table-row table:style-name="ro1">
          <table:table-cell office:value-type="float" office:value="139167" calcext:value-type="float">
            <text:p>139167</text:p>
          </table:table-cell>
          <table:table-cell office:value-type="float" office:value="187508" calcext:value-type="float">
            <text:p>187508</text:p>
          </table:table-cell>
        </table:table-row>
        <table:table-row table:style-name="ro1">
          <table:table-cell office:value-type="float" office:value="142637" calcext:value-type="float">
            <text:p>142637</text:p>
          </table:table-cell>
          <table:table-cell office:value-type="float" office:value="176677" calcext:value-type="float">
            <text:p>176677</text:p>
          </table:table-cell>
        </table:table-row>
        <table:table-row table:style-name="ro1">
          <table:table-cell office:value-type="float" office:value="141715" calcext:value-type="float">
            <text:p>141715</text:p>
          </table:table-cell>
          <table:table-cell office:value-type="float" office:value="141951" calcext:value-type="float">
            <text:p>141951</text:p>
          </table:table-cell>
        </table:table-row>
        <table:table-row table:style-name="ro1">
          <table:table-cell office:value-type="float" office:value="149572" calcext:value-type="float">
            <text:p>149572</text:p>
          </table:table-cell>
          <table:table-cell office:value-type="float" office:value="138359" calcext:value-type="float">
            <text:p>138359</text:p>
          </table:table-cell>
        </table:table-row>
        <table:table-row table:style-name="ro1">
          <table:table-cell office:value-type="float" office:value="157193" calcext:value-type="float">
            <text:p>157193</text:p>
          </table:table-cell>
          <table:table-cell office:value-type="float" office:value="139460" calcext:value-type="float">
            <text:p>139460</text:p>
          </table:table-cell>
        </table:table-row>
        <table:table-row table:style-name="ro1">
          <table:table-cell office:value-type="float" office:value="147971" calcext:value-type="float">
            <text:p>147971</text:p>
          </table:table-cell>
          <table:table-cell office:value-type="float" office:value="138570" calcext:value-type="float">
            <text:p>138570</text:p>
          </table:table-cell>
        </table:table-row>
        <table:table-row table:style-name="ro1">
          <table:table-cell office:value-type="float" office:value="168152" calcext:value-type="float">
            <text:p>168152</text:p>
          </table:table-cell>
          <table:table-cell office:value-type="float" office:value="139551" calcext:value-type="float">
            <text:p>139551</text:p>
          </table:table-cell>
        </table:table-row>
        <table:table-row table:style-name="ro1">
          <table:table-cell office:value-type="float" office:value="183045" calcext:value-type="float">
            <text:p>183045</text:p>
          </table:table-cell>
          <table:table-cell office:value-type="float" office:value="140664" calcext:value-type="float">
            <text:p>140664</text:p>
          </table:table-cell>
        </table:table-row>
        <table:table-row table:style-name="ro1">
          <table:table-cell office:value-type="float" office:value="176504" calcext:value-type="float">
            <text:p>176504</text:p>
          </table:table-cell>
          <table:table-cell office:value-type="float" office:value="139820" calcext:value-type="float">
            <text:p>139820</text:p>
          </table:table-cell>
        </table:table-row>
        <table:table-row table:style-name="ro1">
          <table:table-cell office:value-type="float" office:value="148315" calcext:value-type="float">
            <text:p>148315</text:p>
          </table:table-cell>
          <table:table-cell office:value-type="float" office:value="138079" calcext:value-type="float">
            <text:p>138079</text:p>
          </table:table-cell>
        </table:table-row>
        <table:table-row table:style-name="ro1">
          <table:table-cell office:value-type="float" office:value="143490" calcext:value-type="float">
            <text:p>143490</text:p>
          </table:table-cell>
          <table:table-cell office:value-type="float" office:value="139133" calcext:value-type="float">
            <text:p>139133</text:p>
          </table:table-cell>
        </table:table-row>
        <table:table-row table:style-name="ro1">
          <table:table-cell office:value-type="float" office:value="150701" calcext:value-type="float">
            <text:p>150701</text:p>
          </table:table-cell>
          <table:table-cell office:value-type="float" office:value="140725" calcext:value-type="float">
            <text:p>140725</text:p>
          </table:table-cell>
        </table:table-row>
        <table:table-row table:style-name="ro1">
          <table:table-cell office:value-type="float" office:value="144768" calcext:value-type="float">
            <text:p>144768</text:p>
          </table:table-cell>
          <table:table-cell office:value-type="float" office:value="136609" calcext:value-type="float">
            <text:p>136609</text:p>
          </table:table-cell>
        </table:table-row>
        <table:table-row table:style-name="ro1">
          <table:table-cell office:value-type="float" office:value="149590" calcext:value-type="float">
            <text:p>149590</text:p>
          </table:table-cell>
          <table:table-cell office:value-type="float" office:value="139742" calcext:value-type="float">
            <text:p>139742</text:p>
          </table:table-cell>
        </table:table-row>
        <table:table-row table:style-name="ro1">
          <table:table-cell office:value-type="float" office:value="147419" calcext:value-type="float">
            <text:p>147419</text:p>
          </table:table-cell>
          <table:table-cell office:value-type="float" office:value="139278" calcext:value-type="float">
            <text:p>139278</text:p>
          </table:table-cell>
        </table:table-row>
        <table:table-row table:style-name="ro1">
          <table:table-cell office:value-type="float" office:value="151605" calcext:value-type="float">
            <text:p>151605</text:p>
          </table:table-cell>
          <table:table-cell office:value-type="float" office:value="136529" calcext:value-type="float">
            <text:p>136529</text:p>
          </table:table-cell>
        </table:table-row>
        <table:table-row table:style-name="ro1">
          <table:table-cell office:value-type="float" office:value="153945" calcext:value-type="float">
            <text:p>153945</text:p>
          </table:table-cell>
          <table:table-cell office:value-type="float" office:value="139403" calcext:value-type="float">
            <text:p>139403</text:p>
          </table:table-cell>
        </table:table-row>
        <table:table-row table:style-name="ro1">
          <table:table-cell office:value-type="float" office:value="149748" calcext:value-type="float">
            <text:p>149748</text:p>
          </table:table-cell>
          <table:table-cell office:value-type="float" office:value="142908" calcext:value-type="float">
            <text:p>142908</text:p>
          </table:table-cell>
        </table:table-row>
        <table:table-row table:style-name="ro1">
          <table:table-cell office:value-type="float" office:value="156146" calcext:value-type="float">
            <text:p>156146</text:p>
          </table:table-cell>
          <table:table-cell office:value-type="float" office:value="142324" calcext:value-type="float">
            <text:p>142324</text:p>
          </table:table-cell>
        </table:table-row>
        <table:table-row table:style-name="ro1">
          <table:table-cell office:value-type="float" office:value="153032" calcext:value-type="float">
            <text:p>153032</text:p>
          </table:table-cell>
          <table:table-cell office:value-type="float" office:value="146622" calcext:value-type="float">
            <text:p>146622</text:p>
          </table:table-cell>
        </table:table-row>
        <table:table-row table:style-name="ro1">
          <table:table-cell office:value-type="float" office:value="144687" calcext:value-type="float">
            <text:p>144687</text:p>
          </table:table-cell>
          <table:table-cell office:value-type="float" office:value="146266" calcext:value-type="float">
            <text:p>146266</text:p>
          </table:table-cell>
        </table:table-row>
        <table:table-row table:style-name="ro1">
          <table:table-cell office:value-type="float" office:value="153211" calcext:value-type="float">
            <text:p>153211</text:p>
          </table:table-cell>
          <table:table-cell office:value-type="float" office:value="143286" calcext:value-type="float">
            <text:p>143286</text:p>
          </table:table-cell>
        </table:table-row>
        <table:table-row table:style-name="ro1">
          <table:table-cell office:value-type="float" office:value="153005" calcext:value-type="float">
            <text:p>153005</text:p>
          </table:table-cell>
          <table:table-cell office:value-type="float" office:value="144104" calcext:value-type="float">
            <text:p>144104</text:p>
          </table:table-cell>
        </table:table-row>
        <table:table-row table:style-name="ro1">
          <table:table-cell office:value-type="float" office:value="146867" calcext:value-type="float">
            <text:p>146867</text:p>
          </table:table-cell>
          <table:table-cell office:value-type="float" office:value="141148" calcext:value-type="float">
            <text:p>141148</text:p>
          </table:table-cell>
        </table:table-row>
        <table:table-row table:style-name="ro1">
          <table:table-cell office:value-type="float" office:value="148605" calcext:value-type="float">
            <text:p>148605</text:p>
          </table:table-cell>
          <table:table-cell office:value-type="float" office:value="145859" calcext:value-type="float">
            <text:p>145859</text:p>
          </table:table-cell>
        </table:table-row>
        <table:table-row table:style-name="ro1">
          <table:table-cell office:value-type="float" office:value="146220" calcext:value-type="float">
            <text:p>146220</text:p>
          </table:table-cell>
          <table:table-cell office:value-type="float" office:value="145453" calcext:value-type="float">
            <text:p>145453</text:p>
          </table:table-cell>
        </table:table-row>
        <table:table-row table:style-name="ro1">
          <table:table-cell office:value-type="float" office:value="143455" calcext:value-type="float">
            <text:p>143455</text:p>
          </table:table-cell>
          <table:table-cell office:value-type="float" office:value="143804" calcext:value-type="float">
            <text:p>143804</text:p>
          </table:table-cell>
        </table:table-row>
        <table:table-row table:style-name="ro1">
          <table:table-cell office:value-type="float" office:value="144176" calcext:value-type="float">
            <text:p>144176</text:p>
          </table:table-cell>
          <table:table-cell office:value-type="float" office:value="150553" calcext:value-type="float">
            <text:p>150553</text:p>
          </table:table-cell>
        </table:table-row>
        <table:table-row table:style-name="ro1">
          <table:table-cell office:value-type="float" office:value="141701" calcext:value-type="float">
            <text:p>141701</text:p>
          </table:table-cell>
          <table:table-cell office:value-type="float" office:value="142654" calcext:value-type="float">
            <text:p>142654</text:p>
          </table:table-cell>
        </table:table-row>
        <table:table-row table:style-name="ro1">
          <table:table-cell office:value-type="float" office:value="144678" calcext:value-type="float">
            <text:p>144678</text:p>
          </table:table-cell>
          <table:table-cell office:value-type="float" office:value="144290" calcext:value-type="float">
            <text:p>144290</text:p>
          </table:table-cell>
        </table:table-row>
        <table:table-row table:style-name="ro1">
          <table:table-cell office:value-type="float" office:value="146565" calcext:value-type="float">
            <text:p>146565</text:p>
          </table:table-cell>
          <table:table-cell office:value-type="float" office:value="150252" calcext:value-type="float">
            <text:p>150252</text:p>
          </table:table-cell>
        </table:table-row>
        <table:table-row table:style-name="ro1">
          <table:table-cell office:value-type="float" office:value="157242" calcext:value-type="float">
            <text:p>157242</text:p>
          </table:table-cell>
          <table:table-cell office:value-type="float" office:value="148006" calcext:value-type="float">
            <text:p>148006</text:p>
          </table:table-cell>
        </table:table-row>
        <table:table-row table:style-name="ro1">
          <table:table-cell office:value-type="float" office:value="146266" calcext:value-type="float">
            <text:p>146266</text:p>
          </table:table-cell>
          <table:table-cell office:value-type="float" office:value="145957" calcext:value-type="float">
            <text:p>145957</text:p>
          </table:table-cell>
        </table:table-row>
        <table:table-row table:style-name="ro1">
          <table:table-cell office:value-type="float" office:value="147300" calcext:value-type="float">
            <text:p>147300</text:p>
          </table:table-cell>
          <table:table-cell office:value-type="float" office:value="142849" calcext:value-type="float">
            <text:p>142849</text:p>
          </table:table-cell>
        </table:table-row>
        <table:table-row table:style-name="ro1">
          <table:table-cell office:value-type="float" office:value="144691" calcext:value-type="float">
            <text:p>144691</text:p>
          </table:table-cell>
          <table:table-cell office:value-type="float" office:value="143582" calcext:value-type="float">
            <text:p>143582</text:p>
          </table:table-cell>
        </table:table-row>
        <table:table-row table:style-name="ro1">
          <table:table-cell office:value-type="float" office:value="145575" calcext:value-type="float">
            <text:p>145575</text:p>
          </table:table-cell>
          <table:table-cell office:value-type="float" office:value="140805" calcext:value-type="float">
            <text:p>140805</text:p>
          </table:table-cell>
        </table:table-row>
        <table:table-row table:style-name="ro1">
          <table:table-cell office:value-type="float" office:value="145523" calcext:value-type="float">
            <text:p>145523</text:p>
          </table:table-cell>
          <table:table-cell office:value-type="float" office:value="143690" calcext:value-type="float">
            <text:p>143690</text:p>
          </table:table-cell>
        </table:table-row>
        <table:table-row table:style-name="ro1">
          <table:table-cell office:value-type="float" office:value="145652" calcext:value-type="float">
            <text:p>145652</text:p>
          </table:table-cell>
          <table:table-cell office:value-type="float" office:value="141960" calcext:value-type="float">
            <text:p>141960</text:p>
          </table:table-cell>
        </table:table-row>
        <table:table-row table:style-name="ro1">
          <table:table-cell office:value-type="float" office:value="143751" calcext:value-type="float">
            <text:p>143751</text:p>
          </table:table-cell>
          <table:table-cell office:value-type="float" office:value="142725" calcext:value-type="float">
            <text:p>142725</text:p>
          </table:table-cell>
        </table:table-row>
        <table:table-row table:style-name="ro1">
          <table:table-cell office:value-type="float" office:value="142990" calcext:value-type="float">
            <text:p>142990</text:p>
          </table:table-cell>
          <table:table-cell office:value-type="float" office:value="142407" calcext:value-type="float">
            <text:p>142407</text:p>
          </table:table-cell>
        </table:table-row>
        <table:table-row table:style-name="ro1">
          <table:table-cell office:value-type="float" office:value="145656" calcext:value-type="float">
            <text:p>145656</text:p>
          </table:table-cell>
          <table:table-cell office:value-type="float" office:value="140944" calcext:value-type="float">
            <text:p>140944</text:p>
          </table:table-cell>
        </table:table-row>
        <table:table-row table:style-name="ro1">
          <table:table-cell office:value-type="float" office:value="143743" calcext:value-type="float">
            <text:p>143743</text:p>
          </table:table-cell>
          <table:table-cell office:value-type="float" office:value="142772" calcext:value-type="float">
            <text:p>142772</text:p>
          </table:table-cell>
        </table:table-row>
        <table:table-row table:style-name="ro1">
          <table:table-cell office:value-type="float" office:value="144982" calcext:value-type="float">
            <text:p>144982</text:p>
          </table:table-cell>
          <table:table-cell office:value-type="float" office:value="147677" calcext:value-type="float">
            <text:p>147677</text:p>
          </table:table-cell>
        </table:table-row>
        <table:table-row table:style-name="ro1">
          <table:table-cell office:value-type="float" office:value="154728" calcext:value-type="float">
            <text:p>154728</text:p>
          </table:table-cell>
          <table:table-cell office:value-type="float" office:value="139129" calcext:value-type="float">
            <text:p>139129</text:p>
          </table:table-cell>
        </table:table-row>
        <table:table-row table:style-name="ro1">
          <table:table-cell office:value-type="float" office:value="146411" calcext:value-type="float">
            <text:p>146411</text:p>
          </table:table-cell>
          <table:table-cell office:value-type="float" office:value="143421" calcext:value-type="float">
            <text:p>143421</text:p>
          </table:table-cell>
        </table:table-row>
        <table:table-row table:style-name="ro1">
          <table:table-cell office:value-type="float" office:value="147401" calcext:value-type="float">
            <text:p>147401</text:p>
          </table:table-cell>
          <table:table-cell office:value-type="float" office:value="140570" calcext:value-type="float">
            <text:p>140570</text:p>
          </table:table-cell>
        </table:table-row>
        <table:table-row table:style-name="ro1">
          <table:table-cell office:value-type="float" office:value="144362" calcext:value-type="float">
            <text:p>144362</text:p>
          </table:table-cell>
          <table:table-cell office:value-type="float" office:value="140364" calcext:value-type="float">
            <text:p>140364</text:p>
          </table:table-cell>
        </table:table-row>
        <table:table-row table:style-name="ro1">
          <table:table-cell office:value-type="float" office:value="148420" calcext:value-type="float">
            <text:p>148420</text:p>
          </table:table-cell>
          <table:table-cell office:value-type="float" office:value="145209" calcext:value-type="float">
            <text:p>145209</text:p>
          </table:table-cell>
        </table:table-row>
        <table:table-row table:style-name="ro1">
          <table:table-cell office:value-type="float" office:value="148349" calcext:value-type="float">
            <text:p>148349</text:p>
          </table:table-cell>
          <table:table-cell office:value-type="float" office:value="139522" calcext:value-type="float">
            <text:p>139522</text:p>
          </table:table-cell>
        </table:table-row>
        <table:table-row table:style-name="ro1">
          <table:table-cell office:value-type="float" office:value="151651" calcext:value-type="float">
            <text:p>151651</text:p>
          </table:table-cell>
          <table:table-cell office:value-type="float" office:value="141999" calcext:value-type="float">
            <text:p>141999</text:p>
          </table:table-cell>
        </table:table-row>
        <table:table-row table:style-name="ro1">
          <table:table-cell office:value-type="float" office:value="147193" calcext:value-type="float">
            <text:p>147193</text:p>
          </table:table-cell>
          <table:table-cell office:value-type="float" office:value="140234" calcext:value-type="float">
            <text:p>140234</text:p>
          </table:table-cell>
        </table:table-row>
        <table:table-row table:style-name="ro1">
          <table:table-cell office:value-type="float" office:value="150670" calcext:value-type="float">
            <text:p>150670</text:p>
          </table:table-cell>
          <table:table-cell office:value-type="float" office:value="145481" calcext:value-type="float">
            <text:p>145481</text:p>
          </table:table-cell>
        </table:table-row>
        <table:table-row table:style-name="ro1">
          <table:table-cell office:value-type="float" office:value="149190" calcext:value-type="float">
            <text:p>149190</text:p>
          </table:table-cell>
          <table:table-cell office:value-type="float" office:value="141125" calcext:value-type="float">
            <text:p>141125</text:p>
          </table:table-cell>
        </table:table-row>
        <table:table-row table:style-name="ro1">
          <table:table-cell office:value-type="float" office:value="142936" calcext:value-type="float">
            <text:p>142936</text:p>
          </table:table-cell>
          <table:table-cell office:value-type="float" office:value="139108" calcext:value-type="float">
            <text:p>139108</text:p>
          </table:table-cell>
        </table:table-row>
        <table:table-row table:style-name="ro1">
          <table:table-cell office:value-type="float" office:value="142617" calcext:value-type="float">
            <text:p>142617</text:p>
          </table:table-cell>
          <table:table-cell office:value-type="float" office:value="143532" calcext:value-type="float">
            <text:p>143532</text:p>
          </table:table-cell>
        </table:table-row>
        <table:table-row table:style-name="ro1">
          <table:table-cell office:value-type="float" office:value="143022" calcext:value-type="float">
            <text:p>143022</text:p>
          </table:table-cell>
          <table:table-cell office:value-type="float" office:value="148576" calcext:value-type="float">
            <text:p>148576</text:p>
          </table:table-cell>
        </table:table-row>
        <table:table-row table:style-name="ro1">
          <table:table-cell office:value-type="float" office:value="147260" calcext:value-type="float">
            <text:p>147260</text:p>
          </table:table-cell>
          <table:table-cell office:value-type="float" office:value="142375" calcext:value-type="float">
            <text:p>142375</text:p>
          </table:table-cell>
        </table:table-row>
        <table:table-row table:style-name="ro1">
          <table:table-cell office:value-type="float" office:value="146088" calcext:value-type="float">
            <text:p>146088</text:p>
          </table:table-cell>
          <table:table-cell office:value-type="float" office:value="148300" calcext:value-type="float">
            <text:p>148300</text:p>
          </table:table-cell>
        </table:table-row>
        <table:table-row table:style-name="ro1">
          <table:table-cell office:value-type="float" office:value="148697" calcext:value-type="float">
            <text:p>148697</text:p>
          </table:table-cell>
          <table:table-cell office:value-type="float" office:value="146211" calcext:value-type="float">
            <text:p>146211</text:p>
          </table:table-cell>
        </table:table-row>
        <table:table-row table:style-name="ro1">
          <table:table-cell office:value-type="float" office:value="153919" calcext:value-type="float">
            <text:p>153919</text:p>
          </table:table-cell>
          <table:table-cell office:value-type="float" office:value="155589" calcext:value-type="float">
            <text:p>155589</text:p>
          </table:table-cell>
        </table:table-row>
        <table:table-row table:style-name="ro1">
          <table:table-cell office:value-type="float" office:value="155551" calcext:value-type="float">
            <text:p>155551</text:p>
          </table:table-cell>
          <table:table-cell office:value-type="float" office:value="148246" calcext:value-type="float">
            <text:p>148246</text:p>
          </table:table-cell>
        </table:table-row>
        <table:table-row table:style-name="ro1">
          <table:table-cell office:value-type="float" office:value="148406" calcext:value-type="float">
            <text:p>148406</text:p>
          </table:table-cell>
          <table:table-cell office:value-type="float" office:value="144420" calcext:value-type="float">
            <text:p>144420</text:p>
          </table:table-cell>
        </table:table-row>
        <table:table-row table:style-name="ro1">
          <table:table-cell office:value-type="float" office:value="150478" calcext:value-type="float">
            <text:p>150478</text:p>
          </table:table-cell>
          <table:table-cell office:value-type="float" office:value="140779" calcext:value-type="float">
            <text:p>140779</text:p>
          </table:table-cell>
        </table:table-row>
        <table:table-row table:style-name="ro1">
          <table:table-cell office:value-type="float" office:value="154309" calcext:value-type="float">
            <text:p>154309</text:p>
          </table:table-cell>
          <table:table-cell office:value-type="float" office:value="142228" calcext:value-type="float">
            <text:p>142228</text:p>
          </table:table-cell>
        </table:table-row>
        <table:table-row table:style-name="ro1">
          <table:table-cell office:value-type="float" office:value="152201" calcext:value-type="float">
            <text:p>152201</text:p>
          </table:table-cell>
          <table:table-cell office:value-type="float" office:value="141463" calcext:value-type="float">
            <text:p>141463</text:p>
          </table:table-cell>
        </table:table-row>
        <table:table-row table:style-name="ro1">
          <table:table-cell office:value-type="float" office:value="148328" calcext:value-type="float">
            <text:p>148328</text:p>
          </table:table-cell>
          <table:table-cell office:value-type="float" office:value="144732" calcext:value-type="float">
            <text:p>144732</text:p>
          </table:table-cell>
        </table:table-row>
        <table:table-row table:style-name="ro1">
          <table:table-cell office:value-type="float" office:value="145475" calcext:value-type="float">
            <text:p>145475</text:p>
          </table:table-cell>
          <table:table-cell office:value-type="float" office:value="142746" calcext:value-type="float">
            <text:p>142746</text:p>
          </table:table-cell>
        </table:table-row>
        <table:table-row table:style-name="ro1">
          <table:table-cell office:value-type="float" office:value="142347" calcext:value-type="float">
            <text:p>142347</text:p>
          </table:table-cell>
          <table:table-cell office:value-type="float" office:value="142300" calcext:value-type="float">
            <text:p>142300</text:p>
          </table:table-cell>
        </table:table-row>
        <table:table-row table:style-name="ro1">
          <table:table-cell office:value-type="float" office:value="151680" calcext:value-type="float">
            <text:p>151680</text:p>
          </table:table-cell>
          <table:table-cell office:value-type="float" office:value="145360" calcext:value-type="float">
            <text:p>145360</text:p>
          </table:table-cell>
        </table:table-row>
        <table:table-row table:style-name="ro1">
          <table:table-cell office:value-type="float" office:value="145904" calcext:value-type="float">
            <text:p>145904</text:p>
          </table:table-cell>
          <table:table-cell office:value-type="float" office:value="144050" calcext:value-type="float">
            <text:p>144050</text:p>
          </table:table-cell>
        </table:table-row>
        <table:table-row table:style-name="ro1">
          <table:table-cell office:value-type="float" office:value="145834" calcext:value-type="float">
            <text:p>145834</text:p>
          </table:table-cell>
          <table:table-cell office:value-type="float" office:value="143067" calcext:value-type="float">
            <text:p>143067</text:p>
          </table:table-cell>
        </table:table-row>
        <table:table-row table:style-name="ro1">
          <table:table-cell office:value-type="float" office:value="154013" calcext:value-type="float">
            <text:p>154013</text:p>
          </table:table-cell>
          <table:table-cell office:value-type="float" office:value="140014" calcext:value-type="float">
            <text:p>140014</text:p>
          </table:table-cell>
        </table:table-row>
        <table:table-row table:style-name="ro1">
          <table:table-cell office:value-type="float" office:value="151044" calcext:value-type="float">
            <text:p>151044</text:p>
          </table:table-cell>
          <table:table-cell office:value-type="float" office:value="143126" calcext:value-type="float">
            <text:p>143126</text:p>
          </table:table-cell>
        </table:table-row>
        <table:table-row table:style-name="ro1">
          <table:table-cell office:value-type="float" office:value="147277" calcext:value-type="float">
            <text:p>147277</text:p>
          </table:table-cell>
          <table:table-cell office:value-type="float" office:value="141033" calcext:value-type="float">
            <text:p>141033</text:p>
          </table:table-cell>
        </table:table-row>
        <table:table-row table:style-name="ro1">
          <table:table-cell office:value-type="float" office:value="145949" calcext:value-type="float">
            <text:p>145949</text:p>
          </table:table-cell>
          <table:table-cell office:value-type="float" office:value="139510" calcext:value-type="float">
            <text:p>139510</text:p>
          </table:table-cell>
        </table:table-row>
        <table:table-row table:style-name="ro1">
          <table:table-cell office:value-type="float" office:value="145375" calcext:value-type="float">
            <text:p>145375</text:p>
          </table:table-cell>
          <table:table-cell office:value-type="float" office:value="138074" calcext:value-type="float">
            <text:p>138074</text:p>
          </table:table-cell>
        </table:table-row>
        <table:table-row table:style-name="ro1">
          <table:table-cell office:value-type="float" office:value="144106" calcext:value-type="float">
            <text:p>144106</text:p>
          </table:table-cell>
          <table:table-cell office:value-type="float" office:value="139048" calcext:value-type="float">
            <text:p>139048</text:p>
          </table:table-cell>
        </table:table-row>
        <table:table-row table:style-name="ro1">
          <table:table-cell office:value-type="float" office:value="148602" calcext:value-type="float">
            <text:p>148602</text:p>
          </table:table-cell>
          <table:table-cell office:value-type="float" office:value="140627" calcext:value-type="float">
            <text:p>140627</text:p>
          </table:table-cell>
        </table:table-row>
        <table:table-row table:style-name="ro1">
          <table:table-cell office:value-type="float" office:value="152631" calcext:value-type="float">
            <text:p>152631</text:p>
          </table:table-cell>
          <table:table-cell office:value-type="float" office:value="141772" calcext:value-type="float">
            <text:p>141772</text:p>
          </table:table-cell>
        </table:table-row>
        <table:table-row table:style-name="ro1">
          <table:table-cell office:value-type="float" office:value="152995" calcext:value-type="float">
            <text:p>152995</text:p>
          </table:table-cell>
          <table:table-cell office:value-type="float" office:value="138979" calcext:value-type="float">
            <text:p>138979</text:p>
          </table:table-cell>
        </table:table-row>
        <table:table-row table:style-name="ro1">
          <table:table-cell office:value-type="float" office:value="150975" calcext:value-type="float">
            <text:p>150975</text:p>
          </table:table-cell>
          <table:table-cell office:value-type="float" office:value="140818" calcext:value-type="float">
            <text:p>140818</text:p>
          </table:table-cell>
        </table:table-row>
        <table:table-row table:style-name="ro1">
          <table:table-cell office:value-type="float" office:value="144143" calcext:value-type="float">
            <text:p>144143</text:p>
          </table:table-cell>
          <table:table-cell office:value-type="float" office:value="145312" calcext:value-type="float">
            <text:p>145312</text:p>
          </table:table-cell>
        </table:table-row>
        <table:table-row table:style-name="ro1">
          <table:table-cell office:value-type="float" office:value="145045" calcext:value-type="float">
            <text:p>145045</text:p>
          </table:table-cell>
          <table:table-cell office:value-type="float" office:value="141650" calcext:value-type="float">
            <text:p>141650</text:p>
          </table:table-cell>
        </table:table-row>
        <table:table-row table:style-name="ro1">
          <table:table-cell office:value-type="float" office:value="144060" calcext:value-type="float">
            <text:p>144060</text:p>
          </table:table-cell>
          <table:table-cell office:value-type="float" office:value="142836" calcext:value-type="float">
            <text:p>142836</text:p>
          </table:table-cell>
        </table:table-row>
        <table:table-row table:style-name="ro1">
          <table:table-cell office:value-type="float" office:value="146567" calcext:value-type="float">
            <text:p>146567</text:p>
          </table:table-cell>
          <table:table-cell office:value-type="float" office:value="143082" calcext:value-type="float">
            <text:p>143082</text:p>
          </table:table-cell>
        </table:table-row>
        <table:table-row table:style-name="ro1">
          <table:table-cell office:value-type="float" office:value="140232" calcext:value-type="float">
            <text:p>140232</text:p>
          </table:table-cell>
          <table:table-cell office:value-type="float" office:value="141201" calcext:value-type="float">
            <text:p>141201</text:p>
          </table:table-cell>
        </table:table-row>
        <table:table-row table:style-name="ro1">
          <table:table-cell office:value-type="float" office:value="143719" calcext:value-type="float">
            <text:p>143719</text:p>
          </table:table-cell>
          <table:table-cell office:value-type="float" office:value="142715" calcext:value-type="float">
            <text:p>142715</text:p>
          </table:table-cell>
        </table:table-row>
        <table:table-row table:style-name="ro1">
          <table:table-cell office:value-type="float" office:value="146474" calcext:value-type="float">
            <text:p>146474</text:p>
          </table:table-cell>
          <table:table-cell office:value-type="float" office:value="141593" calcext:value-type="float">
            <text:p>141593</text:p>
          </table:table-cell>
        </table:table-row>
        <table:table-row table:style-name="ro1">
          <table:table-cell office:value-type="float" office:value="142173" calcext:value-type="float">
            <text:p>142173</text:p>
          </table:table-cell>
          <table:table-cell office:value-type="float" office:value="153605" calcext:value-type="float">
            <text:p>153605</text:p>
          </table:table-cell>
        </table:table-row>
        <table:table-row table:style-name="ro1">
          <table:table-cell office:value-type="float" office:value="145453" calcext:value-type="float">
            <text:p>145453</text:p>
          </table:table-cell>
          <table:table-cell office:value-type="float" office:value="146291" calcext:value-type="float">
            <text:p>146291</text:p>
          </table:table-cell>
        </table:table-row>
        <table:table-row table:style-name="ro1">
          <table:table-cell office:value-type="float" office:value="144420" calcext:value-type="float">
            <text:p>144420</text:p>
          </table:table-cell>
          <table:table-cell office:value-type="float" office:value="144031" calcext:value-type="float">
            <text:p>144031</text:p>
          </table:table-cell>
        </table:table-row>
        <table:table-row table:style-name="ro1">
          <table:table-cell office:value-type="float" office:value="146351" calcext:value-type="float">
            <text:p>146351</text:p>
          </table:table-cell>
          <table:table-cell office:value-type="float" office:value="145192" calcext:value-type="float">
            <text:p>145192</text:p>
          </table:table-cell>
        </table:table-row>
        <table:table-row table:style-name="ro1">
          <table:table-cell office:value-type="float" office:value="157482" calcext:value-type="float">
            <text:p>157482</text:p>
          </table:table-cell>
          <table:table-cell office:value-type="float" office:value="146338" calcext:value-type="float">
            <text:p>146338</text:p>
          </table:table-cell>
        </table:table-row>
        <table:table-row table:style-name="ro1">
          <table:table-cell office:value-type="float" office:value="150946" calcext:value-type="float">
            <text:p>150946</text:p>
          </table:table-cell>
          <table:table-cell office:value-type="float" office:value="141924" calcext:value-type="float">
            <text:p>141924</text:p>
          </table:table-cell>
        </table:table-row>
        <table:table-row table:style-name="ro1">
          <table:table-cell office:value-type="float" office:value="147810" calcext:value-type="float">
            <text:p>147810</text:p>
          </table:table-cell>
          <table:table-cell office:value-type="float" office:value="142798" calcext:value-type="float">
            <text:p>142798</text:p>
          </table:table-cell>
        </table:table-row>
        <table:table-row table:style-name="ro1">
          <table:table-cell office:value-type="float" office:value="149342" calcext:value-type="float">
            <text:p>149342</text:p>
          </table:table-cell>
          <table:table-cell office:value-type="float" office:value="142323" calcext:value-type="float">
            <text:p>142323</text:p>
          </table:table-cell>
        </table:table-row>
        <table:table-row table:style-name="ro1">
          <table:table-cell office:value-type="float" office:value="140699" calcext:value-type="float">
            <text:p>140699</text:p>
          </table:table-cell>
          <table:table-cell office:value-type="float" office:value="142153" calcext:value-type="float">
            <text:p>142153</text:p>
          </table:table-cell>
        </table:table-row>
        <table:table-row table:style-name="ro1">
          <table:table-cell office:value-type="float" office:value="148454" calcext:value-type="float">
            <text:p>148454</text:p>
          </table:table-cell>
          <table:table-cell office:value-type="float" office:value="145529" calcext:value-type="float">
            <text:p>145529</text:p>
          </table:table-cell>
        </table:table-row>
        <table:table-row table:style-name="ro1">
          <table:table-cell office:value-type="float" office:value="148774" calcext:value-type="float">
            <text:p>148774</text:p>
          </table:table-cell>
          <table:table-cell office:value-type="float" office:value="140369" calcext:value-type="float">
            <text:p>140369</text:p>
          </table:table-cell>
        </table:table-row>
        <table:table-row table:style-name="ro1">
          <table:table-cell office:value-type="float" office:value="143459" calcext:value-type="float">
            <text:p>143459</text:p>
          </table:table-cell>
          <table:table-cell office:value-type="float" office:value="139330" calcext:value-type="float">
            <text:p>139330</text:p>
          </table:table-cell>
        </table:table-row>
        <table:table-row table:style-name="ro1">
          <table:table-cell office:value-type="float" office:value="156174" calcext:value-type="float">
            <text:p>156174</text:p>
          </table:table-cell>
          <table:table-cell office:value-type="float" office:value="136454" calcext:value-type="float">
            <text:p>136454</text:p>
          </table:table-cell>
        </table:table-row>
        <table:table-row table:style-name="ro1">
          <table:table-cell office:value-type="float" office:value="148043" calcext:value-type="float">
            <text:p>148043</text:p>
          </table:table-cell>
          <table:table-cell office:value-type="float" office:value="140060" calcext:value-type="float">
            <text:p>140060</text:p>
          </table:table-cell>
        </table:table-row>
        <table:table-row table:style-name="ro1">
          <table:table-cell office:value-type="float" office:value="145272" calcext:value-type="float">
            <text:p>145272</text:p>
          </table:table-cell>
          <table:table-cell office:value-type="float" office:value="142087" calcext:value-type="float">
            <text:p>142087</text:p>
          </table:table-cell>
        </table:table-row>
        <table:table-row table:style-name="ro1">
          <table:table-cell office:value-type="float" office:value="147680" calcext:value-type="float">
            <text:p>147680</text:p>
          </table:table-cell>
          <table:table-cell office:value-type="float" office:value="137954" calcext:value-type="float">
            <text:p>137954</text:p>
          </table:table-cell>
        </table:table-row>
        <table:table-row table:style-name="ro1">
          <table:table-cell office:value-type="float" office:value="146732" calcext:value-type="float">
            <text:p>146732</text:p>
          </table:table-cell>
          <table:table-cell office:value-type="float" office:value="138154" calcext:value-type="float">
            <text:p>138154</text:p>
          </table:table-cell>
        </table:table-row>
        <table:table-row table:style-name="ro1">
          <table:table-cell office:value-type="float" office:value="147961" calcext:value-type="float">
            <text:p>147961</text:p>
          </table:table-cell>
          <table:table-cell office:value-type="float" office:value="137880" calcext:value-type="float">
            <text:p>137880</text:p>
          </table:table-cell>
        </table:table-row>
        <table:table-row table:style-name="ro1">
          <table:table-cell office:value-type="float" office:value="149591" calcext:value-type="float">
            <text:p>149591</text:p>
          </table:table-cell>
          <table:table-cell office:value-type="float" office:value="136699" calcext:value-type="float">
            <text:p>136699</text:p>
          </table:table-cell>
        </table:table-row>
        <table:table-row table:style-name="ro1">
          <table:table-cell office:value-type="float" office:value="148590" calcext:value-type="float">
            <text:p>148590</text:p>
          </table:table-cell>
          <table:table-cell office:value-type="float" office:value="136760" calcext:value-type="float">
            <text:p>136760</text:p>
          </table:table-cell>
        </table:table-row>
        <table:table-row table:style-name="ro1">
          <table:table-cell office:value-type="float" office:value="140933" calcext:value-type="float">
            <text:p>140933</text:p>
          </table:table-cell>
          <table:table-cell office:value-type="float" office:value="139361" calcext:value-type="float">
            <text:p>139361</text:p>
          </table:table-cell>
        </table:table-row>
        <table:table-row table:style-name="ro1">
          <table:table-cell office:value-type="float" office:value="146218" calcext:value-type="float">
            <text:p>146218</text:p>
          </table:table-cell>
          <table:table-cell office:value-type="float" office:value="161531" calcext:value-type="float">
            <text:p>161531</text:p>
          </table:table-cell>
        </table:table-row>
        <table:table-row table:style-name="ro1">
          <table:table-cell office:value-type="float" office:value="142066" calcext:value-type="float">
            <text:p>142066</text:p>
          </table:table-cell>
          <table:table-cell office:value-type="float" office:value="138574" calcext:value-type="float">
            <text:p>138574</text:p>
          </table:table-cell>
        </table:table-row>
        <table:table-row table:style-name="ro1">
          <table:table-cell office:value-type="float" office:value="149456" calcext:value-type="float">
            <text:p>149456</text:p>
          </table:table-cell>
          <table:table-cell office:value-type="float" office:value="142102" calcext:value-type="float">
            <text:p>142102</text:p>
          </table:table-cell>
        </table:table-row>
        <table:table-row table:style-name="ro1">
          <table:table-cell office:value-type="float" office:value="167952" calcext:value-type="float">
            <text:p>167952</text:p>
          </table:table-cell>
          <table:table-cell office:value-type="float" office:value="140415" calcext:value-type="float">
            <text:p>140415</text:p>
          </table:table-cell>
        </table:table-row>
        <table:table-row table:style-name="ro1">
          <table:table-cell office:value-type="float" office:value="155351" calcext:value-type="float">
            <text:p>155351</text:p>
          </table:table-cell>
          <table:table-cell office:value-type="float" office:value="140585" calcext:value-type="float">
            <text:p>140585</text:p>
          </table:table-cell>
        </table:table-row>
        <table:table-row table:style-name="ro1">
          <table:table-cell office:value-type="float" office:value="151882" calcext:value-type="float">
            <text:p>151882</text:p>
          </table:table-cell>
          <table:table-cell office:value-type="float" office:value="148824" calcext:value-type="float">
            <text:p>148824</text:p>
          </table:table-cell>
        </table:table-row>
        <table:table-row table:style-name="ro1">
          <table:table-cell office:value-type="float" office:value="146832" calcext:value-type="float">
            <text:p>146832</text:p>
          </table:table-cell>
          <table:table-cell office:value-type="float" office:value="137853" calcext:value-type="float">
            <text:p>137853</text:p>
          </table:table-cell>
        </table:table-row>
        <table:table-row table:style-name="ro1">
          <table:table-cell office:value-type="float" office:value="157769" calcext:value-type="float">
            <text:p>157769</text:p>
          </table:table-cell>
          <table:table-cell office:value-type="float" office:value="139621" calcext:value-type="float">
            <text:p>139621</text:p>
          </table:table-cell>
        </table:table-row>
        <table:table-row table:style-name="ro1">
          <table:table-cell office:value-type="float" office:value="157077" calcext:value-type="float">
            <text:p>157077</text:p>
          </table:table-cell>
          <table:table-cell office:value-type="float" office:value="144577" calcext:value-type="float">
            <text:p>144577</text:p>
          </table:table-cell>
        </table:table-row>
        <table:table-row table:style-name="ro1">
          <table:table-cell office:value-type="float" office:value="157277" calcext:value-type="float">
            <text:p>157277</text:p>
          </table:table-cell>
          <table:table-cell office:value-type="float" office:value="142547" calcext:value-type="float">
            <text:p>142547</text:p>
          </table:table-cell>
        </table:table-row>
        <table:table-row table:style-name="ro1">
          <table:table-cell office:value-type="float" office:value="158275" calcext:value-type="float">
            <text:p>158275</text:p>
          </table:table-cell>
          <table:table-cell office:value-type="float" office:value="138547" calcext:value-type="float">
            <text:p>138547</text:p>
          </table:table-cell>
        </table:table-row>
        <table:table-row table:style-name="ro1">
          <table:table-cell office:value-type="float" office:value="159389" calcext:value-type="float">
            <text:p>159389</text:p>
          </table:table-cell>
          <table:table-cell office:value-type="float" office:value="138149" calcext:value-type="float">
            <text:p>138149</text:p>
          </table:table-cell>
        </table:table-row>
        <table:table-row table:style-name="ro1">
          <table:table-cell office:value-type="float" office:value="153307" calcext:value-type="float">
            <text:p>153307</text:p>
          </table:table-cell>
          <table:table-cell office:value-type="float" office:value="138433" calcext:value-type="float">
            <text:p>138433</text:p>
          </table:table-cell>
        </table:table-row>
        <table:table-row table:style-name="ro1">
          <table:table-cell office:value-type="float" office:value="146521" calcext:value-type="float">
            <text:p>146521</text:p>
          </table:table-cell>
          <table:table-cell office:value-type="float" office:value="138886" calcext:value-type="float">
            <text:p>138886</text:p>
          </table:table-cell>
        </table:table-row>
        <table:table-row table:style-name="ro1">
          <table:table-cell office:value-type="float" office:value="148816" calcext:value-type="float">
            <text:p>148816</text:p>
          </table:table-cell>
          <table:table-cell office:value-type="float" office:value="138083" calcext:value-type="float">
            <text:p>138083</text:p>
          </table:table-cell>
        </table:table-row>
        <table:table-row table:style-name="ro1">
          <table:table-cell office:value-type="float" office:value="150551" calcext:value-type="float">
            <text:p>150551</text:p>
          </table:table-cell>
          <table:table-cell office:value-type="float" office:value="138981" calcext:value-type="float">
            <text:p>138981</text:p>
          </table:table-cell>
        </table:table-row>
        <table:table-row table:style-name="ro1">
          <table:table-cell office:value-type="float" office:value="161286" calcext:value-type="float">
            <text:p>161286</text:p>
          </table:table-cell>
          <table:table-cell office:value-type="float" office:value="139033" calcext:value-type="float">
            <text:p>139033</text:p>
          </table:table-cell>
        </table:table-row>
        <table:table-row table:style-name="ro1">
          <table:table-cell office:value-type="float" office:value="145991" calcext:value-type="float">
            <text:p>145991</text:p>
          </table:table-cell>
          <table:table-cell office:value-type="float" office:value="141228" calcext:value-type="float">
            <text:p>141228</text:p>
          </table:table-cell>
        </table:table-row>
        <table:table-row table:style-name="ro1">
          <table:table-cell office:value-type="float" office:value="147900" calcext:value-type="float">
            <text:p>147900</text:p>
          </table:table-cell>
          <table:table-cell office:value-type="float" office:value="150428" calcext:value-type="float">
            <text:p>150428</text:p>
          </table:table-cell>
        </table:table-row>
        <table:table-row table:style-name="ro1">
          <table:table-cell office:value-type="float" office:value="147638" calcext:value-type="float">
            <text:p>147638</text:p>
          </table:table-cell>
          <table:table-cell office:value-type="float" office:value="142493" calcext:value-type="float">
            <text:p>142493</text:p>
          </table:table-cell>
        </table:table-row>
        <table:table-row table:style-name="ro1">
          <table:table-cell office:value-type="float" office:value="144536" calcext:value-type="float">
            <text:p>144536</text:p>
          </table:table-cell>
          <table:table-cell office:value-type="float" office:value="138432" calcext:value-type="float">
            <text:p>138432</text:p>
          </table:table-cell>
        </table:table-row>
        <table:table-row table:style-name="ro1">
          <table:table-cell office:value-type="float" office:value="151134" calcext:value-type="float">
            <text:p>151134</text:p>
          </table:table-cell>
          <table:table-cell office:value-type="float" office:value="139262" calcext:value-type="float">
            <text:p>139262</text:p>
          </table:table-cell>
        </table:table-row>
        <table:table-row table:style-name="ro1">
          <table:table-cell office:value-type="float" office:value="141912" calcext:value-type="float">
            <text:p>141912</text:p>
          </table:table-cell>
          <table:table-cell office:value-type="float" office:value="145856" calcext:value-type="float">
            <text:p>145856</text:p>
          </table:table-cell>
        </table:table-row>
        <table:table-row table:style-name="ro1">
          <table:table-cell office:value-type="float" office:value="140824" calcext:value-type="float">
            <text:p>140824</text:p>
          </table:table-cell>
          <table:table-cell office:value-type="float" office:value="152026" calcext:value-type="float">
            <text:p>152026</text:p>
          </table:table-cell>
        </table:table-row>
        <table:table-row table:style-name="ro1">
          <table:table-cell office:value-type="float" office:value="156447" calcext:value-type="float">
            <text:p>156447</text:p>
          </table:table-cell>
          <table:table-cell office:value-type="float" office:value="143517" calcext:value-type="float">
            <text:p>143517</text:p>
          </table:table-cell>
        </table:table-row>
        <table:table-row table:style-name="ro1">
          <table:table-cell office:value-type="float" office:value="142441" calcext:value-type="float">
            <text:p>142441</text:p>
          </table:table-cell>
          <table:table-cell office:value-type="float" office:value="139106" calcext:value-type="float">
            <text:p>139106</text:p>
          </table:table-cell>
        </table:table-row>
        <table:table-row table:style-name="ro1">
          <table:table-cell office:value-type="float" office:value="148182" calcext:value-type="float">
            <text:p>148182</text:p>
          </table:table-cell>
          <table:table-cell office:value-type="float" office:value="138596" calcext:value-type="float">
            <text:p>138596</text:p>
          </table:table-cell>
        </table:table-row>
        <table:table-row table:style-name="ro1">
          <table:table-cell office:value-type="float" office:value="165260" calcext:value-type="float">
            <text:p>165260</text:p>
          </table:table-cell>
          <table:table-cell office:value-type="float" office:value="137182" calcext:value-type="float">
            <text:p>137182</text:p>
          </table:table-cell>
        </table:table-row>
        <table:table-row table:style-name="ro1">
          <table:table-cell office:value-type="float" office:value="148064" calcext:value-type="float">
            <text:p>148064</text:p>
          </table:table-cell>
          <table:table-cell office:value-type="float" office:value="137142" calcext:value-type="float">
            <text:p>137142</text:p>
          </table:table-cell>
        </table:table-row>
        <table:table-row table:style-name="ro1">
          <table:table-cell office:value-type="float" office:value="152087" calcext:value-type="float">
            <text:p>152087</text:p>
          </table:table-cell>
          <table:table-cell office:value-type="float" office:value="139619" calcext:value-type="float">
            <text:p>139619</text:p>
          </table:table-cell>
        </table:table-row>
        <table:table-row table:style-name="ro1">
          <table:table-cell office:value-type="float" office:value="151581" calcext:value-type="float">
            <text:p>151581</text:p>
          </table:table-cell>
          <table:table-cell office:value-type="float" office:value="140951" calcext:value-type="float">
            <text:p>140951</text:p>
          </table:table-cell>
        </table:table-row>
        <table:table-row table:style-name="ro1">
          <table:table-cell office:value-type="float" office:value="155741" calcext:value-type="float">
            <text:p>155741</text:p>
          </table:table-cell>
          <table:table-cell office:value-type="float" office:value="139996" calcext:value-type="float">
            <text:p>139996</text:p>
          </table:table-cell>
        </table:table-row>
        <table:table-row table:style-name="ro1">
          <table:table-cell office:value-type="float" office:value="158751" calcext:value-type="float">
            <text:p>158751</text:p>
          </table:table-cell>
          <table:table-cell office:value-type="float" office:value="138959" calcext:value-type="float">
            <text:p>138959</text:p>
          </table:table-cell>
        </table:table-row>
        <table:table-row table:style-name="ro1">
          <table:table-cell office:value-type="float" office:value="153078" calcext:value-type="float">
            <text:p>153078</text:p>
          </table:table-cell>
          <table:table-cell office:value-type="float" office:value="140524" calcext:value-type="float">
            <text:p>140524</text:p>
          </table:table-cell>
        </table:table-row>
        <table:table-row table:style-name="ro1">
          <table:table-cell office:value-type="float" office:value="147103" calcext:value-type="float">
            <text:p>147103</text:p>
          </table:table-cell>
          <table:table-cell office:value-type="float" office:value="139221" calcext:value-type="float">
            <text:p>139221</text:p>
          </table:table-cell>
        </table:table-row>
        <table:table-row table:style-name="ro1">
          <table:table-cell office:value-type="float" office:value="147589" calcext:value-type="float">
            <text:p>147589</text:p>
          </table:table-cell>
          <table:table-cell office:value-type="float" office:value="138138" calcext:value-type="float">
            <text:p>138138</text:p>
          </table:table-cell>
        </table:table-row>
        <table:table-row table:style-name="ro1">
          <table:table-cell office:value-type="float" office:value="153785" calcext:value-type="float">
            <text:p>153785</text:p>
          </table:table-cell>
          <table:table-cell office:value-type="float" office:value="141504" calcext:value-type="float">
            <text:p>141504</text:p>
          </table:table-cell>
        </table:table-row>
        <table:table-row table:style-name="ro1">
          <table:table-cell office:value-type="float" office:value="148147" calcext:value-type="float">
            <text:p>148147</text:p>
          </table:table-cell>
          <table:table-cell office:value-type="float" office:value="140002" calcext:value-type="float">
            <text:p>140002</text:p>
          </table:table-cell>
        </table:table-row>
        <table:table-row table:style-name="ro1">
          <table:table-cell office:value-type="float" office:value="146813" calcext:value-type="float">
            <text:p>146813</text:p>
          </table:table-cell>
          <table:table-cell office:value-type="float" office:value="139007" calcext:value-type="float">
            <text:p>139007</text:p>
          </table:table-cell>
        </table:table-row>
        <table:table-row table:style-name="ro1">
          <table:table-cell office:value-type="float" office:value="149537" calcext:value-type="float">
            <text:p>149537</text:p>
          </table:table-cell>
          <table:table-cell office:value-type="float" office:value="137276" calcext:value-type="float">
            <text:p>137276</text:p>
          </table:table-cell>
        </table:table-row>
        <table:table-row table:style-name="ro1">
          <table:table-cell office:value-type="float" office:value="148051" calcext:value-type="float">
            <text:p>148051</text:p>
          </table:table-cell>
          <table:table-cell office:value-type="float" office:value="138228" calcext:value-type="float">
            <text:p>138228</text:p>
          </table:table-cell>
        </table:table-row>
        <table:table-row table:style-name="ro1">
          <table:table-cell office:value-type="float" office:value="144533" calcext:value-type="float">
            <text:p>144533</text:p>
          </table:table-cell>
          <table:table-cell office:value-type="float" office:value="138767" calcext:value-type="float">
            <text:p>138767</text:p>
          </table:table-cell>
        </table:table-row>
        <table:table-row table:style-name="ro1">
          <table:table-cell office:value-type="float" office:value="142551" calcext:value-type="float">
            <text:p>142551</text:p>
          </table:table-cell>
          <table:table-cell office:value-type="float" office:value="139160" calcext:value-type="float">
            <text:p>139160</text:p>
          </table:table-cell>
        </table:table-row>
        <table:table-row table:style-name="ro1">
          <table:table-cell office:value-type="float" office:value="148726" calcext:value-type="float">
            <text:p>148726</text:p>
          </table:table-cell>
          <table:table-cell office:value-type="float" office:value="140891" calcext:value-type="float">
            <text:p>140891</text:p>
          </table:table-cell>
        </table:table-row>
        <table:table-row table:style-name="ro1">
          <table:table-cell office:value-type="float" office:value="144464" calcext:value-type="float">
            <text:p>144464</text:p>
          </table:table-cell>
          <table:table-cell office:value-type="float" office:value="139652" calcext:value-type="float">
            <text:p>139652</text:p>
          </table:table-cell>
        </table:table-row>
        <table:table-row table:style-name="ro1">
          <table:table-cell office:value-type="float" office:value="144689" calcext:value-type="float">
            <text:p>144689</text:p>
          </table:table-cell>
          <table:table-cell office:value-type="float" office:value="141080" calcext:value-type="float">
            <text:p>141080</text:p>
          </table:table-cell>
        </table:table-row>
        <table:table-row table:style-name="ro1">
          <table:table-cell office:value-type="float" office:value="147385" calcext:value-type="float">
            <text:p>147385</text:p>
          </table:table-cell>
          <table:table-cell office:value-type="float" office:value="138916" calcext:value-type="float">
            <text:p>138916</text:p>
          </table:table-cell>
        </table:table-row>
        <table:table-row table:style-name="ro1">
          <table:table-cell office:value-type="float" office:value="145554" calcext:value-type="float">
            <text:p>145554</text:p>
          </table:table-cell>
          <table:table-cell office:value-type="float" office:value="138900" calcext:value-type="float">
            <text:p>138900</text:p>
          </table:table-cell>
        </table:table-row>
        <table:table-row table:style-name="ro1">
          <table:table-cell office:value-type="float" office:value="151172" calcext:value-type="float">
            <text:p>151172</text:p>
          </table:table-cell>
          <table:table-cell office:value-type="float" office:value="139762" calcext:value-type="float">
            <text:p>139762</text:p>
          </table:table-cell>
        </table:table-row>
        <table:table-row table:style-name="ro1">
          <table:table-cell office:value-type="float" office:value="157726" calcext:value-type="float">
            <text:p>157726</text:p>
          </table:table-cell>
          <table:table-cell office:value-type="float" office:value="139448" calcext:value-type="float">
            <text:p>139448</text:p>
          </table:table-cell>
        </table:table-row>
        <table:table-row table:style-name="ro1">
          <table:table-cell office:value-type="float" office:value="146685" calcext:value-type="float">
            <text:p>146685</text:p>
          </table:table-cell>
          <table:table-cell office:value-type="float" office:value="140709" calcext:value-type="float">
            <text:p>140709</text:p>
          </table:table-cell>
        </table:table-row>
        <table:table-row table:style-name="ro1">
          <table:table-cell office:value-type="float" office:value="146057" calcext:value-type="float">
            <text:p>146057</text:p>
          </table:table-cell>
          <table:table-cell office:value-type="float" office:value="139110" calcext:value-type="float">
            <text:p>139110</text:p>
          </table:table-cell>
        </table:table-row>
        <table:table-row table:style-name="ro1">
          <table:table-cell office:value-type="float" office:value="142302" calcext:value-type="float">
            <text:p>142302</text:p>
          </table:table-cell>
          <table:table-cell office:value-type="float" office:value="142761" calcext:value-type="float">
            <text:p>142761</text:p>
          </table:table-cell>
        </table:table-row>
        <table:table-row table:style-name="ro1">
          <table:table-cell office:value-type="float" office:value="145067" calcext:value-type="float">
            <text:p>145067</text:p>
          </table:table-cell>
          <table:table-cell office:value-type="float" office:value="140213" calcext:value-type="float">
            <text:p>140213</text:p>
          </table:table-cell>
        </table:table-row>
        <table:table-row table:style-name="ro1">
          <table:table-cell office:value-type="float" office:value="145024" calcext:value-type="float">
            <text:p>145024</text:p>
          </table:table-cell>
          <table:table-cell office:value-type="float" office:value="140287" calcext:value-type="float">
            <text:p>140287</text:p>
          </table:table-cell>
        </table:table-row>
        <table:table-row table:style-name="ro1">
          <table:table-cell office:value-type="float" office:value="149757" calcext:value-type="float">
            <text:p>149757</text:p>
          </table:table-cell>
          <table:table-cell office:value-type="float" office:value="140132" calcext:value-type="float">
            <text:p>140132</text:p>
          </table:table-cell>
        </table:table-row>
        <table:table-row table:style-name="ro1">
          <table:table-cell office:value-type="float" office:value="149065" calcext:value-type="float">
            <text:p>149065</text:p>
          </table:table-cell>
          <table:table-cell office:value-type="float" office:value="137821" calcext:value-type="float">
            <text:p>137821</text:p>
          </table:table-cell>
        </table:table-row>
        <table:table-row table:style-name="ro1">
          <table:table-cell office:value-type="float" office:value="146871" calcext:value-type="float">
            <text:p>146871</text:p>
          </table:table-cell>
          <table:table-cell office:value-type="float" office:value="137740" calcext:value-type="float">
            <text:p>137740</text:p>
          </table:table-cell>
        </table:table-row>
        <table:table-row table:style-name="ro1">
          <table:table-cell office:value-type="float" office:value="141510" calcext:value-type="float">
            <text:p>141510</text:p>
          </table:table-cell>
          <table:table-cell office:value-type="float" office:value="140496" calcext:value-type="float">
            <text:p>140496</text:p>
          </table:table-cell>
        </table:table-row>
        <table:table-row table:style-name="ro1">
          <table:table-cell office:value-type="float" office:value="161469" calcext:value-type="float">
            <text:p>161469</text:p>
          </table:table-cell>
          <table:table-cell office:value-type="float" office:value="139283" calcext:value-type="float">
            <text:p>139283</text:p>
          </table:table-cell>
        </table:table-row>
        <table:table-row table:style-name="ro1">
          <table:table-cell office:value-type="float" office:value="155607" calcext:value-type="float">
            <text:p>155607</text:p>
          </table:table-cell>
          <table:table-cell office:value-type="float" office:value="140589" calcext:value-type="float">
            <text:p>140589</text:p>
          </table:table-cell>
        </table:table-row>
        <table:table-row table:style-name="ro1">
          <table:table-cell office:value-type="float" office:value="177634" calcext:value-type="float">
            <text:p>177634</text:p>
          </table:table-cell>
          <table:table-cell office:value-type="float" office:value="142180" calcext:value-type="float">
            <text:p>142180</text:p>
          </table:table-cell>
        </table:table-row>
        <table:table-row table:style-name="ro1">
          <table:table-cell office:value-type="float" office:value="151013" calcext:value-type="float">
            <text:p>151013</text:p>
          </table:table-cell>
          <table:table-cell office:value-type="float" office:value="145458" calcext:value-type="float">
            <text:p>145458</text:p>
          </table:table-cell>
        </table:table-row>
        <table:table-row table:style-name="ro1">
          <table:table-cell office:value-type="float" office:value="152052" calcext:value-type="float">
            <text:p>152052</text:p>
          </table:table-cell>
          <table:table-cell office:value-type="float" office:value="142965" calcext:value-type="float">
            <text:p>142965</text:p>
          </table:table-cell>
        </table:table-row>
        <table:table-row table:style-name="ro1">
          <table:table-cell office:value-type="float" office:value="162370" calcext:value-type="float">
            <text:p>162370</text:p>
          </table:table-cell>
          <table:table-cell office:value-type="float" office:value="143830" calcext:value-type="float">
            <text:p>143830</text:p>
          </table:table-cell>
        </table:table-row>
        <table:table-row table:style-name="ro1">
          <table:table-cell office:value-type="float" office:value="149825" calcext:value-type="float">
            <text:p>149825</text:p>
          </table:table-cell>
          <table:table-cell office:value-type="float" office:value="144153" calcext:value-type="float">
            <text:p>144153</text:p>
          </table:table-cell>
        </table:table-row>
        <table:table-row table:style-name="ro1">
          <table:table-cell office:value-type="float" office:value="148382" calcext:value-type="float">
            <text:p>148382</text:p>
          </table:table-cell>
          <table:table-cell office:value-type="float" office:value="141889" calcext:value-type="float">
            <text:p>141889</text:p>
          </table:table-cell>
        </table:table-row>
        <table:table-row table:style-name="ro1">
          <table:table-cell office:value-type="float" office:value="140128" calcext:value-type="float">
            <text:p>140128</text:p>
          </table:table-cell>
          <table:table-cell office:value-type="float" office:value="145861" calcext:value-type="float">
            <text:p>145861</text:p>
          </table:table-cell>
        </table:table-row>
        <table:table-row table:style-name="ro1">
          <table:table-cell office:value-type="float" office:value="147576" calcext:value-type="float">
            <text:p>147576</text:p>
          </table:table-cell>
          <table:table-cell office:value-type="float" office:value="141578" calcext:value-type="float">
            <text:p>141578</text:p>
          </table:table-cell>
        </table:table-row>
        <table:table-row table:style-name="ro1">
          <table:table-cell office:value-type="float" office:value="140819" calcext:value-type="float">
            <text:p>140819</text:p>
          </table:table-cell>
          <table:table-cell office:value-type="float" office:value="137944" calcext:value-type="float">
            <text:p>137944</text:p>
          </table:table-cell>
        </table:table-row>
        <table:table-row table:style-name="ro1">
          <table:table-cell office:value-type="float" office:value="146703" calcext:value-type="float">
            <text:p>146703</text:p>
          </table:table-cell>
          <table:table-cell office:value-type="float" office:value="140695" calcext:value-type="float">
            <text:p>140695</text:p>
          </table:table-cell>
        </table:table-row>
        <table:table-row table:style-name="ro1">
          <table:table-cell office:value-type="float" office:value="139465" calcext:value-type="float">
            <text:p>139465</text:p>
          </table:table-cell>
          <table:table-cell office:value-type="float" office:value="138552" calcext:value-type="float">
            <text:p>138552</text:p>
          </table:table-cell>
        </table:table-row>
        <table:table-row table:style-name="ro1">
          <table:table-cell office:value-type="float" office:value="145974" calcext:value-type="float">
            <text:p>145974</text:p>
          </table:table-cell>
          <table:table-cell office:value-type="float" office:value="140924" calcext:value-type="float">
            <text:p>140924</text:p>
          </table:table-cell>
        </table:table-row>
        <table:table-row table:style-name="ro1">
          <table:table-cell office:value-type="float" office:value="142218" calcext:value-type="float">
            <text:p>142218</text:p>
          </table:table-cell>
          <table:table-cell office:value-type="float" office:value="141647" calcext:value-type="float">
            <text:p>141647</text:p>
          </table:table-cell>
        </table:table-row>
        <table:table-row table:style-name="ro1">
          <table:table-cell office:value-type="float" office:value="146352" calcext:value-type="float">
            <text:p>146352</text:p>
          </table:table-cell>
          <table:table-cell office:value-type="float" office:value="143932" calcext:value-type="float">
            <text:p>143932</text:p>
          </table:table-cell>
        </table:table-row>
        <table:table-row table:style-name="ro1">
          <table:table-cell office:value-type="float" office:value="149547" calcext:value-type="float">
            <text:p>149547</text:p>
          </table:table-cell>
          <table:table-cell office:value-type="float" office:value="142642" calcext:value-type="float">
            <text:p>142642</text:p>
          </table:table-cell>
        </table:table-row>
        <table:table-row table:style-name="ro1">
          <table:table-cell office:value-type="float" office:value="145057" calcext:value-type="float">
            <text:p>145057</text:p>
          </table:table-cell>
          <table:table-cell office:value-type="float" office:value="139522" calcext:value-type="float">
            <text:p>139522</text:p>
          </table:table-cell>
        </table:table-row>
        <table:table-row table:style-name="ro1">
          <table:table-cell office:value-type="float" office:value="145275" calcext:value-type="float">
            <text:p>145275</text:p>
          </table:table-cell>
          <table:table-cell office:value-type="float" office:value="137520" calcext:value-type="float">
            <text:p>137520</text:p>
          </table:table-cell>
        </table:table-row>
        <table:table-row table:style-name="ro1">
          <table:table-cell office:value-type="float" office:value="144278" calcext:value-type="float">
            <text:p>144278</text:p>
          </table:table-cell>
          <table:table-cell office:value-type="float" office:value="148158" calcext:value-type="float">
            <text:p>148158</text:p>
          </table:table-cell>
        </table:table-row>
        <table:table-row table:style-name="ro1">
          <table:table-cell office:value-type="float" office:value="160080" calcext:value-type="float">
            <text:p>160080</text:p>
          </table:table-cell>
          <table:table-cell office:value-type="float" office:value="138961" calcext:value-type="float">
            <text:p>138961</text:p>
          </table:table-cell>
        </table:table-row>
        <table:table-row table:style-name="ro1">
          <table:table-cell office:value-type="float" office:value="166175" calcext:value-type="float">
            <text:p>166175</text:p>
          </table:table-cell>
          <table:table-cell office:value-type="float" office:value="138757" calcext:value-type="float">
            <text:p>138757</text:p>
          </table:table-cell>
        </table:table-row>
        <table:table-row table:style-name="ro1">
          <table:table-cell office:value-type="float" office:value="149181" calcext:value-type="float">
            <text:p>149181</text:p>
          </table:table-cell>
          <table:table-cell office:value-type="float" office:value="139591" calcext:value-type="float">
            <text:p>139591</text:p>
          </table:table-cell>
        </table:table-row>
        <table:table-row table:style-name="ro1">
          <table:table-cell office:value-type="float" office:value="144046" calcext:value-type="float">
            <text:p>144046</text:p>
          </table:table-cell>
          <table:table-cell office:value-type="float" office:value="141984" calcext:value-type="float">
            <text:p>141984</text:p>
          </table:table-cell>
        </table:table-row>
        <table:table-row table:style-name="ro1">
          <table:table-cell office:value-type="float" office:value="146375" calcext:value-type="float">
            <text:p>146375</text:p>
          </table:table-cell>
          <table:table-cell office:value-type="float" office:value="141910" calcext:value-type="float">
            <text:p>141910</text:p>
          </table:table-cell>
        </table:table-row>
        <table:table-row table:style-name="ro1">
          <table:table-cell office:value-type="float" office:value="152923" calcext:value-type="float">
            <text:p>152923</text:p>
          </table:table-cell>
          <table:table-cell office:value-type="float" office:value="144283" calcext:value-type="float">
            <text:p>144283</text:p>
          </table:table-cell>
        </table:table-row>
        <table:table-row table:style-name="ro1">
          <table:table-cell office:value-type="float" office:value="151557" calcext:value-type="float">
            <text:p>151557</text:p>
          </table:table-cell>
          <table:table-cell office:value-type="float" office:value="141710" calcext:value-type="float">
            <text:p>141710</text:p>
          </table:table-cell>
        </table:table-row>
        <table:table-row table:style-name="ro1">
          <table:table-cell office:value-type="float" office:value="149289" calcext:value-type="float">
            <text:p>149289</text:p>
          </table:table-cell>
          <table:table-cell office:value-type="float" office:value="137181" calcext:value-type="float">
            <text:p>137181</text:p>
          </table:table-cell>
        </table:table-row>
        <table:table-row table:style-name="ro1">
          <table:table-cell office:value-type="float" office:value="150322" calcext:value-type="float">
            <text:p>150322</text:p>
          </table:table-cell>
          <table:table-cell office:value-type="float" office:value="137971" calcext:value-type="float">
            <text:p>137971</text:p>
          </table:table-cell>
        </table:table-row>
        <table:table-row table:style-name="ro1">
          <table:table-cell office:value-type="float" office:value="151749" calcext:value-type="float">
            <text:p>151749</text:p>
          </table:table-cell>
          <table:table-cell office:value-type="float" office:value="137738" calcext:value-type="float">
            <text:p>137738</text:p>
          </table:table-cell>
        </table:table-row>
        <table:table-row table:style-name="ro1">
          <table:table-cell office:value-type="float" office:value="149515" calcext:value-type="float">
            <text:p>149515</text:p>
          </table:table-cell>
          <table:table-cell office:value-type="float" office:value="137845" calcext:value-type="float">
            <text:p>137845</text:p>
          </table:table-cell>
        </table:table-row>
        <table:table-row table:style-name="ro1">
          <table:table-cell office:value-type="float" office:value="147322" calcext:value-type="float">
            <text:p>147322</text:p>
          </table:table-cell>
          <table:table-cell office:value-type="float" office:value="136985" calcext:value-type="float">
            <text:p>136985</text:p>
          </table:table-cell>
        </table:table-row>
        <table:table-row table:style-name="ro1">
          <table:table-cell office:value-type="float" office:value="150881" calcext:value-type="float">
            <text:p>150881</text:p>
          </table:table-cell>
          <table:table-cell office:value-type="float" office:value="142358" calcext:value-type="float">
            <text:p>142358</text:p>
          </table:table-cell>
        </table:table-row>
        <table:table-row table:style-name="ro1">
          <table:table-cell office:value-type="float" office:value="151374" calcext:value-type="float">
            <text:p>151374</text:p>
          </table:table-cell>
          <table:table-cell office:value-type="float" office:value="135045" calcext:value-type="float">
            <text:p>135045</text:p>
          </table:table-cell>
        </table:table-row>
        <table:table-row table:style-name="ro1">
          <table:table-cell office:value-type="float" office:value="152431" calcext:value-type="float">
            <text:p>152431</text:p>
          </table:table-cell>
          <table:table-cell office:value-type="float" office:value="136476" calcext:value-type="float">
            <text:p>136476</text:p>
          </table:table-cell>
        </table:table-row>
        <table:table-row table:style-name="ro1">
          <table:table-cell office:value-type="float" office:value="154982" calcext:value-type="float">
            <text:p>154982</text:p>
          </table:table-cell>
          <table:table-cell office:value-type="float" office:value="136098" calcext:value-type="float">
            <text:p>136098</text:p>
          </table:table-cell>
        </table:table-row>
        <table:table-row table:style-name="ro1">
          <table:table-cell office:value-type="float" office:value="148891" calcext:value-type="float">
            <text:p>148891</text:p>
          </table:table-cell>
          <table:table-cell office:value-type="float" office:value="139160" calcext:value-type="float">
            <text:p>139160</text:p>
          </table:table-cell>
        </table:table-row>
        <table:table-row table:style-name="ro1">
          <table:table-cell office:value-type="float" office:value="151492" calcext:value-type="float">
            <text:p>151492</text:p>
          </table:table-cell>
          <table:table-cell office:value-type="float" office:value="141217" calcext:value-type="float">
            <text:p>141217</text:p>
          </table:table-cell>
        </table:table-row>
        <table:table-row table:style-name="ro1">
          <table:table-cell office:value-type="float" office:value="151988" calcext:value-type="float">
            <text:p>151988</text:p>
          </table:table-cell>
          <table:table-cell office:value-type="float" office:value="140156" calcext:value-type="float">
            <text:p>140156</text:p>
          </table:table-cell>
        </table:table-row>
        <table:table-row table:style-name="ro1">
          <table:table-cell office:value-type="float" office:value="157594" calcext:value-type="float">
            <text:p>157594</text:p>
          </table:table-cell>
          <table:table-cell office:value-type="float" office:value="139096" calcext:value-type="float">
            <text:p>139096</text:p>
          </table:table-cell>
        </table:table-row>
        <table:table-row table:style-name="ro1">
          <table:table-cell office:value-type="float" office:value="145960" calcext:value-type="float">
            <text:p>145960</text:p>
          </table:table-cell>
          <table:table-cell office:value-type="float" office:value="141987" calcext:value-type="float">
            <text:p>141987</text:p>
          </table:table-cell>
        </table:table-row>
        <table:table-row table:style-name="ro1">
          <table:table-cell office:value-type="float" office:value="144915" calcext:value-type="float">
            <text:p>144915</text:p>
          </table:table-cell>
          <table:table-cell office:value-type="float" office:value="139626" calcext:value-type="float">
            <text:p>139626</text:p>
          </table:table-cell>
        </table:table-row>
        <table:table-row table:style-name="ro1">
          <table:table-cell office:value-type="float" office:value="148437" calcext:value-type="float">
            <text:p>148437</text:p>
          </table:table-cell>
          <table:table-cell office:value-type="float" office:value="139778" calcext:value-type="float">
            <text:p>139778</text:p>
          </table:table-cell>
        </table:table-row>
        <table:table-row table:style-name="ro1">
          <table:table-cell office:value-type="float" office:value="147410" calcext:value-type="float">
            <text:p>147410</text:p>
          </table:table-cell>
          <table:table-cell office:value-type="float" office:value="137649" calcext:value-type="float">
            <text:p>137649</text:p>
          </table:table-cell>
        </table:table-row>
        <table:table-row table:style-name="ro1">
          <table:table-cell office:value-type="float" office:value="148512" calcext:value-type="float">
            <text:p>148512</text:p>
          </table:table-cell>
          <table:table-cell office:value-type="float" office:value="139097" calcext:value-type="float">
            <text:p>139097</text:p>
          </table:table-cell>
        </table:table-row>
        <table:table-row table:style-name="ro1">
          <table:table-cell office:value-type="float" office:value="144884" calcext:value-type="float">
            <text:p>144884</text:p>
          </table:table-cell>
          <table:table-cell office:value-type="float" office:value="136704" calcext:value-type="float">
            <text:p>136704</text:p>
          </table:table-cell>
        </table:table-row>
        <table:table-row table:style-name="ro1">
          <table:table-cell office:value-type="float" office:value="153256" calcext:value-type="float">
            <text:p>153256</text:p>
          </table:table-cell>
          <table:table-cell office:value-type="float" office:value="137361" calcext:value-type="float">
            <text:p>137361</text:p>
          </table:table-cell>
        </table:table-row>
        <table:table-row table:style-name="ro1">
          <table:table-cell office:value-type="float" office:value="142658" calcext:value-type="float">
            <text:p>142658</text:p>
          </table:table-cell>
          <table:table-cell office:value-type="float" office:value="135693" calcext:value-type="float">
            <text:p>135693</text:p>
          </table:table-cell>
        </table:table-row>
        <table:table-row table:style-name="ro1">
          <table:table-cell office:value-type="float" office:value="155825" calcext:value-type="float">
            <text:p>155825</text:p>
          </table:table-cell>
          <table:table-cell office:value-type="float" office:value="136708" calcext:value-type="float">
            <text:p>136708</text:p>
          </table:table-cell>
        </table:table-row>
        <table:table-row table:style-name="ro1">
          <table:table-cell office:value-type="float" office:value="161504" calcext:value-type="float">
            <text:p>161504</text:p>
          </table:table-cell>
          <table:table-cell office:value-type="float" office:value="137558" calcext:value-type="float">
            <text:p>137558</text:p>
          </table:table-cell>
        </table:table-row>
        <table:table-row table:style-name="ro1">
          <table:table-cell office:value-type="float" office:value="163814" calcext:value-type="float">
            <text:p>163814</text:p>
          </table:table-cell>
          <table:table-cell office:value-type="float" office:value="137805" calcext:value-type="float">
            <text:p>137805</text:p>
          </table:table-cell>
        </table:table-row>
        <table:table-row table:style-name="ro1">
          <table:table-cell office:value-type="float" office:value="172173" calcext:value-type="float">
            <text:p>172173</text:p>
          </table:table-cell>
          <table:table-cell office:value-type="float" office:value="136813" calcext:value-type="float">
            <text:p>136813</text:p>
          </table:table-cell>
        </table:table-row>
        <table:table-row table:style-name="ro1">
          <table:table-cell office:value-type="float" office:value="163671" calcext:value-type="float">
            <text:p>163671</text:p>
          </table:table-cell>
          <table:table-cell office:value-type="float" office:value="143166" calcext:value-type="float">
            <text:p>143166</text:p>
          </table:table-cell>
        </table:table-row>
        <table:table-row table:style-name="ro1">
          <table:table-cell office:value-type="float" office:value="165008" calcext:value-type="float">
            <text:p>165008</text:p>
          </table:table-cell>
          <table:table-cell office:value-type="float" office:value="141065" calcext:value-type="float">
            <text:p>141065</text:p>
          </table:table-cell>
        </table:table-row>
        <table:table-row table:style-name="ro1">
          <table:table-cell office:value-type="float" office:value="158301" calcext:value-type="float">
            <text:p>158301</text:p>
          </table:table-cell>
          <table:table-cell office:value-type="float" office:value="148443" calcext:value-type="float">
            <text:p>148443</text:p>
          </table:table-cell>
        </table:table-row>
        <table:table-row table:style-name="ro1">
          <table:table-cell office:value-type="float" office:value="160284" calcext:value-type="float">
            <text:p>160284</text:p>
          </table:table-cell>
          <table:table-cell office:value-type="float" office:value="148391" calcext:value-type="float">
            <text:p>148391</text:p>
          </table:table-cell>
        </table:table-row>
        <table:table-row table:style-name="ro1">
          <table:table-cell office:value-type="float" office:value="154983" calcext:value-type="float">
            <text:p>154983</text:p>
          </table:table-cell>
          <table:table-cell office:value-type="float" office:value="150839" calcext:value-type="float">
            <text:p>150839</text:p>
          </table:table-cell>
        </table:table-row>
        <table:table-row table:style-name="ro1">
          <table:table-cell office:value-type="float" office:value="170138" calcext:value-type="float">
            <text:p>170138</text:p>
          </table:table-cell>
          <table:table-cell office:value-type="float" office:value="147303" calcext:value-type="float">
            <text:p>147303</text:p>
          </table:table-cell>
        </table:table-row>
        <table:table-row table:style-name="ro1">
          <table:table-cell office:value-type="float" office:value="166540" calcext:value-type="float">
            <text:p>166540</text:p>
          </table:table-cell>
          <table:table-cell office:value-type="float" office:value="146009" calcext:value-type="float">
            <text:p>146009</text:p>
          </table:table-cell>
        </table:table-row>
        <table:table-row table:style-name="ro1">
          <table:table-cell office:value-type="float" office:value="159169" calcext:value-type="float">
            <text:p>159169</text:p>
          </table:table-cell>
          <table:table-cell office:value-type="float" office:value="147584" calcext:value-type="float">
            <text:p>147584</text:p>
          </table:table-cell>
        </table:table-row>
        <table:table-row table:style-name="ro1">
          <table:table-cell office:value-type="float" office:value="165114" calcext:value-type="float">
            <text:p>165114</text:p>
          </table:table-cell>
          <table:table-cell office:value-type="float" office:value="145352" calcext:value-type="float">
            <text:p>145352</text:p>
          </table:table-cell>
        </table:table-row>
        <table:table-row table:style-name="ro1">
          <table:table-cell office:value-type="float" office:value="181690" calcext:value-type="float">
            <text:p>181690</text:p>
          </table:table-cell>
          <table:table-cell office:value-type="float" office:value="147835" calcext:value-type="float">
            <text:p>147835</text:p>
          </table:table-cell>
        </table:table-row>
        <table:table-row table:style-name="ro1">
          <table:table-cell office:value-type="float" office:value="158471" calcext:value-type="float">
            <text:p>158471</text:p>
          </table:table-cell>
          <table:table-cell office:value-type="float" office:value="146362" calcext:value-type="float">
            <text:p>146362</text:p>
          </table:table-cell>
        </table:table-row>
        <table:table-row table:style-name="ro1">
          <table:table-cell office:value-type="float" office:value="167137" calcext:value-type="float">
            <text:p>167137</text:p>
          </table:table-cell>
          <table:table-cell office:value-type="float" office:value="147770" calcext:value-type="float">
            <text:p>147770</text:p>
          </table:table-cell>
        </table:table-row>
        <table:table-row table:style-name="ro1">
          <table:table-cell office:value-type="float" office:value="161765" calcext:value-type="float">
            <text:p>161765</text:p>
          </table:table-cell>
          <table:table-cell office:value-type="float" office:value="147205" calcext:value-type="float">
            <text:p>147205</text:p>
          </table:table-cell>
        </table:table-row>
        <table:table-row table:style-name="ro1">
          <table:table-cell office:value-type="float" office:value="163217" calcext:value-type="float">
            <text:p>163217</text:p>
          </table:table-cell>
          <table:table-cell office:value-type="float" office:value="148854" calcext:value-type="float">
            <text:p>148854</text:p>
          </table:table-cell>
        </table:table-row>
        <table:table-row table:style-name="ro1">
          <table:table-cell office:value-type="float" office:value="170110" calcext:value-type="float">
            <text:p>170110</text:p>
          </table:table-cell>
          <table:table-cell office:value-type="float" office:value="147549" calcext:value-type="float">
            <text:p>147549</text:p>
          </table:table-cell>
        </table:table-row>
        <table:table-row table:style-name="ro1">
          <table:table-cell office:value-type="float" office:value="156027" calcext:value-type="float">
            <text:p>156027</text:p>
          </table:table-cell>
          <table:table-cell office:value-type="float" office:value="146973" calcext:value-type="float">
            <text:p>146973</text:p>
          </table:table-cell>
        </table:table-row>
        <table:table-row table:style-name="ro1">
          <table:table-cell office:value-type="float" office:value="164740" calcext:value-type="float">
            <text:p>164740</text:p>
          </table:table-cell>
          <table:table-cell office:value-type="float" office:value="146257" calcext:value-type="float">
            <text:p>146257</text:p>
          </table:table-cell>
        </table:table-row>
        <table:table-row table:style-name="ro1">
          <table:table-cell office:value-type="float" office:value="169864" calcext:value-type="float">
            <text:p>169864</text:p>
          </table:table-cell>
          <table:table-cell office:value-type="float" office:value="146523" calcext:value-type="float">
            <text:p>146523</text:p>
          </table:table-cell>
        </table:table-row>
        <table:table-row table:style-name="ro1">
          <table:table-cell office:value-type="float" office:value="163943" calcext:value-type="float">
            <text:p>163943</text:p>
          </table:table-cell>
          <table:table-cell office:value-type="float" office:value="147300" calcext:value-type="float">
            <text:p>147300</text:p>
          </table:table-cell>
        </table:table-row>
        <table:table-row table:style-name="ro1">
          <table:table-cell office:value-type="float" office:value="162850" calcext:value-type="float">
            <text:p>162850</text:p>
          </table:table-cell>
          <table:table-cell office:value-type="float" office:value="146064" calcext:value-type="float">
            <text:p>146064</text:p>
          </table:table-cell>
        </table:table-row>
        <table:table-row table:style-name="ro1">
          <table:table-cell office:value-type="float" office:value="241717" calcext:value-type="float">
            <text:p>241717</text:p>
          </table:table-cell>
          <table:table-cell office:value-type="float" office:value="148372" calcext:value-type="float">
            <text:p>148372</text:p>
          </table:table-cell>
        </table:table-row>
        <table:table-row table:style-name="ro1">
          <table:table-cell office:value-type="float" office:value="268502" calcext:value-type="float">
            <text:p>268502</text:p>
          </table:table-cell>
          <table:table-cell office:value-type="float" office:value="149798" calcext:value-type="float">
            <text:p>149798</text:p>
          </table:table-cell>
        </table:table-row>
        <table:table-row table:style-name="ro1">
          <table:table-cell office:value-type="float" office:value="266440" calcext:value-type="float">
            <text:p>266440</text:p>
          </table:table-cell>
          <table:table-cell office:value-type="float" office:value="147565" calcext:value-type="float">
            <text:p>147565</text:p>
          </table:table-cell>
        </table:table-row>
        <table:table-row table:style-name="ro1">
          <table:table-cell office:value-type="float" office:value="264665" calcext:value-type="float">
            <text:p>264665</text:p>
          </table:table-cell>
          <table:table-cell office:value-type="float" office:value="149018" calcext:value-type="float">
            <text:p>149018</text:p>
          </table:table-cell>
        </table:table-row>
        <table:table-row table:style-name="ro1">
          <table:table-cell office:value-type="float" office:value="263849" calcext:value-type="float">
            <text:p>263849</text:p>
          </table:table-cell>
          <table:table-cell office:value-type="float" office:value="145376" calcext:value-type="float">
            <text:p>145376</text:p>
          </table:table-cell>
        </table:table-row>
        <table:table-row table:style-name="ro1">
          <table:table-cell office:value-type="float" office:value="257743" calcext:value-type="float">
            <text:p>257743</text:p>
          </table:table-cell>
          <table:table-cell office:value-type="float" office:value="144860" calcext:value-type="float">
            <text:p>144860</text:p>
          </table:table-cell>
        </table:table-row>
        <table:table-row table:style-name="ro1">
          <table:table-cell office:value-type="float" office:value="263497" calcext:value-type="float">
            <text:p>263497</text:p>
          </table:table-cell>
          <table:table-cell office:value-type="float" office:value="144653" calcext:value-type="float">
            <text:p>144653</text:p>
          </table:table-cell>
        </table:table-row>
        <table:table-row table:style-name="ro1">
          <table:table-cell office:value-type="float" office:value="259336" calcext:value-type="float">
            <text:p>259336</text:p>
          </table:table-cell>
          <table:table-cell office:value-type="float" office:value="197723" calcext:value-type="float">
            <text:p>197723</text:p>
          </table:table-cell>
        </table:table-row>
        <table:table-row table:style-name="ro1">
          <table:table-cell office:value-type="float" office:value="251381" calcext:value-type="float">
            <text:p>251381</text:p>
          </table:table-cell>
          <table:table-cell office:value-type="float" office:value="241270" calcext:value-type="float">
            <text:p>241270</text:p>
          </table:table-cell>
        </table:table-row>
        <table:table-row table:style-name="ro1">
          <table:table-cell office:value-type="float" office:value="258890" calcext:value-type="float">
            <text:p>258890</text:p>
          </table:table-cell>
          <table:table-cell office:value-type="float" office:value="242129" calcext:value-type="float">
            <text:p>242129</text:p>
          </table:table-cell>
        </table:table-row>
        <table:table-row table:style-name="ro1">
          <table:table-cell office:value-type="float" office:value="271553" calcext:value-type="float">
            <text:p>271553</text:p>
          </table:table-cell>
          <table:table-cell office:value-type="float" office:value="239669" calcext:value-type="float">
            <text:p>239669</text:p>
          </table:table-cell>
        </table:table-row>
        <table:table-row table:style-name="ro1">
          <table:table-cell office:value-type="float" office:value="247288" calcext:value-type="float">
            <text:p>247288</text:p>
          </table:table-cell>
          <table:table-cell office:value-type="float" office:value="236085" calcext:value-type="float">
            <text:p>236085</text:p>
          </table:table-cell>
        </table:table-row>
        <table:table-row table:style-name="ro1">
          <table:table-cell office:value-type="float" office:value="247195" calcext:value-type="float">
            <text:p>247195</text:p>
          </table:table-cell>
          <table:table-cell office:value-type="float" office:value="244160" calcext:value-type="float">
            <text:p>244160</text:p>
          </table:table-cell>
        </table:table-row>
        <table:table-row table:style-name="ro1">
          <table:table-cell office:value-type="float" office:value="279001" calcext:value-type="float">
            <text:p>279001</text:p>
          </table:table-cell>
          <table:table-cell office:value-type="float" office:value="240706" calcext:value-type="float">
            <text:p>240706</text:p>
          </table:table-cell>
        </table:table-row>
        <table:table-row table:style-name="ro1">
          <table:table-cell office:value-type="float" office:value="259237" calcext:value-type="float">
            <text:p>259237</text:p>
          </table:table-cell>
          <table:table-cell office:value-type="float" office:value="237599" calcext:value-type="float">
            <text:p>237599</text:p>
          </table:table-cell>
        </table:table-row>
        <table:table-row table:style-name="ro1">
          <table:table-cell office:value-type="float" office:value="171430" calcext:value-type="float">
            <text:p>171430</text:p>
          </table:table-cell>
          <table:table-cell office:value-type="float" office:value="233224" calcext:value-type="float">
            <text:p>233224</text:p>
          </table:table-cell>
        </table:table-row>
        <table:table-row table:style-name="ro1">
          <table:table-cell office:value-type="float" office:value="173296" calcext:value-type="float">
            <text:p>173296</text:p>
          </table:table-cell>
          <table:table-cell office:value-type="float" office:value="242403" calcext:value-type="float">
            <text:p>242403</text:p>
          </table:table-cell>
        </table:table-row>
        <table:table-row table:style-name="ro1">
          <table:table-cell office:value-type="float" office:value="168332" calcext:value-type="float">
            <text:p>168332</text:p>
          </table:table-cell>
          <table:table-cell office:value-type="float" office:value="244743" calcext:value-type="float">
            <text:p>244743</text:p>
          </table:table-cell>
        </table:table-row>
        <table:table-row table:style-name="ro1">
          <table:table-cell office:value-type="float" office:value="173391" calcext:value-type="float">
            <text:p>173391</text:p>
          </table:table-cell>
          <table:table-cell office:value-type="float" office:value="239374" calcext:value-type="float">
            <text:p>239374</text:p>
          </table:table-cell>
        </table:table-row>
        <table:table-row table:style-name="ro1">
          <table:table-cell office:value-type="float" office:value="192851" calcext:value-type="float">
            <text:p>192851</text:p>
          </table:table-cell>
          <table:table-cell office:value-type="float" office:value="241712" calcext:value-type="float">
            <text:p>241712</text:p>
          </table:table-cell>
        </table:table-row>
        <table:table-row table:style-name="ro1">
          <table:table-cell office:value-type="float" office:value="168519" calcext:value-type="float">
            <text:p>168519</text:p>
          </table:table-cell>
          <table:table-cell office:value-type="float" office:value="244603" calcext:value-type="float">
            <text:p>244603</text:p>
          </table:table-cell>
        </table:table-row>
        <table:table-row table:style-name="ro1">
          <table:table-cell office:value-type="float" office:value="158731" calcext:value-type="float">
            <text:p>158731</text:p>
          </table:table-cell>
          <table:table-cell office:value-type="float" office:value="241824" calcext:value-type="float">
            <text:p>241824</text:p>
          </table:table-cell>
        </table:table-row>
        <table:table-row table:style-name="ro1">
          <table:table-cell office:value-type="float" office:value="173316" calcext:value-type="float">
            <text:p>173316</text:p>
          </table:table-cell>
          <table:table-cell office:value-type="float" office:value="238601" calcext:value-type="float">
            <text:p>238601</text:p>
          </table:table-cell>
        </table:table-row>
        <table:table-row table:style-name="ro1">
          <table:table-cell office:value-type="float" office:value="154299" calcext:value-type="float">
            <text:p>154299</text:p>
          </table:table-cell>
          <table:table-cell office:value-type="float" office:value="187685" calcext:value-type="float">
            <text:p>187685</text:p>
          </table:table-cell>
        </table:table-row>
        <table:table-row table:style-name="ro1">
          <table:table-cell office:value-type="float" office:value="155299" calcext:value-type="float">
            <text:p>155299</text:p>
          </table:table-cell>
          <table:table-cell office:value-type="float" office:value="142987" calcext:value-type="float">
            <text:p>142987</text:p>
          </table:table-cell>
        </table:table-row>
        <table:table-row table:style-name="ro1">
          <table:table-cell office:value-type="float" office:value="148650" calcext:value-type="float">
            <text:p>148650</text:p>
          </table:table-cell>
          <table:table-cell office:value-type="float" office:value="139825" calcext:value-type="float">
            <text:p>139825</text:p>
          </table:table-cell>
        </table:table-row>
        <table:table-row table:style-name="ro1">
          <table:table-cell office:value-type="float" office:value="151052" calcext:value-type="float">
            <text:p>151052</text:p>
          </table:table-cell>
          <table:table-cell office:value-type="float" office:value="139011" calcext:value-type="float">
            <text:p>139011</text:p>
          </table:table-cell>
        </table:table-row>
        <table:table-row table:style-name="ro1">
          <table:table-cell office:value-type="float" office:value="151564" calcext:value-type="float">
            <text:p>151564</text:p>
          </table:table-cell>
          <table:table-cell office:value-type="float" office:value="146156" calcext:value-type="float">
            <text:p>146156</text:p>
          </table:table-cell>
        </table:table-row>
        <table:table-row table:style-name="ro1">
          <table:table-cell office:value-type="float" office:value="150293" calcext:value-type="float">
            <text:p>150293</text:p>
          </table:table-cell>
          <table:table-cell office:value-type="float" office:value="166884" calcext:value-type="float">
            <text:p>166884</text:p>
          </table:table-cell>
        </table:table-row>
        <table:table-row table:style-name="ro1">
          <table:table-cell office:value-type="float" office:value="156840" calcext:value-type="float">
            <text:p>156840</text:p>
          </table:table-cell>
          <table:table-cell office:value-type="float" office:value="139900" calcext:value-type="float">
            <text:p>139900</text:p>
          </table:table-cell>
        </table:table-row>
        <table:table-row table:style-name="ro1">
          <table:table-cell office:value-type="float" office:value="175221" calcext:value-type="float">
            <text:p>175221</text:p>
          </table:table-cell>
          <table:table-cell office:value-type="float" office:value="139633" calcext:value-type="float">
            <text:p>139633</text:p>
          </table:table-cell>
        </table:table-row>
        <table:table-row table:style-name="ro1">
          <table:table-cell office:value-type="float" office:value="145998" calcext:value-type="float">
            <text:p>145998</text:p>
          </table:table-cell>
          <table:table-cell office:value-type="float" office:value="141026" calcext:value-type="float">
            <text:p>141026</text:p>
          </table:table-cell>
        </table:table-row>
        <table:table-row table:style-name="ro1">
          <table:table-cell office:value-type="float" office:value="158209" calcext:value-type="float">
            <text:p>158209</text:p>
          </table:table-cell>
          <table:table-cell office:value-type="float" office:value="142685" calcext:value-type="float">
            <text:p>142685</text:p>
          </table:table-cell>
        </table:table-row>
        <table:table-row table:style-name="ro1">
          <table:table-cell office:value-type="float" office:value="151685" calcext:value-type="float">
            <text:p>151685</text:p>
          </table:table-cell>
          <table:table-cell office:value-type="float" office:value="143932" calcext:value-type="float">
            <text:p>143932</text:p>
          </table:table-cell>
        </table:table-row>
        <table:table-row table:style-name="ro1">
          <table:table-cell office:value-type="float" office:value="147181" calcext:value-type="float">
            <text:p>147181</text:p>
          </table:table-cell>
          <table:table-cell office:value-type="float" office:value="136899" calcext:value-type="float">
            <text:p>136899</text:p>
          </table:table-cell>
        </table:table-row>
        <table:table-row table:style-name="ro1">
          <table:table-cell office:value-type="float" office:value="146537" calcext:value-type="float">
            <text:p>146537</text:p>
          </table:table-cell>
          <table:table-cell office:value-type="float" office:value="137689" calcext:value-type="float">
            <text:p>137689</text:p>
          </table:table-cell>
        </table:table-row>
        <table:table-row table:style-name="ro1">
          <table:table-cell office:value-type="float" office:value="151481" calcext:value-type="float">
            <text:p>151481</text:p>
          </table:table-cell>
          <table:table-cell office:value-type="float" office:value="138509" calcext:value-type="float">
            <text:p>138509</text:p>
          </table:table-cell>
        </table:table-row>
        <table:table-row table:style-name="ro1">
          <table:table-cell office:value-type="float" office:value="152387" calcext:value-type="float">
            <text:p>152387</text:p>
          </table:table-cell>
          <table:table-cell office:value-type="float" office:value="141309" calcext:value-type="float">
            <text:p>141309</text:p>
          </table:table-cell>
        </table:table-row>
        <table:table-row table:style-name="ro1">
          <table:table-cell office:value-type="float" office:value="150814" calcext:value-type="float">
            <text:p>150814</text:p>
          </table:table-cell>
          <table:table-cell office:value-type="float" office:value="139914" calcext:value-type="float">
            <text:p>139914</text:p>
          </table:table-cell>
        </table:table-row>
        <table:table-row table:style-name="ro1">
          <table:table-cell office:value-type="float" office:value="154851" calcext:value-type="float">
            <text:p>154851</text:p>
          </table:table-cell>
          <table:table-cell office:value-type="float" office:value="137776" calcext:value-type="float">
            <text:p>137776</text:p>
          </table:table-cell>
        </table:table-row>
        <table:table-row table:style-name="ro1">
          <table:table-cell office:value-type="float" office:value="157276" calcext:value-type="float">
            <text:p>157276</text:p>
          </table:table-cell>
          <table:table-cell office:value-type="float" office:value="141145" calcext:value-type="float">
            <text:p>141145</text:p>
          </table:table-cell>
        </table:table-row>
        <table:table-row table:style-name="ro1">
          <table:table-cell office:value-type="float" office:value="163047" calcext:value-type="float">
            <text:p>163047</text:p>
          </table:table-cell>
          <table:table-cell office:value-type="float" office:value="143674" calcext:value-type="float">
            <text:p>143674</text:p>
          </table:table-cell>
        </table:table-row>
        <table:table-row table:style-name="ro1">
          <table:table-cell office:value-type="float" office:value="157401" calcext:value-type="float">
            <text:p>157401</text:p>
          </table:table-cell>
          <table:table-cell office:value-type="float" office:value="141068" calcext:value-type="float">
            <text:p>141068</text:p>
          </table:table-cell>
        </table:table-row>
        <table:table-row table:style-name="ro1">
          <table:table-cell office:value-type="float" office:value="163508" calcext:value-type="float">
            <text:p>163508</text:p>
          </table:table-cell>
          <table:table-cell office:value-type="float" office:value="137172" calcext:value-type="float">
            <text:p>137172</text:p>
          </table:table-cell>
        </table:table-row>
        <table:table-row table:style-name="ro1">
          <table:table-cell office:value-type="float" office:value="163909" calcext:value-type="float">
            <text:p>163909</text:p>
          </table:table-cell>
          <table:table-cell office:value-type="float" office:value="137791" calcext:value-type="float">
            <text:p>137791</text:p>
          </table:table-cell>
        </table:table-row>
        <table:table-row table:style-name="ro1">
          <table:table-cell office:value-type="float" office:value="161424" calcext:value-type="float">
            <text:p>161424</text:p>
          </table:table-cell>
          <table:table-cell office:value-type="float" office:value="139080" calcext:value-type="float">
            <text:p>139080</text:p>
          </table:table-cell>
        </table:table-row>
        <table:table-row table:style-name="ro1">
          <table:table-cell office:value-type="float" office:value="157573" calcext:value-type="float">
            <text:p>157573</text:p>
          </table:table-cell>
          <table:table-cell office:value-type="float" office:value="141695" calcext:value-type="float">
            <text:p>141695</text:p>
          </table:table-cell>
        </table:table-row>
        <table:table-row table:style-name="ro1">
          <table:table-cell office:value-type="float" office:value="156079" calcext:value-type="float">
            <text:p>156079</text:p>
          </table:table-cell>
          <table:table-cell office:value-type="float" office:value="139152" calcext:value-type="float">
            <text:p>139152</text:p>
          </table:table-cell>
        </table:table-row>
        <table:table-row table:style-name="ro1">
          <table:table-cell office:value-type="float" office:value="161030" calcext:value-type="float">
            <text:p>161030</text:p>
          </table:table-cell>
          <table:table-cell office:value-type="float" office:value="139471" calcext:value-type="float">
            <text:p>139471</text:p>
          </table:table-cell>
        </table:table-row>
        <table:table-row table:style-name="ro1">
          <table:table-cell office:value-type="float" office:value="151140" calcext:value-type="float">
            <text:p>151140</text:p>
          </table:table-cell>
          <table:table-cell office:value-type="float" office:value="142376" calcext:value-type="float">
            <text:p>142376</text:p>
          </table:table-cell>
        </table:table-row>
        <table:table-row table:style-name="ro1">
          <table:table-cell office:value-type="float" office:value="157408" calcext:value-type="float">
            <text:p>157408</text:p>
          </table:table-cell>
          <table:table-cell office:value-type="float" office:value="147609" calcext:value-type="float">
            <text:p>147609</text:p>
          </table:table-cell>
        </table:table-row>
        <table:table-row table:style-name="ro1">
          <table:table-cell office:value-type="float" office:value="157379" calcext:value-type="float">
            <text:p>157379</text:p>
          </table:table-cell>
          <table:table-cell office:value-type="float" office:value="151358" calcext:value-type="float">
            <text:p>151358</text:p>
          </table:table-cell>
        </table:table-row>
        <table:table-row table:style-name="ro1">
          <table:table-cell office:value-type="float" office:value="157202" calcext:value-type="float">
            <text:p>157202</text:p>
          </table:table-cell>
          <table:table-cell office:value-type="float" office:value="150427" calcext:value-type="float">
            <text:p>150427</text:p>
          </table:table-cell>
        </table:table-row>
        <table:table-row table:style-name="ro1">
          <table:table-cell office:value-type="float" office:value="161015" calcext:value-type="float">
            <text:p>161015</text:p>
          </table:table-cell>
          <table:table-cell office:value-type="float" office:value="151705" calcext:value-type="float">
            <text:p>151705</text:p>
          </table:table-cell>
        </table:table-row>
        <table:table-row table:style-name="ro1">
          <table:table-cell office:value-type="float" office:value="161788" calcext:value-type="float">
            <text:p>161788</text:p>
          </table:table-cell>
          <table:table-cell office:value-type="float" office:value="147348" calcext:value-type="float">
            <text:p>147348</text:p>
          </table:table-cell>
        </table:table-row>
        <table:table-row table:style-name="ro1">
          <table:table-cell office:value-type="float" office:value="168382" calcext:value-type="float">
            <text:p>168382</text:p>
          </table:table-cell>
          <table:table-cell office:value-type="float" office:value="146850" calcext:value-type="float">
            <text:p>146850</text:p>
          </table:table-cell>
        </table:table-row>
        <table:table-row table:style-name="ro1">
          <table:table-cell office:value-type="float" office:value="161184" calcext:value-type="float">
            <text:p>161184</text:p>
          </table:table-cell>
          <table:table-cell office:value-type="float" office:value="154836" calcext:value-type="float">
            <text:p>154836</text:p>
          </table:table-cell>
        </table:table-row>
        <table:table-row table:style-name="ro1">
          <table:table-cell office:value-type="float" office:value="163383" calcext:value-type="float">
            <text:p>163383</text:p>
          </table:table-cell>
          <table:table-cell office:value-type="float" office:value="151691" calcext:value-type="float">
            <text:p>151691</text:p>
          </table:table-cell>
        </table:table-row>
        <table:table-row table:style-name="ro1">
          <table:table-cell office:value-type="float" office:value="158443" calcext:value-type="float">
            <text:p>158443</text:p>
          </table:table-cell>
          <table:table-cell office:value-type="float" office:value="145997" calcext:value-type="float">
            <text:p>145997</text:p>
          </table:table-cell>
        </table:table-row>
        <table:table-row table:style-name="ro1">
          <table:table-cell office:value-type="float" office:value="153668" calcext:value-type="float">
            <text:p>153668</text:p>
          </table:table-cell>
          <table:table-cell office:value-type="float" office:value="147498" calcext:value-type="float">
            <text:p>147498</text:p>
          </table:table-cell>
        </table:table-row>
        <table:table-row table:style-name="ro1">
          <table:table-cell office:value-type="float" office:value="156314" calcext:value-type="float">
            <text:p>156314</text:p>
          </table:table-cell>
          <table:table-cell office:value-type="float" office:value="147426" calcext:value-type="float">
            <text:p>147426</text:p>
          </table:table-cell>
        </table:table-row>
        <table:table-row table:style-name="ro1">
          <table:table-cell office:value-type="float" office:value="161811" calcext:value-type="float">
            <text:p>161811</text:p>
          </table:table-cell>
          <table:table-cell office:value-type="float" office:value="146582" calcext:value-type="float">
            <text:p>146582</text:p>
          </table:table-cell>
        </table:table-row>
        <table:table-row table:style-name="ro1">
          <table:table-cell office:value-type="float" office:value="152487" calcext:value-type="float">
            <text:p>152487</text:p>
          </table:table-cell>
          <table:table-cell office:value-type="float" office:value="146551" calcext:value-type="float">
            <text:p>146551</text:p>
          </table:table-cell>
        </table:table-row>
        <table:table-row table:style-name="ro1">
          <table:table-cell office:value-type="float" office:value="145049" calcext:value-type="float">
            <text:p>145049</text:p>
          </table:table-cell>
          <table:table-cell office:value-type="float" office:value="148392" calcext:value-type="float">
            <text:p>148392</text:p>
          </table:table-cell>
        </table:table-row>
        <table:table-row table:style-name="ro1">
          <table:table-cell office:value-type="float" office:value="148019" calcext:value-type="float">
            <text:p>148019</text:p>
          </table:table-cell>
          <table:table-cell office:value-type="float" office:value="160226" calcext:value-type="float">
            <text:p>160226</text:p>
          </table:table-cell>
        </table:table-row>
        <table:table-row table:style-name="ro1">
          <table:table-cell office:value-type="float" office:value="154976" calcext:value-type="float">
            <text:p>154976</text:p>
          </table:table-cell>
          <table:table-cell office:value-type="float" office:value="153662" calcext:value-type="float">
            <text:p>153662</text:p>
          </table:table-cell>
        </table:table-row>
        <table:table-row table:style-name="ro1">
          <table:table-cell office:value-type="float" office:value="143247" calcext:value-type="float">
            <text:p>143247</text:p>
          </table:table-cell>
          <table:table-cell office:value-type="float" office:value="151077" calcext:value-type="float">
            <text:p>151077</text:p>
          </table:table-cell>
        </table:table-row>
        <table:table-row table:style-name="ro1">
          <table:table-cell office:value-type="float" office:value="151078" calcext:value-type="float">
            <text:p>151078</text:p>
          </table:table-cell>
          <table:table-cell office:value-type="float" office:value="150573" calcext:value-type="float">
            <text:p>150573</text:p>
          </table:table-cell>
        </table:table-row>
        <table:table-row table:style-name="ro1">
          <table:table-cell office:value-type="float" office:value="144002" calcext:value-type="float">
            <text:p>144002</text:p>
          </table:table-cell>
          <table:table-cell office:value-type="float" office:value="154237" calcext:value-type="float">
            <text:p>154237</text:p>
          </table:table-cell>
        </table:table-row>
        <table:table-row table:style-name="ro1">
          <table:table-cell office:value-type="float" office:value="147723" calcext:value-type="float">
            <text:p>147723</text:p>
          </table:table-cell>
          <table:table-cell office:value-type="float" office:value="155908" calcext:value-type="float">
            <text:p>155908</text:p>
          </table:table-cell>
        </table:table-row>
        <table:table-row table:style-name="ro1">
          <table:table-cell office:value-type="float" office:value="148792" calcext:value-type="float">
            <text:p>148792</text:p>
          </table:table-cell>
          <table:table-cell office:value-type="float" office:value="155015" calcext:value-type="float">
            <text:p>155015</text:p>
          </table:table-cell>
        </table:table-row>
        <table:table-row table:style-name="ro1">
          <table:table-cell office:value-type="float" office:value="147273" calcext:value-type="float">
            <text:p>147273</text:p>
          </table:table-cell>
          <table:table-cell office:value-type="float" office:value="150534" calcext:value-type="float">
            <text:p>150534</text:p>
          </table:table-cell>
        </table:table-row>
        <table:table-row table:style-name="ro1">
          <table:table-cell office:value-type="float" office:value="147727" calcext:value-type="float">
            <text:p>147727</text:p>
          </table:table-cell>
          <table:table-cell office:value-type="float" office:value="150621" calcext:value-type="float">
            <text:p>150621</text:p>
          </table:table-cell>
        </table:table-row>
        <table:table-row table:style-name="ro1">
          <table:table-cell office:value-type="float" office:value="143294" calcext:value-type="float">
            <text:p>143294</text:p>
          </table:table-cell>
          <table:table-cell office:value-type="float" office:value="149517" calcext:value-type="float">
            <text:p>149517</text:p>
          </table:table-cell>
        </table:table-row>
        <table:table-row table:style-name="ro1">
          <table:table-cell office:value-type="float" office:value="149775" calcext:value-type="float">
            <text:p>149775</text:p>
          </table:table-cell>
          <table:table-cell office:value-type="float" office:value="150105" calcext:value-type="float">
            <text:p>150105</text:p>
          </table:table-cell>
        </table:table-row>
        <table:table-row table:style-name="ro1">
          <table:table-cell office:value-type="float" office:value="155461" calcext:value-type="float">
            <text:p>155461</text:p>
          </table:table-cell>
          <table:table-cell office:value-type="float" office:value="140553" calcext:value-type="float">
            <text:p>140553</text:p>
          </table:table-cell>
        </table:table-row>
        <table:table-row table:style-name="ro1">
          <table:table-cell office:value-type="float" office:value="146930" calcext:value-type="float">
            <text:p>146930</text:p>
          </table:table-cell>
          <table:table-cell office:value-type="float" office:value="138826" calcext:value-type="float">
            <text:p>138826</text:p>
          </table:table-cell>
        </table:table-row>
        <table:table-row table:style-name="ro1">
          <table:table-cell office:value-type="float" office:value="153191" calcext:value-type="float">
            <text:p>153191</text:p>
          </table:table-cell>
          <table:table-cell office:value-type="float" office:value="142733" calcext:value-type="float">
            <text:p>142733</text:p>
          </table:table-cell>
        </table:table-row>
        <table:table-row table:style-name="ro1">
          <table:table-cell office:value-type="float" office:value="143886" calcext:value-type="float">
            <text:p>143886</text:p>
          </table:table-cell>
          <table:table-cell office:value-type="float" office:value="143158" calcext:value-type="float">
            <text:p>143158</text:p>
          </table:table-cell>
        </table:table-row>
        <table:table-row table:style-name="ro1">
          <table:table-cell office:value-type="float" office:value="146092" calcext:value-type="float">
            <text:p>146092</text:p>
          </table:table-cell>
          <table:table-cell office:value-type="float" office:value="139376" calcext:value-type="float">
            <text:p>139376</text:p>
          </table:table-cell>
        </table:table-row>
        <table:table-row table:style-name="ro1">
          <table:table-cell office:value-type="float" office:value="146126" calcext:value-type="float">
            <text:p>146126</text:p>
          </table:table-cell>
          <table:table-cell office:value-type="float" office:value="140342" calcext:value-type="float">
            <text:p>140342</text:p>
          </table:table-cell>
        </table:table-row>
        <table:table-row table:style-name="ro1">
          <table:table-cell office:value-type="float" office:value="148434" calcext:value-type="float">
            <text:p>148434</text:p>
          </table:table-cell>
          <table:table-cell office:value-type="float" office:value="139304" calcext:value-type="float">
            <text:p>139304</text:p>
          </table:table-cell>
        </table:table-row>
        <table:table-row table:style-name="ro1">
          <table:table-cell office:value-type="float" office:value="147988" calcext:value-type="float">
            <text:p>147988</text:p>
          </table:table-cell>
          <table:table-cell office:value-type="float" office:value="140038" calcext:value-type="float">
            <text:p>140038</text:p>
          </table:table-cell>
        </table:table-row>
        <table:table-row table:style-name="ro1">
          <table:table-cell office:value-type="float" office:value="147129" calcext:value-type="float">
            <text:p>147129</text:p>
          </table:table-cell>
          <table:table-cell office:value-type="float" office:value="141843" calcext:value-type="float">
            <text:p>141843</text:p>
          </table:table-cell>
        </table:table-row>
        <table:table-row table:style-name="ro1">
          <table:table-cell office:value-type="float" office:value="147294" calcext:value-type="float">
            <text:p>147294</text:p>
          </table:table-cell>
          <table:table-cell office:value-type="float" office:value="149713" calcext:value-type="float">
            <text:p>149713</text:p>
          </table:table-cell>
        </table:table-row>
        <table:table-row table:style-name="ro1">
          <table:table-cell office:value-type="float" office:value="150802" calcext:value-type="float">
            <text:p>150802</text:p>
          </table:table-cell>
          <table:table-cell office:value-type="float" office:value="144319" calcext:value-type="float">
            <text:p>144319</text:p>
          </table:table-cell>
        </table:table-row>
        <table:table-row table:style-name="ro1">
          <table:table-cell office:value-type="float" office:value="145618" calcext:value-type="float">
            <text:p>145618</text:p>
          </table:table-cell>
          <table:table-cell office:value-type="float" office:value="146602" calcext:value-type="float">
            <text:p>146602</text:p>
          </table:table-cell>
        </table:table-row>
        <table:table-row table:style-name="ro1">
          <table:table-cell office:value-type="float" office:value="160533" calcext:value-type="float">
            <text:p>160533</text:p>
          </table:table-cell>
          <table:table-cell office:value-type="float" office:value="141282" calcext:value-type="float">
            <text:p>141282</text:p>
          </table:table-cell>
        </table:table-row>
        <table:table-row table:style-name="ro1">
          <table:table-cell office:value-type="float" office:value="155843" calcext:value-type="float">
            <text:p>155843</text:p>
          </table:table-cell>
          <table:table-cell office:value-type="float" office:value="143423" calcext:value-type="float">
            <text:p>143423</text:p>
          </table:table-cell>
        </table:table-row>
        <table:table-row table:style-name="ro1">
          <table:table-cell office:value-type="float" office:value="154569" calcext:value-type="float">
            <text:p>154569</text:p>
          </table:table-cell>
          <table:table-cell office:value-type="float" office:value="142489" calcext:value-type="float">
            <text:p>142489</text:p>
          </table:table-cell>
        </table:table-row>
        <table:table-row table:style-name="ro1">
          <table:table-cell office:value-type="float" office:value="158469" calcext:value-type="float">
            <text:p>158469</text:p>
          </table:table-cell>
          <table:table-cell office:value-type="float" office:value="146601" calcext:value-type="float">
            <text:p>146601</text:p>
          </table:table-cell>
        </table:table-row>
        <table:table-row table:style-name="ro1">
          <table:table-cell office:value-type="float" office:value="157310" calcext:value-type="float">
            <text:p>157310</text:p>
          </table:table-cell>
          <table:table-cell office:value-type="float" office:value="140037" calcext:value-type="float">
            <text:p>140037</text:p>
          </table:table-cell>
        </table:table-row>
        <table:table-row table:style-name="ro1">
          <table:table-cell office:value-type="float" office:value="153240" calcext:value-type="float">
            <text:p>153240</text:p>
          </table:table-cell>
          <table:table-cell office:value-type="float" office:value="144807" calcext:value-type="float">
            <text:p>144807</text:p>
          </table:table-cell>
        </table:table-row>
        <table:table-row table:style-name="ro1">
          <table:table-cell office:value-type="float" office:value="154407" calcext:value-type="float">
            <text:p>154407</text:p>
          </table:table-cell>
          <table:table-cell office:value-type="float" office:value="140907" calcext:value-type="float">
            <text:p>140907</text:p>
          </table:table-cell>
        </table:table-row>
        <table:table-row table:style-name="ro1">
          <table:table-cell office:value-type="float" office:value="155260" calcext:value-type="float">
            <text:p>155260</text:p>
          </table:table-cell>
          <table:table-cell office:value-type="float" office:value="140611" calcext:value-type="float">
            <text:p>140611</text:p>
          </table:table-cell>
        </table:table-row>
        <table:table-row table:style-name="ro1">
          <table:table-cell office:value-type="float" office:value="156802" calcext:value-type="float">
            <text:p>156802</text:p>
          </table:table-cell>
          <table:table-cell office:value-type="float" office:value="142234" calcext:value-type="float">
            <text:p>142234</text:p>
          </table:table-cell>
        </table:table-row>
        <table:table-row table:style-name="ro1">
          <table:table-cell office:value-type="float" office:value="165467" calcext:value-type="float">
            <text:p>165467</text:p>
          </table:table-cell>
          <table:table-cell office:value-type="float" office:value="143384" calcext:value-type="float">
            <text:p>143384</text:p>
          </table:table-cell>
        </table:table-row>
        <table:table-row table:style-name="ro1">
          <table:table-cell office:value-type="float" office:value="160289" calcext:value-type="float">
            <text:p>160289</text:p>
          </table:table-cell>
          <table:table-cell office:value-type="float" office:value="143375" calcext:value-type="float">
            <text:p>143375</text:p>
          </table:table-cell>
        </table:table-row>
        <table:table-row table:style-name="ro1">
          <table:table-cell office:value-type="float" office:value="159030" calcext:value-type="float">
            <text:p>159030</text:p>
          </table:table-cell>
          <table:table-cell office:value-type="float" office:value="142970" calcext:value-type="float">
            <text:p>142970</text:p>
          </table:table-cell>
        </table:table-row>
        <table:table-row table:style-name="ro1">
          <table:table-cell office:value-type="float" office:value="160575" calcext:value-type="float">
            <text:p>160575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160496" calcext:value-type="float">
            <text:p>160496</text:p>
          </table:table-cell>
          <table:table-cell office:value-type="float" office:value="136574" calcext:value-type="float">
            <text:p>136574</text:p>
          </table:table-cell>
        </table:table-row>
        <table:table-row table:style-name="ro1">
          <table:table-cell office:value-type="float" office:value="161049" calcext:value-type="float">
            <text:p>161049</text:p>
          </table:table-cell>
          <table:table-cell office:value-type="float" office:value="150875" calcext:value-type="float">
            <text:p>150875</text:p>
          </table:table-cell>
        </table:table-row>
        <table:table-row table:style-name="ro1">
          <table:table-cell office:value-type="float" office:value="164879" calcext:value-type="float">
            <text:p>164879</text:p>
          </table:table-cell>
          <table:table-cell office:value-type="float" office:value="144734" calcext:value-type="float">
            <text:p>144734</text:p>
          </table:table-cell>
        </table:table-row>
        <table:table-row table:style-name="ro1">
          <table:table-cell office:value-type="float" office:value="159644" calcext:value-type="float">
            <text:p>159644</text:p>
          </table:table-cell>
          <table:table-cell office:value-type="float" office:value="144398" calcext:value-type="float">
            <text:p>144398</text:p>
          </table:table-cell>
        </table:table-row>
        <table:table-row table:style-name="ro1">
          <table:table-cell office:value-type="float" office:value="159508" calcext:value-type="float">
            <text:p>159508</text:p>
          </table:table-cell>
          <table:table-cell office:value-type="float" office:value="151228" calcext:value-type="float">
            <text:p>151228</text:p>
          </table:table-cell>
        </table:table-row>
        <table:table-row table:style-name="ro1">
          <table:table-cell office:value-type="float" office:value="158869" calcext:value-type="float">
            <text:p>158869</text:p>
          </table:table-cell>
          <table:table-cell office:value-type="float" office:value="146772" calcext:value-type="float">
            <text:p>146772</text:p>
          </table:table-cell>
        </table:table-row>
        <table:table-row table:style-name="ro1">
          <table:table-cell office:value-type="float" office:value="160824" calcext:value-type="float">
            <text:p>160824</text:p>
          </table:table-cell>
          <table:table-cell office:value-type="float" office:value="145633" calcext:value-type="float">
            <text:p>145633</text:p>
          </table:table-cell>
        </table:table-row>
        <table:table-row table:style-name="ro1">
          <table:table-cell office:value-type="float" office:value="163679" calcext:value-type="float">
            <text:p>163679</text:p>
          </table:table-cell>
          <table:table-cell office:value-type="float" office:value="147961" calcext:value-type="float">
            <text:p>147961</text:p>
          </table:table-cell>
        </table:table-row>
        <table:table-row table:style-name="ro1">
          <table:table-cell office:value-type="float" office:value="164690" calcext:value-type="float">
            <text:p>164690</text:p>
          </table:table-cell>
          <table:table-cell office:value-type="float" office:value="147295" calcext:value-type="float">
            <text:p>147295</text:p>
          </table:table-cell>
        </table:table-row>
        <table:table-row table:style-name="ro1">
          <table:table-cell office:value-type="float" office:value="164662" calcext:value-type="float">
            <text:p>164662</text:p>
          </table:table-cell>
          <table:table-cell office:value-type="float" office:value="153040" calcext:value-type="float">
            <text:p>153040</text:p>
          </table:table-cell>
        </table:table-row>
        <table:table-row table:style-name="ro1">
          <table:table-cell office:value-type="float" office:value="168174" calcext:value-type="float">
            <text:p>168174</text:p>
          </table:table-cell>
          <table:table-cell office:value-type="float" office:value="151035" calcext:value-type="float">
            <text:p>151035</text:p>
          </table:table-cell>
        </table:table-row>
        <table:table-row table:style-name="ro1">
          <table:table-cell office:value-type="float" office:value="262787" calcext:value-type="float">
            <text:p>262787</text:p>
          </table:table-cell>
          <table:table-cell office:value-type="float" office:value="149689" calcext:value-type="float">
            <text:p>149689</text:p>
          </table:table-cell>
        </table:table-row>
        <table:table-row table:style-name="ro1">
          <table:table-cell office:value-type="float" office:value="259070" calcext:value-type="float">
            <text:p>259070</text:p>
          </table:table-cell>
          <table:table-cell office:value-type="float" office:value="154869" calcext:value-type="float">
            <text:p>154869</text:p>
          </table:table-cell>
        </table:table-row>
        <table:table-row table:style-name="ro1">
          <table:table-cell office:value-type="float" office:value="248125" calcext:value-type="float">
            <text:p>248125</text:p>
          </table:table-cell>
          <table:table-cell office:value-type="float" office:value="150331" calcext:value-type="float">
            <text:p>150331</text:p>
          </table:table-cell>
        </table:table-row>
        <table:table-row table:style-name="ro1">
          <table:table-cell office:value-type="float" office:value="253492" calcext:value-type="float">
            <text:p>253492</text:p>
          </table:table-cell>
          <table:table-cell office:value-type="float" office:value="150926" calcext:value-type="float">
            <text:p>150926</text:p>
          </table:table-cell>
        </table:table-row>
        <table:table-row table:style-name="ro1">
          <table:table-cell office:value-type="float" office:value="252186" calcext:value-type="float">
            <text:p>252186</text:p>
          </table:table-cell>
          <table:table-cell office:value-type="float" office:value="151476" calcext:value-type="float">
            <text:p>151476</text:p>
          </table:table-cell>
        </table:table-row>
        <table:table-row table:style-name="ro1">
          <table:table-cell office:value-type="float" office:value="255106" calcext:value-type="float">
            <text:p>255106</text:p>
          </table:table-cell>
          <table:table-cell office:value-type="float" office:value="146538" calcext:value-type="float">
            <text:p>146538</text:p>
          </table:table-cell>
        </table:table-row>
        <table:table-row table:style-name="ro1">
          <table:table-cell office:value-type="float" office:value="249815" calcext:value-type="float">
            <text:p>249815</text:p>
          </table:table-cell>
          <table:table-cell office:value-type="float" office:value="147422" calcext:value-type="float">
            <text:p>147422</text:p>
          </table:table-cell>
        </table:table-row>
        <table:table-row table:style-name="ro1">
          <table:table-cell office:value-type="float" office:value="256002" calcext:value-type="float">
            <text:p>256002</text:p>
          </table:table-cell>
          <table:table-cell office:value-type="float" office:value="144897" calcext:value-type="float">
            <text:p>144897</text:p>
          </table:table-cell>
        </table:table-row>
        <table:table-row table:style-name="ro1">
          <table:table-cell office:value-type="float" office:value="273998" calcext:value-type="float">
            <text:p>273998</text:p>
          </table:table-cell>
          <table:table-cell office:value-type="float" office:value="145024" calcext:value-type="float">
            <text:p>145024</text:p>
          </table:table-cell>
        </table:table-row>
        <table:table-row table:style-name="ro1">
          <table:table-cell office:value-type="float" office:value="251829" calcext:value-type="float">
            <text:p>251829</text:p>
          </table:table-cell>
          <table:table-cell office:value-type="float" office:value="146531" calcext:value-type="float">
            <text:p>146531</text:p>
          </table:table-cell>
        </table:table-row>
        <table:table-row table:style-name="ro1">
          <table:table-cell office:value-type="float" office:value="263375" calcext:value-type="float">
            <text:p>263375</text:p>
          </table:table-cell>
          <table:table-cell office:value-type="float" office:value="146218" calcext:value-type="float">
            <text:p>146218</text:p>
          </table:table-cell>
        </table:table-row>
        <table:table-row table:style-name="ro1">
          <table:table-cell office:value-type="float" office:value="255834" calcext:value-type="float">
            <text:p>255834</text:p>
          </table:table-cell>
          <table:table-cell office:value-type="float" office:value="151370" calcext:value-type="float">
            <text:p>151370</text:p>
          </table:table-cell>
        </table:table-row>
        <table:table-row table:style-name="ro1">
          <table:table-cell office:value-type="float" office:value="254405" calcext:value-type="float">
            <text:p>254405</text:p>
          </table:table-cell>
          <table:table-cell office:value-type="float" office:value="146496" calcext:value-type="float">
            <text:p>146496</text:p>
          </table:table-cell>
        </table:table-row>
        <table:table-row table:style-name="ro1">
          <table:table-cell office:value-type="float" office:value="250928" calcext:value-type="float">
            <text:p>250928</text:p>
          </table:table-cell>
          <table:table-cell office:value-type="float" office:value="147556" calcext:value-type="float">
            <text:p>147556</text:p>
          </table:table-cell>
        </table:table-row>
        <table:table-row table:style-name="ro1">
          <table:table-cell office:value-type="float" office:value="242614" calcext:value-type="float">
            <text:p>242614</text:p>
          </table:table-cell>
          <table:table-cell office:value-type="float" office:value="147039" calcext:value-type="float">
            <text:p>147039</text:p>
          </table:table-cell>
        </table:table-row>
        <table:table-row table:style-name="ro1">
          <table:table-cell office:value-type="float" office:value="178206" calcext:value-type="float">
            <text:p>178206</text:p>
          </table:table-cell>
          <table:table-cell office:value-type="float" office:value="181071" calcext:value-type="float">
            <text:p>181071</text:p>
          </table:table-cell>
        </table:table-row>
        <table:table-row table:style-name="ro1">
          <table:table-cell office:value-type="float" office:value="160882" calcext:value-type="float">
            <text:p>160882</text:p>
          </table:table-cell>
          <table:table-cell office:value-type="float" office:value="239714" calcext:value-type="float">
            <text:p>239714</text:p>
          </table:table-cell>
        </table:table-row>
        <table:table-row table:style-name="ro1">
          <table:table-cell office:value-type="float" office:value="135999" calcext:value-type="float">
            <text:p>135999</text:p>
          </table:table-cell>
          <table:table-cell office:value-type="float" office:value="233118" calcext:value-type="float">
            <text:p>233118</text:p>
          </table:table-cell>
        </table:table-row>
        <table:table-row table:style-name="ro1">
          <table:table-cell office:value-type="float" office:value="153387" calcext:value-type="float">
            <text:p>153387</text:p>
          </table:table-cell>
          <table:table-cell office:value-type="float" office:value="244098" calcext:value-type="float">
            <text:p>244098</text:p>
          </table:table-cell>
        </table:table-row>
        <table:table-row table:style-name="ro1">
          <table:table-cell office:value-type="float" office:value="138083" calcext:value-type="float">
            <text:p>138083</text:p>
          </table:table-cell>
          <table:table-cell office:value-type="float" office:value="231585" calcext:value-type="float">
            <text:p>231585</text:p>
          </table:table-cell>
        </table:table-row>
        <table:table-row table:style-name="ro1">
          <table:table-cell office:value-type="float" office:value="154851" calcext:value-type="float">
            <text:p>154851</text:p>
          </table:table-cell>
          <table:table-cell office:value-type="float" office:value="234709" calcext:value-type="float">
            <text:p>234709</text:p>
          </table:table-cell>
        </table:table-row>
        <table:table-row table:style-name="ro1">
          <table:table-cell office:value-type="float" office:value="138508" calcext:value-type="float">
            <text:p>138508</text:p>
          </table:table-cell>
          <table:table-cell office:value-type="float" office:value="240146" calcext:value-type="float">
            <text:p>240146</text:p>
          </table:table-cell>
        </table:table-row>
        <table:table-row table:style-name="ro1">
          <table:table-cell office:value-type="float" office:value="136213" calcext:value-type="float">
            <text:p>136213</text:p>
          </table:table-cell>
          <table:table-cell office:value-type="float" office:value="232680" calcext:value-type="float">
            <text:p>232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4:01:47.806944498</meta:creation-date>
    <dc:date>2018-05-09T14:05:35.176802499</dc:date>
    <meta:editing-duration>PT3M49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56cm" svg:height="8.994cm" xlink:href=".." xlink:type="simple" chart:class="chart:line" chart:style-name="ch1">
        <chart:legend chart:legend-position="end" svg:x="35.819cm" svg:y="4.198cm" style:legend-expansion="high" chart:style-name="ch2"/>
        <chart:plot-area chart:style-name="ch3" table:cell-range-address="Sheet1.A1:Sheet1.A500" svg:x="0.761cm" svg:y="0.179cm" svg:width="34.297cm" svg:height="8.636cm">
          <chartooo:coordinate-region svg:x="2.123cm" svg:y="0.3cm" svg:width="32.935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385">
                <text:p>126385</text:p>
                <draw:g>
                  <svg:desc>Sheet1.A1:Sheet1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989">
                <text:p>88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823">
                <text:p>126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126">
                <text:p>122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892">
                <text:p>89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419">
                <text:p>84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899">
                <text:p>83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458">
                <text:p>87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113">
                <text:p>82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933">
                <text:p>85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374">
                <text:p>85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369">
                <text:p>89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655">
                <text:p>83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663">
                <text:p>83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916">
                <text:p>86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593">
                <text:p>86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940">
                <text:p>809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820">
                <text:p>828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984">
                <text:p>87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508">
                <text:p>80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467">
                <text:p>80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064">
                <text:p>81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457">
                <text:p>142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148">
                <text:p>147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2388">
                <text:p>142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2743">
                <text:p>1427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866">
                <text:p>1468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217">
                <text:p>146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3851">
                <text:p>143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740">
                <text:p>1517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906">
                <text:p>154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623">
                <text:p>1466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4666">
                <text:p>144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027">
                <text:p>1460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559">
                <text:p>150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3407">
                <text:p>1534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6336">
                <text:p>156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241">
                <text:p>156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334">
                <text:p>148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192">
                <text:p>146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183">
                <text:p>152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138">
                <text:p>147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405">
                <text:p>144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778">
                <text:p>158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877">
                <text:p>1448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1699">
                <text:p>1416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000">
                <text:p>146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513">
                <text:p>172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656">
                <text:p>140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3262">
                <text:p>1432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290">
                <text:p>1482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058">
                <text:p>1470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5927">
                <text:p>145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2231">
                <text:p>142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5344">
                <text:p>145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577">
                <text:p>139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1489">
                <text:p>151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531">
                <text:p>1455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379">
                <text:p>146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5544">
                <text:p>145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1532">
                <text:p>1515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837">
                <text:p>1488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9398">
                <text:p>1493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6449">
                <text:p>1464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5607">
                <text:p>145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2104">
                <text:p>142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3857">
                <text:p>153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2111">
                <text:p>142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2663">
                <text:p>142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570">
                <text:p>1425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903">
                <text:p>1489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667">
                <text:p>143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2520">
                <text:p>1525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3430">
                <text:p>1634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098">
                <text:p>152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588">
                <text:p>1475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485">
                <text:p>149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708">
                <text:p>148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811">
                <text:p>1648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0752">
                <text:p>1507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6463">
                <text:p>1464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3151">
                <text:p>143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2226">
                <text:p>1522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3604">
                <text:p>1536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5785">
                <text:p>1457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2150">
                <text:p>152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517">
                <text:p>1475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1255">
                <text:p>141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2638">
                <text:p>1426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204">
                <text:p>1572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483">
                <text:p>1424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3581">
                <text:p>1435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948">
                <text:p>1489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3004">
                <text:p>153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6687">
                <text:p>1466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1402">
                <text:p>1414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551">
                <text:p>1495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9124">
                <text:p>1391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3391">
                <text:p>1433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1778">
                <text:p>1417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1990">
                <text:p>1419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0749">
                <text:p>1407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1035">
                <text:p>1410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6670">
                <text:p>1466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2761">
                <text:p>1427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6615">
                <text:p>1566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3603">
                <text:p>1536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5473">
                <text:p>1454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2520">
                <text:p>1425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3820">
                <text:p>1438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224">
                <text:p>1472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9937">
                <text:p>1499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358">
                <text:p>1473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4343">
                <text:p>1443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4287">
                <text:p>1442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989">
                <text:p>1479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9869">
                <text:p>1498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4577">
                <text:p>1445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9956">
                <text:p>1499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5153">
                <text:p>145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113">
                <text:p>1451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4100">
                <text:p>144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2204">
                <text:p>1422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238">
                <text:p>1452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2851">
                <text:p>15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6352">
                <text:p>1463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167">
                <text:p>1391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637">
                <text:p>142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715">
                <text:p>1417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9572">
                <text:p>1495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7193">
                <text:p>1571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971">
                <text:p>1479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8152">
                <text:p>1681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3045">
                <text:p>183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6504">
                <text:p>1765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315">
                <text:p>1483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3490">
                <text:p>1434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0701">
                <text:p>1507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4768">
                <text:p>144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9590">
                <text:p>1495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419">
                <text:p>1474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1605">
                <text:p>1516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3945">
                <text:p>153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9748">
                <text:p>1497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6146">
                <text:p>1561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3032">
                <text:p>1530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4687">
                <text:p>1446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3211">
                <text:p>1532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005">
                <text:p>1530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867">
                <text:p>1468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8605">
                <text:p>1486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220">
                <text:p>1462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455">
                <text:p>1434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4176">
                <text:p>1441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1701">
                <text:p>1417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4678">
                <text:p>1446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565">
                <text:p>1465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242">
                <text:p>1572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6266">
                <text:p>1462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300">
                <text:p>1473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691">
                <text:p>1446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5575">
                <text:p>1455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5523">
                <text:p>1455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5652">
                <text:p>1456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3751">
                <text:p>1437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2990">
                <text:p>1429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5656">
                <text:p>1456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3743">
                <text:p>1437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4982">
                <text:p>1449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4728">
                <text:p>1547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6411">
                <text:p>1464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401">
                <text:p>1474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4362">
                <text:p>1443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8420">
                <text:p>1484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8349">
                <text:p>1483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1651">
                <text:p>1516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193">
                <text:p>1471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0670">
                <text:p>1506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9190">
                <text:p>14919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2936">
                <text:p>1429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2617">
                <text:p>1426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3022">
                <text:p>1430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260">
                <text:p>1472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6088">
                <text:p>1460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8697">
                <text:p>1486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3919">
                <text:p>1539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5551">
                <text:p>1555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8406">
                <text:p>1484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0478">
                <text:p>1504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309">
                <text:p>1543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201">
                <text:p>1522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8328">
                <text:p>1483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5475">
                <text:p>1454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2347">
                <text:p>1423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1680">
                <text:p>1516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5904">
                <text:p>1459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5834">
                <text:p>1458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4013">
                <text:p>1540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1044">
                <text:p>1510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277">
                <text:p>1472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5949">
                <text:p>1459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5375">
                <text:p>145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4106">
                <text:p>1441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8602">
                <text:p>1486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2631">
                <text:p>1526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2995">
                <text:p>1529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0975">
                <text:p>1509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4143">
                <text:p>1441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5045">
                <text:p>1450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4060">
                <text:p>1440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6567">
                <text:p>1465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0232">
                <text:p>1402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3719">
                <text:p>1437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6474">
                <text:p>1464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2173">
                <text:p>1421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5453">
                <text:p>1454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4420">
                <text:p>1444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6351">
                <text:p>1463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7482">
                <text:p>1574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0946">
                <text:p>1509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810">
                <text:p>1478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9342">
                <text:p>1493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0699">
                <text:p>1406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8454">
                <text:p>1484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8774">
                <text:p>1487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3459">
                <text:p>1434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6174">
                <text:p>1561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8043">
                <text:p>1480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5272">
                <text:p>1452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680">
                <text:p>1476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6732">
                <text:p>1467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961">
                <text:p>1479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9591">
                <text:p>1495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8590">
                <text:p>1485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0933">
                <text:p>1409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6218">
                <text:p>1462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2066">
                <text:p>1420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9456">
                <text:p>1494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7952">
                <text:p>1679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5351">
                <text:p>1553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1882">
                <text:p>1518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832">
                <text:p>1468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7769">
                <text:p>1577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7077">
                <text:p>1570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7277">
                <text:p>1572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8275">
                <text:p>1582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9389">
                <text:p>1593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3307">
                <text:p>1533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521">
                <text:p>1465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8816">
                <text:p>1488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0551">
                <text:p>1505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1286">
                <text:p>1612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5991">
                <text:p>1459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7900">
                <text:p>1479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7638">
                <text:p>1476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4536">
                <text:p>1445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1134">
                <text:p>1511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1912">
                <text:p>1419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0824">
                <text:p>1408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6447">
                <text:p>1564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2441">
                <text:p>1424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8182">
                <text:p>1481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260">
                <text:p>16526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8064">
                <text:p>1480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2087">
                <text:p>1520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1581">
                <text:p>1515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5741">
                <text:p>1557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8751">
                <text:p>1587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3078">
                <text:p>1530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7103">
                <text:p>1471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7589">
                <text:p>1475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3785">
                <text:p>1537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8147">
                <text:p>1481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813">
                <text:p>1468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537">
                <text:p>1495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8051">
                <text:p>1480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4533">
                <text:p>1445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2551">
                <text:p>1425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8726">
                <text:p>1487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4464">
                <text:p>1444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4689">
                <text:p>1446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7385">
                <text:p>1473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5554">
                <text:p>1455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1172">
                <text:p>1511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726">
                <text:p>1577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6685">
                <text:p>1466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6057">
                <text:p>1460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2302">
                <text:p>1423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5067">
                <text:p>1450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024">
                <text:p>1450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9757">
                <text:p>1497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9065">
                <text:p>1490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871">
                <text:p>1468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1510">
                <text:p>1415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1469">
                <text:p>1614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5607">
                <text:p>1556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7634">
                <text:p>1776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1013">
                <text:p>1510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2052">
                <text:p>1520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2370">
                <text:p>16237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9825">
                <text:p>1498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8382">
                <text:p>1483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0128">
                <text:p>1401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7576">
                <text:p>1475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0819">
                <text:p>1408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6703">
                <text:p>1467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9465">
                <text:p>1394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5974">
                <text:p>1459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2218">
                <text:p>1422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6352">
                <text:p>1463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9547">
                <text:p>1495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5057">
                <text:p>1450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5275">
                <text:p>1452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4278">
                <text:p>1442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0080">
                <text:p>1600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6175">
                <text:p>1661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9181">
                <text:p>1491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4046">
                <text:p>1440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375">
                <text:p>1463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2923">
                <text:p>1529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1557">
                <text:p>1515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9289">
                <text:p>1492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0322">
                <text:p>1503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1749">
                <text:p>1517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9515">
                <text:p>1495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7322">
                <text:p>1473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0881">
                <text:p>1508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1374">
                <text:p>1513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2431">
                <text:p>1524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4982">
                <text:p>1549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8891">
                <text:p>1488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1492">
                <text:p>1514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1988">
                <text:p>1519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7594">
                <text:p>1575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5960">
                <text:p>1459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4915">
                <text:p>1449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8437">
                <text:p>1484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7410">
                <text:p>1474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8512">
                <text:p>1485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4884">
                <text:p>1448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3256">
                <text:p>1532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2658">
                <text:p>1426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5825">
                <text:p>1558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1504">
                <text:p>1615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3814">
                <text:p>1638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173">
                <text:p>1721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3671">
                <text:p>1636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008">
                <text:p>1650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8301">
                <text:p>1583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0284">
                <text:p>1602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4983">
                <text:p>1549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0138">
                <text:p>1701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6540">
                <text:p>16654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9169">
                <text:p>1591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114">
                <text:p>1651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1690">
                <text:p>18169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8471">
                <text:p>1584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7137">
                <text:p>1671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1765">
                <text:p>1617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3217">
                <text:p>1632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0110">
                <text:p>1701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6027">
                <text:p>1560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4740">
                <text:p>1647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9864">
                <text:p>1698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3943">
                <text:p>1639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2850">
                <text:p>1628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1717">
                <text:p>2417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8502">
                <text:p>2685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6440">
                <text:p>26644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4665">
                <text:p>2646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3849">
                <text:p>2638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7743">
                <text:p>2577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3497">
                <text:p>2634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9336">
                <text:p>2593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51381">
                <text:p>2513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8890">
                <text:p>2588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1553">
                <text:p>2715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7288">
                <text:p>2472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7195">
                <text:p>2471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79001">
                <text:p>2790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9237">
                <text:p>2592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1430">
                <text:p>17143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3296">
                <text:p>1732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8332">
                <text:p>1683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3391">
                <text:p>1733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851">
                <text:p>1928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8519">
                <text:p>1685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8731">
                <text:p>1587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3316">
                <text:p>1733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4299">
                <text:p>1542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5299">
                <text:p>1552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8650">
                <text:p>14865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1052">
                <text:p>1510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1564">
                <text:p>1515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0293">
                <text:p>1502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6840">
                <text:p>1568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5221">
                <text:p>1752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5998">
                <text:p>1459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8209">
                <text:p>1582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1685">
                <text:p>1516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7181">
                <text:p>1471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537">
                <text:p>1465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1481">
                <text:p>1514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2387">
                <text:p>1523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0814">
                <text:p>1508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4851">
                <text:p>1548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7276">
                <text:p>1572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3047">
                <text:p>1630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7401">
                <text:p>1574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3508">
                <text:p>1635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3909">
                <text:p>1639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1424">
                <text:p>1614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7573">
                <text:p>157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6079">
                <text:p>1560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1030">
                <text:p>16103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1140">
                <text:p>15114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7408">
                <text:p>1574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7379">
                <text:p>1573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7202">
                <text:p>1572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1015">
                <text:p>1610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1788">
                <text:p>1617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8382">
                <text:p>1683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1184">
                <text:p>1611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3383">
                <text:p>1633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443">
                <text:p>1584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3668">
                <text:p>1536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6314">
                <text:p>1563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1811">
                <text:p>1618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2487">
                <text:p>1524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5049">
                <text:p>1450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8019">
                <text:p>1480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4976">
                <text:p>1549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3247">
                <text:p>1432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1078">
                <text:p>1510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4002">
                <text:p>1440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7723">
                <text:p>1477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8792">
                <text:p>1487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7273">
                <text:p>1472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7727">
                <text:p>1477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3294">
                <text:p>1432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9775">
                <text:p>1497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5461">
                <text:p>1554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6930">
                <text:p>14693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3191">
                <text:p>1531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3886">
                <text:p>1438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6092">
                <text:p>1460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6126">
                <text:p>1461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8434">
                <text:p>1484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7988">
                <text:p>1479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7129">
                <text:p>1471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7294">
                <text:p>1472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0802">
                <text:p>1508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5618">
                <text:p>1456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0533">
                <text:p>1605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5843">
                <text:p>1558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4569">
                <text:p>1545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8469">
                <text:p>1584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7310">
                <text:p>15731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3240">
                <text:p>1532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4407">
                <text:p>1544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5260">
                <text:p>1552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6802">
                <text:p>1568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5467">
                <text:p>1654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0289">
                <text:p>1602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9030">
                <text:p>15903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0575">
                <text:p>1605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0496">
                <text:p>1604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1049">
                <text:p>1610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4879">
                <text:p>1648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9644">
                <text:p>1596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9508">
                <text:p>1595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8869">
                <text:p>1588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0824">
                <text:p>1608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3679">
                <text:p>1636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4690">
                <text:p>1646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4662">
                <text:p>1646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8174">
                <text:p>1681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2787">
                <text:p>2627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9070">
                <text:p>2590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8125">
                <text:p>2481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3492">
                <text:p>2534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2186">
                <text:p>2521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5106">
                <text:p>2551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9815">
                <text:p>2498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6002">
                <text:p>2560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3998">
                <text:p>2739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1829">
                <text:p>2518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3375">
                <text:p>2633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5834">
                <text:p>2558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4405">
                <text:p>2544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0928">
                <text:p>2509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2614">
                <text:p>2426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8206">
                <text:p>1782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0882">
                <text:p>1608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5999">
                <text:p>1359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3387">
                <text:p>1533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8083">
                <text:p>1380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4851">
                <text:p>1548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8508">
                <text:p>1385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6213">
                <text:p>136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874cm" svg:height="8.994cm" xlink:href=".." xlink:type="simple" chart:class="chart:line" chart:style-name="ch1">
        <chart:legend chart:legend-position="end" svg:x="35.611cm" svg:y="4.198cm" style:legend-expansion="high" chart:style-name="ch2"/>
        <chart:plot-area chart:style-name="ch3" table:cell-range-address="Sheet1.B1:Sheet1.B500" svg:x="0.757cm" svg:y="0.179cm" svg:width="34.097cm" svg:height="8.636cm">
          <chartooo:coordinate-region svg:x="2.119cm" svg:y="0.3cm" svg:width="32.735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016">
                <text:p>184016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867">
                <text:p>188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607">
                <text:p>141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967">
                <text:p>185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071">
                <text:p>202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492">
                <text:p>205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954">
                <text:p>203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918">
                <text:p>192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120">
                <text:p>218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899">
                <text:p>201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533">
                <text:p>200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344">
                <text:p>136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032">
                <text:p>1380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40">
                <text:p>135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375">
                <text:p>137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7106">
                <text:p>137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390">
                <text:p>1373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371">
                <text:p>144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371">
                <text:p>139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2373">
                <text:p>142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806">
                <text:p>140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120">
                <text:p>140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317">
                <text:p>138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179">
                <text:p>139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766">
                <text:p>1387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2303">
                <text:p>1423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607">
                <text:p>1446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2193">
                <text:p>1421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290">
                <text:p>1382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320">
                <text:p>1403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980">
                <text:p>1409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9580">
                <text:p>1395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653">
                <text:p>1386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913">
                <text:p>1489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861">
                <text:p>1388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671">
                <text:p>1406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136">
                <text:p>138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015">
                <text:p>146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1374">
                <text:p>1413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1735">
                <text:p>141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105">
                <text:p>144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749">
                <text:p>1447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887">
                <text:p>141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871">
                <text:p>147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1441">
                <text:p>1414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3969">
                <text:p>1439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3225">
                <text:p>153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294">
                <text:p>1432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144">
                <text:p>1471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3682">
                <text:p>1436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2411">
                <text:p>1424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1946">
                <text:p>1419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3008">
                <text:p>143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844">
                <text:p>140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530">
                <text:p>1385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985">
                <text:p>147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119">
                <text:p>1421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7436">
                <text:p>1374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7932">
                <text:p>137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7320">
                <text:p>1373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1804">
                <text:p>141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105">
                <text:p>137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9039">
                <text:p>139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8125">
                <text:p>138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236">
                <text:p>144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2093">
                <text:p>1420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616">
                <text:p>1406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866">
                <text:p>1418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2945">
                <text:p>1429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192">
                <text:p>148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9109">
                <text:p>159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9957">
                <text:p>1399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156">
                <text:p>145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186">
                <text:p>1401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017">
                <text:p>144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3949">
                <text:p>143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9296">
                <text:p>139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2169">
                <text:p>1421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0804">
                <text:p>1408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8376">
                <text:p>1383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785">
                <text:p>139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9692">
                <text:p>1496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491">
                <text:p>1404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929">
                <text:p>1389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728">
                <text:p>1447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3936">
                <text:p>1439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1837">
                <text:p>1418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675">
                <text:p>1396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0652">
                <text:p>1406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038">
                <text:p>1440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753">
                <text:p>1427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812">
                <text:p>1418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2068">
                <text:p>1420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2448">
                <text:p>142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121">
                <text:p>141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1929">
                <text:p>1419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3457">
                <text:p>143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1248">
                <text:p>1412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220">
                <text:p>1472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2246">
                <text:p>142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5196">
                <text:p>1451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3598">
                <text:p>1435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2899">
                <text:p>1428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2667">
                <text:p>142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1443">
                <text:p>141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2950">
                <text:p>1429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1275">
                <text:p>1412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2571">
                <text:p>1425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311">
                <text:p>1443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1585">
                <text:p>1415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5513">
                <text:p>1455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1548">
                <text:p>141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1979">
                <text:p>1419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8986">
                <text:p>1489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2738">
                <text:p>142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120">
                <text:p>1401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2659">
                <text:p>1426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022">
                <text:p>1470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071">
                <text:p>1430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1376">
                <text:p>1413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9819">
                <text:p>1398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2195">
                <text:p>1421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523">
                <text:p>1385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683">
                <text:p>1446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712">
                <text:p>1467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3791">
                <text:p>1437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7508">
                <text:p>1875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677">
                <text:p>176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951">
                <text:p>1419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8359">
                <text:p>1383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460">
                <text:p>1394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8570">
                <text:p>1385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9551">
                <text:p>1395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0664">
                <text:p>1406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820">
                <text:p>1398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079">
                <text:p>1380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133">
                <text:p>139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725">
                <text:p>1407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609">
                <text:p>1366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742">
                <text:p>1397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278">
                <text:p>1392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6529">
                <text:p>1365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9403">
                <text:p>1394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908">
                <text:p>1429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2324">
                <text:p>1423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622">
                <text:p>146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266">
                <text:p>1462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286">
                <text:p>1432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4104">
                <text:p>1441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1148">
                <text:p>1411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5859">
                <text:p>1458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5453">
                <text:p>1454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804">
                <text:p>1438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0553">
                <text:p>1505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2654">
                <text:p>1426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4290">
                <text:p>1442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0252">
                <text:p>1502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8006">
                <text:p>1480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5957">
                <text:p>1459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2849">
                <text:p>1428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3582">
                <text:p>1435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0805">
                <text:p>1408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3690">
                <text:p>1436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1960">
                <text:p>1419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2725">
                <text:p>1427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2407">
                <text:p>1424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2772">
                <text:p>1427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677">
                <text:p>1476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9129">
                <text:p>1391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3421">
                <text:p>1434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0570">
                <text:p>1405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0364">
                <text:p>1403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5209">
                <text:p>1452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9522">
                <text:p>1395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1999">
                <text:p>1419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0234">
                <text:p>1402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5481">
                <text:p>1454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1125">
                <text:p>141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9108">
                <text:p>1391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3532">
                <text:p>1435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8576">
                <text:p>1485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2375">
                <text:p>142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8300">
                <text:p>1483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6211">
                <text:p>1462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5589">
                <text:p>1555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8246">
                <text:p>1482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4420">
                <text:p>1444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779">
                <text:p>1407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2228">
                <text:p>1422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1463">
                <text:p>1414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4732">
                <text:p>1447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2746">
                <text:p>1427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2300">
                <text:p>1423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5360">
                <text:p>1453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4050">
                <text:p>1440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3067">
                <text:p>1430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014">
                <text:p>1400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3126">
                <text:p>1431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1033">
                <text:p>1410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9510">
                <text:p>1395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8074">
                <text:p>1380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9048">
                <text:p>1390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0627">
                <text:p>1406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1772">
                <text:p>1417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8979">
                <text:p>1389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0818">
                <text:p>1408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5312">
                <text:p>1453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1650">
                <text:p>1416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2836">
                <text:p>1428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3082">
                <text:p>1430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1201">
                <text:p>1412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2715">
                <text:p>1427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1593">
                <text:p>1415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3605">
                <text:p>1536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6291">
                <text:p>1462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4031">
                <text:p>1440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192">
                <text:p>1451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6338">
                <text:p>1463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924">
                <text:p>1419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2798">
                <text:p>1427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2323">
                <text:p>1423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2153">
                <text:p>1421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529">
                <text:p>1455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0369">
                <text:p>1403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9330">
                <text:p>1393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6454">
                <text:p>1364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0060">
                <text:p>1400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2087">
                <text:p>1420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7954">
                <text:p>1379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8154">
                <text:p>1381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7880">
                <text:p>1378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6699">
                <text:p>1366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6760">
                <text:p>1367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9361">
                <text:p>1393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1531">
                <text:p>1615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8574">
                <text:p>1385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2102">
                <text:p>1421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0415">
                <text:p>1404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585">
                <text:p>1405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8824">
                <text:p>1488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7853">
                <text:p>1378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9621">
                <text:p>1396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4577">
                <text:p>1445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2547">
                <text:p>1425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8547">
                <text:p>1385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8149">
                <text:p>1381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8433">
                <text:p>1384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8886">
                <text:p>1388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8083">
                <text:p>1380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8981">
                <text:p>1389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9033">
                <text:p>1390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1228">
                <text:p>1412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0428">
                <text:p>1504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2493">
                <text:p>1424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8432">
                <text:p>1384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9262">
                <text:p>1392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5856">
                <text:p>1458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2026">
                <text:p>1520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3517">
                <text:p>1435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9106">
                <text:p>1391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8596">
                <text:p>1385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7182">
                <text:p>1371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7142">
                <text:p>1371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9619">
                <text:p>1396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951">
                <text:p>1409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9996">
                <text:p>1399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8959">
                <text:p>1389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0524">
                <text:p>1405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9221">
                <text:p>1392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8138">
                <text:p>1381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1504">
                <text:p>1415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0002">
                <text:p>1400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9007">
                <text:p>1390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276">
                <text:p>1372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228">
                <text:p>1382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767">
                <text:p>1387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160">
                <text:p>1391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0891">
                <text:p>1408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652">
                <text:p>1396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1080">
                <text:p>1410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8916">
                <text:p>1389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8900">
                <text:p>1389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9762">
                <text:p>1397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9448">
                <text:p>1394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709">
                <text:p>1407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9110">
                <text:p>1391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2761">
                <text:p>1427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0213">
                <text:p>1402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0287">
                <text:p>1402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0132">
                <text:p>1401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7821">
                <text:p>1378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7740">
                <text:p>13774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496">
                <text:p>1404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9283">
                <text:p>1392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0589">
                <text:p>1405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2180">
                <text:p>1421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5458">
                <text:p>1454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2965">
                <text:p>1429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3830">
                <text:p>14383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4153">
                <text:p>1441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1889">
                <text:p>1418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5861">
                <text:p>1458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1578">
                <text:p>1415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7944">
                <text:p>1379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0695">
                <text:p>1406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8552">
                <text:p>1385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0924">
                <text:p>1409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1647">
                <text:p>1416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3932">
                <text:p>1439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2642">
                <text:p>1426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9522">
                <text:p>1395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7520">
                <text:p>1375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8158">
                <text:p>1481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8961">
                <text:p>1389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8757">
                <text:p>1387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9591">
                <text:p>1395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1984">
                <text:p>1419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1910">
                <text:p>1419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4283">
                <text:p>1442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1710">
                <text:p>1417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7181">
                <text:p>1371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7971">
                <text:p>1379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7738">
                <text:p>1377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7845">
                <text:p>1378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6985">
                <text:p>1369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2358">
                <text:p>1423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5045">
                <text:p>1350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6476">
                <text:p>1364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6098">
                <text:p>1360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9160">
                <text:p>13916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1217">
                <text:p>1412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0156">
                <text:p>1401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9096">
                <text:p>1390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1987">
                <text:p>1419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9626">
                <text:p>1396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9778">
                <text:p>1397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7649">
                <text:p>1376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9097">
                <text:p>1390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6704">
                <text:p>136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7361">
                <text:p>1373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5693">
                <text:p>1356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6708">
                <text:p>1367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558">
                <text:p>1375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805">
                <text:p>1378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6813">
                <text:p>1368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3166">
                <text:p>1431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1065">
                <text:p>1410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8443">
                <text:p>1484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8391">
                <text:p>1483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0839">
                <text:p>1508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7303">
                <text:p>1473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6009">
                <text:p>1460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7584">
                <text:p>1475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5352">
                <text:p>1453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7835">
                <text:p>1478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6362">
                <text:p>1463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7770">
                <text:p>14777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7205">
                <text:p>1472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8854">
                <text:p>1488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549">
                <text:p>1475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973">
                <text:p>1469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6257">
                <text:p>1462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6523">
                <text:p>1465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7300">
                <text:p>1473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6064">
                <text:p>1460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8372">
                <text:p>1483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9798">
                <text:p>1497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7565">
                <text:p>1475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9018">
                <text:p>1490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5376">
                <text:p>1453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4860">
                <text:p>1448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4653">
                <text:p>1446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7723">
                <text:p>1977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1270">
                <text:p>2412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2129">
                <text:p>2421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9669">
                <text:p>2396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36085">
                <text:p>2360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4160">
                <text:p>2441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0706">
                <text:p>2407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7599">
                <text:p>2375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3224">
                <text:p>2332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2403">
                <text:p>2424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4743">
                <text:p>2447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9374">
                <text:p>2393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1712">
                <text:p>2417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4603">
                <text:p>2446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41824">
                <text:p>2418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8601">
                <text:p>2386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7685">
                <text:p>1876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2987">
                <text:p>1429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9825">
                <text:p>1398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9011">
                <text:p>1390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6156">
                <text:p>1461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6884">
                <text:p>1668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9900">
                <text:p>1399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9633">
                <text:p>1396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1026">
                <text:p>1410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2685">
                <text:p>1426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3932">
                <text:p>1439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6899">
                <text:p>1368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7689">
                <text:p>1376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8509">
                <text:p>1385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1309">
                <text:p>1413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9914">
                <text:p>1399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7776">
                <text:p>1377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1145">
                <text:p>1411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3674">
                <text:p>1436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1068">
                <text:p>1410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7172">
                <text:p>1371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7791">
                <text:p>1377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9080">
                <text:p>1390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1695">
                <text:p>1416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9152">
                <text:p>1391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9471">
                <text:p>1394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2376">
                <text:p>1423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7609">
                <text:p>1476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1358">
                <text:p>1513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0427">
                <text:p>1504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1705">
                <text:p>1517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7348">
                <text:p>1473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6850">
                <text:p>1468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4836">
                <text:p>1548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1691">
                <text:p>1516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5997">
                <text:p>1459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7498">
                <text:p>1474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7426">
                <text:p>1474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6582">
                <text:p>1465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6551">
                <text:p>1465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8392">
                <text:p>1483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0226">
                <text:p>1602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3662">
                <text:p>1536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1077">
                <text:p>1510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0573">
                <text:p>1505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4237">
                <text:p>1542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5908">
                <text:p>1559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5015">
                <text:p>1550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0534">
                <text:p>1505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0621">
                <text:p>1506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9517">
                <text:p>1495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0105">
                <text:p>1501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0553">
                <text:p>1405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8826">
                <text:p>1388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2733">
                <text:p>1427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3158">
                <text:p>1431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9376">
                <text:p>1393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0342">
                <text:p>1403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9304">
                <text:p>1393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0038">
                <text:p>1400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1843">
                <text:p>1418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9713">
                <text:p>1497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319">
                <text:p>1443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6602">
                <text:p>1466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1282">
                <text:p>1412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3423">
                <text:p>1434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2489">
                <text:p>1424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6601">
                <text:p>1466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0037">
                <text:p>1400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4807">
                <text:p>1448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0907">
                <text:p>1409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0611">
                <text:p>1406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2234">
                <text:p>1422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3384">
                <text:p>1433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3375">
                <text:p>1433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2970">
                <text:p>1429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6574">
                <text:p>1365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0875">
                <text:p>1508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4734">
                <text:p>1447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4398">
                <text:p>1443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1228">
                <text:p>1512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6772">
                <text:p>1467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633">
                <text:p>1456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7961">
                <text:p>1479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7295">
                <text:p>1472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3040">
                <text:p>15304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1035">
                <text:p>1510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689">
                <text:p>1496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4869">
                <text:p>1548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0331">
                <text:p>1503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0926">
                <text:p>1509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1476">
                <text:p>1514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6538">
                <text:p>1465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7422">
                <text:p>1474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4897">
                <text:p>1448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5024">
                <text:p>1450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6531">
                <text:p>1465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6218">
                <text:p>1462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1370">
                <text:p>15137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6496">
                <text:p>1464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7556">
                <text:p>1475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7039">
                <text:p>1470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1071">
                <text:p>1810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9714">
                <text:p>2397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3118">
                <text:p>2331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4098">
                <text:p>2440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1585">
                <text:p>2315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4709">
                <text:p>2347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0146">
                <text:p>2401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2680">
                <text:p>2326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